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56 pages" table:style-name="ta1">
        <table:shapes>
          <draw:frame draw:z-index="0" draw:style-name="gr1" draw:text-style-name="P1" svg:width="16in" svg:height="8in" svg:x="2.1575in" svg:y="0in">
            <draw:object draw:notify-on-update-of-ranges="'256 pages'.A2:'256 pages'.A257 '256 pages'.B1:'256 pages'.B1 '256 pages'.B2:'256 pages'.B25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Pages</text:p>
          </table:table-cell>
          <table:table-cell office:value-type="string" calcext:value-type="string">
            <text:p>Time (n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840866" calcext:value-type="float">
            <text:p>8.8408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416381" calcext:value-type="float">
            <text:p>8.4163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767495" calcext:value-type="float">
            <text:p>5.7674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258548" calcext:value-type="float">
            <text:p>7.2585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600819" calcext:value-type="float">
            <text:p>5.6008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.938349" calcext:value-type="float">
            <text:p>8.9383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329378" calcext:value-type="float">
            <text:p>12.3293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021929" calcext:value-type="float">
            <text:p>7.0219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931505" calcext:value-type="float">
            <text:p>5.9315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021513" calcext:value-type="float">
            <text:p>6.0215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.217017" calcext:value-type="float">
            <text:p>6.2170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375072" calcext:value-type="float">
            <text:p>6.3750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419498" calcext:value-type="float">
            <text:p>7.4194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236344" calcext:value-type="float">
            <text:p>7.2363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674058" calcext:value-type="float">
            <text:p>6.67405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305056" calcext:value-type="float">
            <text:p>6.3050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187967" calcext:value-type="float">
            <text:p>7.1879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4639" calcext:value-type="float">
            <text:p>6.463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173904" calcext:value-type="float">
            <text:p>7.1739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361113" calcext:value-type="float">
            <text:p>6.3611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093918" calcext:value-type="float">
            <text:p>7.0939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.402341" calcext:value-type="float">
            <text:p>6.4023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887973" calcext:value-type="float">
            <text:p>6.8879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913569" calcext:value-type="float">
            <text:p>6.91356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.349827" calcext:value-type="float">
            <text:p>6.34982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.352883" calcext:value-type="float">
            <text:p>6.3528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.610786" calcext:value-type="float">
            <text:p>7.61078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456402" calcext:value-type="float">
            <text:p>6.45640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.82776" calcext:value-type="float">
            <text:p>6.827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352871" calcext:value-type="float">
            <text:p>6.35287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850838" calcext:value-type="float">
            <text:p>6.8508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.428255" calcext:value-type="float">
            <text:p>6.4282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.326925" calcext:value-type="float">
            <text:p>7.3269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.374023" calcext:value-type="float">
            <text:p>6.37402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.66639" calcext:value-type="float">
            <text:p>7.666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739971" calcext:value-type="float">
            <text:p>6.73997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334086" calcext:value-type="float">
            <text:p>6.33408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.156605" calcext:value-type="float">
            <text:p>7.1566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.350854" calcext:value-type="float">
            <text:p>6.35085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.128994" calcext:value-type="float">
            <text:p>7.12899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.779012" calcext:value-type="float">
            <text:p>6.7790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.735408" calcext:value-type="float">
            <text:p>6.73540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928372" calcext:value-type="float">
            <text:p>6.92837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.190483" calcext:value-type="float">
            <text:p>7.19048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.673623" calcext:value-type="float">
            <text:p>7.67362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.020847" calcext:value-type="float">
            <text:p>7.02084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7.039151" calcext:value-type="float">
            <text:p>7.0391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.055851" calcext:value-type="float">
            <text:p>7.0558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7.587388" calcext:value-type="float">
            <text:p>7.5873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316567" calcext:value-type="float">
            <text:p>7.31656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.486893" calcext:value-type="float">
            <text:p>7.48689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.433561" calcext:value-type="float">
            <text:p>7.43356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.113932" calcext:value-type="float">
            <text:p>7.11393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.565233" calcext:value-type="float">
            <text:p>7.56523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.695738" calcext:value-type="float">
            <text:p>6.6957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7.233703" calcext:value-type="float">
            <text:p>7.23370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.404683" calcext:value-type="float">
            <text:p>7.40468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.932865" calcext:value-type="float">
            <text:p>6.93286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.010975" calcext:value-type="float">
            <text:p>7.0109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497023" calcext:value-type="float">
            <text:p>7.4970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99642" calcext:value-type="float">
            <text:p>6.9964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7.590673" calcext:value-type="float">
            <text:p>7.59067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.307832" calcext:value-type="float">
            <text:p>7.3078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.311899" calcext:value-type="float">
            <text:p>7.31189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.593111" calcext:value-type="float">
            <text:p>7.5931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.653764" calcext:value-type="float">
            <text:p>7.65376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.929481" calcext:value-type="float">
            <text:p>7.9294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.685047" calcext:value-type="float">
            <text:p>7.6850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.763869" calcext:value-type="float">
            <text:p>7.7638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.6079" calcext:value-type="float">
            <text:p>7.607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.67614" calcext:value-type="float">
            <text:p>7.6761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.752633" calcext:value-type="float">
            <text:p>7.7526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.736196" calcext:value-type="float">
            <text:p>7.73619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.585867" calcext:value-type="float">
            <text:p>7.58586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790972" calcext:value-type="float">
            <text:p>7.79097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.032942" calcext:value-type="float">
            <text:p>8.03294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.792364" calcext:value-type="float">
            <text:p>7.79236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.887811" calcext:value-type="float">
            <text:p>7.88781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7.710698" calcext:value-type="float">
            <text:p>7.7106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.166917" calcext:value-type="float">
            <text:p>8.1669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.809718" calcext:value-type="float">
            <text:p>7.8097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.43533" calcext:value-type="float">
            <text:p>8.4353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.840446" calcext:value-type="float">
            <text:p>7.84044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.016056" calcext:value-type="float">
            <text:p>8.01605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.010095" calcext:value-type="float">
            <text:p>8.01009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.205519" calcext:value-type="float">
            <text:p>8.20551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.174088" calcext:value-type="float">
            <text:p>8.17408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7.967897" calcext:value-type="float">
            <text:p>7.96789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8.050738" calcext:value-type="float">
            <text:p>8.05073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.973998" calcext:value-type="float">
            <text:p>7.97399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8.033663" calcext:value-type="float">
            <text:p>8.03366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8.261276" calcext:value-type="float">
            <text:p>8.26127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8.407302" calcext:value-type="float">
            <text:p>8.40730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8.155895" calcext:value-type="float">
            <text:p>8.15589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8.141305" calcext:value-type="float">
            <text:p>8.14130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8.302317" calcext:value-type="float">
            <text:p>8.30231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.054681" calcext:value-type="float">
            <text:p>8.05468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7.700418" calcext:value-type="float">
            <text:p>7.7004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.817964" calcext:value-type="float">
            <text:p>7.8179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995503" calcext:value-type="float">
            <text:p>7.99550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.088249" calcext:value-type="float">
            <text:p>8.08824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8.170453" calcext:value-type="float">
            <text:p>8.17045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7.927191" calcext:value-type="float">
            <text:p>7.92719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7.987109" calcext:value-type="float">
            <text:p>7.98710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8.097883" calcext:value-type="float">
            <text:p>8.09788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8.070615" calcext:value-type="float">
            <text:p>8.07061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.021114" calcext:value-type="float">
            <text:p>8.021114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8.288647" calcext:value-type="float">
            <text:p>8.28864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8.276646" calcext:value-type="float">
            <text:p>8.27664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8.035713" calcext:value-type="float">
            <text:p>8.0357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.094735" calcext:value-type="float">
            <text:p>8.09473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.092749" calcext:value-type="float">
            <text:p>8.09274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.194509" calcext:value-type="float">
            <text:p>8.194509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8.004805" calcext:value-type="float">
            <text:p>8.00480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049624" calcext:value-type="float">
            <text:p>8.04962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.047607" calcext:value-type="float">
            <text:p>8.04760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.153679" calcext:value-type="float">
            <text:p>8.15367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.153325" calcext:value-type="float">
            <text:p>8.15332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.175484" calcext:value-type="float">
            <text:p>8.17548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0855" calcext:value-type="float">
            <text:p>8.2085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.159784" calcext:value-type="float">
            <text:p>8.15978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.198946" calcext:value-type="float">
            <text:p>8.19894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.175551" calcext:value-type="float">
            <text:p>8.17555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.241807" calcext:value-type="float">
            <text:p>8.24180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.197945" calcext:value-type="float">
            <text:p>8.19794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.143456" calcext:value-type="float">
            <text:p>8.14345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.125608" calcext:value-type="float">
            <text:p>8.12560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.129696" calcext:value-type="float">
            <text:p>8.12969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.103438" calcext:value-type="float">
            <text:p>8.1034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.228771" calcext:value-type="float">
            <text:p>8.22877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.107311" calcext:value-type="float">
            <text:p>8.10731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.15582" calcext:value-type="float">
            <text:p>8.1558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.248409" calcext:value-type="float">
            <text:p>8.24840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.137582" calcext:value-type="float">
            <text:p>8.13758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.123853" calcext:value-type="float">
            <text:p>8.12385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.177386" calcext:value-type="float">
            <text:p>8.17738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.043541" calcext:value-type="float">
            <text:p>8.04354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.046268" calcext:value-type="float">
            <text:p>8.04626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.184904" calcext:value-type="float">
            <text:p>8.18490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.181688" calcext:value-type="float">
            <text:p>8.18168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.109578" calcext:value-type="float">
            <text:p>8.10957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.141435" calcext:value-type="float">
            <text:p>8.14143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.101213" calcext:value-type="float">
            <text:p>8.1012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.050625" calcext:value-type="float">
            <text:p>8.05062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.04257" calcext:value-type="float">
            <text:p>8.0425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.044769" calcext:value-type="float">
            <text:p>8.04476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.053016" calcext:value-type="float">
            <text:p>8.05301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.056704" calcext:value-type="float">
            <text:p>8.05670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.157861" calcext:value-type="float">
            <text:p>8.1578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.205194" calcext:value-type="float">
            <text:p>8.20519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.240622" calcext:value-type="float">
            <text:p>8.24062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.088178" calcext:value-type="float">
            <text:p>8.08817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.112376" calcext:value-type="float">
            <text:p>8.11237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.14103" calcext:value-type="float">
            <text:p>8.1410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.073291" calcext:value-type="float">
            <text:p>8.07329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.198523" calcext:value-type="float">
            <text:p>8.19852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.124862" calcext:value-type="float">
            <text:p>8.12486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.104697" calcext:value-type="float">
            <text:p>8.10469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.106402" calcext:value-type="float">
            <text:p>8.10640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.100994" calcext:value-type="float">
            <text:p>8.10099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.099583" calcext:value-type="float">
            <text:p>8.09958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.109177" calcext:value-type="float">
            <text:p>8.10917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.086418" calcext:value-type="float">
            <text:p>8.0864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.137538" calcext:value-type="float">
            <text:p>8.13753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.17792" calcext:value-type="float">
            <text:p>8.1779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.10437" calcext:value-type="float">
            <text:p>8.1043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.103052" calcext:value-type="float">
            <text:p>8.103052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.133541" calcext:value-type="float">
            <text:p>8.13354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.234668" calcext:value-type="float">
            <text:p>8.23466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.060962" calcext:value-type="float">
            <text:p>8.06096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.120673" calcext:value-type="float">
            <text:p>8.12067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.169312" calcext:value-type="float">
            <text:p>8.16931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.073116" calcext:value-type="float">
            <text:p>8.07311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.126691" calcext:value-type="float">
            <text:p>8.12669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.09715" calcext:value-type="float">
            <text:p>8.0971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8.063459" calcext:value-type="float">
            <text:p>8.06345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.079523" calcext:value-type="float">
            <text:p>8.07952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8.119276" calcext:value-type="float">
            <text:p>8.11927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8.106354" calcext:value-type="float">
            <text:p>8.10635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8.172817" calcext:value-type="float">
            <text:p>8.17281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.076513" calcext:value-type="float">
            <text:p>8.07651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8.082052" calcext:value-type="float">
            <text:p>8.08205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.076128" calcext:value-type="float">
            <text:p>8.07612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8.149401" calcext:value-type="float">
            <text:p>8.14940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.1232" calcext:value-type="float">
            <text:p>8.123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.098754" calcext:value-type="float">
            <text:p>8.09875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.073145" calcext:value-type="float">
            <text:p>8.073145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8.083341" calcext:value-type="float">
            <text:p>8.08334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.114967" calcext:value-type="float">
            <text:p>8.11496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8.148159" calcext:value-type="float">
            <text:p>8.148159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.153472" calcext:value-type="float">
            <text:p>8.15347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.187479" calcext:value-type="float">
            <text:p>8.18747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.207463" calcext:value-type="float">
            <text:p>8.20746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8.125117" calcext:value-type="float">
            <text:p>8.12511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.07071" calcext:value-type="float">
            <text:p>8.0707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8.062119" calcext:value-type="float">
            <text:p>8.06211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.063601" calcext:value-type="float">
            <text:p>8.06360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8.063288" calcext:value-type="float">
            <text:p>8.06328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.06701" calcext:value-type="float">
            <text:p>8.0670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.143452" calcext:value-type="float">
            <text:p>8.14345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.091717" calcext:value-type="float">
            <text:p>8.09171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.084575" calcext:value-type="float">
            <text:p>8.08457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.141028" calcext:value-type="float">
            <text:p>8.14102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8.070718" calcext:value-type="float">
            <text:p>8.07071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.183676" calcext:value-type="float">
            <text:p>8.18367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.116288" calcext:value-type="float">
            <text:p>8.11628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.113103" calcext:value-type="float">
            <text:p>8.113103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8.150798" calcext:value-type="float">
            <text:p>8.15079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.071184" calcext:value-type="float">
            <text:p>8.07118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.08486" calcext:value-type="float">
            <text:p>8.0848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.086348" calcext:value-type="float">
            <text:p>8.08634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8.079974" calcext:value-type="float">
            <text:p>8.07997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.076355" calcext:value-type="float">
            <text:p>8.07635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8.070173" calcext:value-type="float">
            <text:p>8.07017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.122567" calcext:value-type="float">
            <text:p>8.12256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8.075284" calcext:value-type="float">
            <text:p>8.07528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.061081" calcext:value-type="float">
            <text:p>8.061081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8.060356" calcext:value-type="float">
            <text:p>8.06035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.072797" calcext:value-type="float">
            <text:p>8.07279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.065418" calcext:value-type="float">
            <text:p>8.06541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.082186" calcext:value-type="float">
            <text:p>8.082186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8.059698" calcext:value-type="float">
            <text:p>8.05969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.125694" calcext:value-type="float">
            <text:p>8.12569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.159778" calcext:value-type="float">
            <text:p>8.15977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.119405" calcext:value-type="float">
            <text:p>8.11940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8.07701" calcext:value-type="float">
            <text:p>8.0770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.06538" calcext:value-type="float">
            <text:p>8.0653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8.116427" calcext:value-type="float">
            <text:p>8.11642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.065039" calcext:value-type="float">
            <text:p>8.065039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8.077967" calcext:value-type="float">
            <text:p>8.07796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.097764" calcext:value-type="float">
            <text:p>8.09776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8.086829" calcext:value-type="float">
            <text:p>8.086829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.087049" calcext:value-type="float">
            <text:p>8.08704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.086786" calcext:value-type="float">
            <text:p>8.08678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.115325" calcext:value-type="float">
            <text:p>8.11532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.143508" calcext:value-type="float">
            <text:p>8.14350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.078109" calcext:value-type="float">
            <text:p>8.07810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.086385" calcext:value-type="float">
            <text:p>8.086385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.093883" calcext:value-type="float">
            <text:p>8.09388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083042" calcext:value-type="float">
            <text:p>8.08304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.086085" calcext:value-type="float">
            <text:p>8.086085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.083154" calcext:value-type="float">
            <text:p>8.08315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.090008" calcext:value-type="float">
            <text:p>8.09000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.088112" calcext:value-type="float">
            <text:p>8.08811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.085609" calcext:value-type="float">
            <text:p>8.08560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.093679" calcext:value-type="float">
            <text:p>8.093679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.088445" calcext:value-type="float">
            <text:p>8.088445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.088092" calcext:value-type="float">
            <text:p>8.08809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.090781" calcext:value-type="float">
            <text:p>8.09078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087478" calcext:value-type="float">
            <text:p>8.08747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.085674" calcext:value-type="float">
            <text:p>8.08567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.092251" calcext:value-type="float">
            <text:p>8.09225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4.35303" calcext:value-type="float">
            <text:p>24.35303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.088459" calcext:value-type="float">
            <text:p>8.08845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.09979" calcext:value-type="float">
            <text:p>8.0997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.152827" calcext:value-type="float">
            <text:p>8.152827</text:p>
          </table:table-cell>
        </table:table-row>
        <table:table-row table:style-name="ro1" table:number-rows-repeated="104831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2048 pages" table:style-name="ta1">
        <table:shapes>
          <draw:frame draw:z-index="0" draw:style-name="gr1" draw:text-style-name="P1" svg:width="16in" svg:height="8in" svg:x="2.1654in" svg:y="0in">
            <draw:object draw:notify-on-update-of-ranges="'2048 pages'.A2:'2048 pages'.A1025 '2048 pages'.B1:'2048 pages'.B1 '2048 pages'.B2:'2048 pages'.B10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Pages</text:p>
          </table:table-cell>
          <table:table-cell office:value-type="string" calcext:value-type="string">
            <text:p>Time (n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55464" calcext:value-type="float">
            <text:p>6.554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.88386" calcext:value-type="float">
            <text:p>5.883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418006" calcext:value-type="float">
            <text:p>5.418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305691" calcext:value-type="float">
            <text:p>5.3056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003573" calcext:value-type="float">
            <text:p>7.0035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899371" calcext:value-type="float">
            <text:p>7.8993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364138" calcext:value-type="float">
            <text:p>6.3641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532863" calcext:value-type="float">
            <text:p>6.5328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447165" calcext:value-type="float">
            <text:p>6.4471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239035" calcext:value-type="float">
            <text:p>7.23903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518299" calcext:value-type="float">
            <text:p>6.51829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.56689" calcext:value-type="float">
            <text:p>9.566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.288588" calcext:value-type="float">
            <text:p>9.28858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.698169" calcext:value-type="float">
            <text:p>8.6981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.199862" calcext:value-type="float">
            <text:p>8.19986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.315217" calcext:value-type="float">
            <text:p>8.31521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.397678" calcext:value-type="float">
            <text:p>7.39767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.30978" calcext:value-type="float">
            <text:p>9.3097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.346379" calcext:value-type="float">
            <text:p>6.3463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.180445" calcext:value-type="float">
            <text:p>9.1804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.970905" calcext:value-type="float">
            <text:p>6.97090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.873095" calcext:value-type="float">
            <text:p>6.87309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.178887" calcext:value-type="float">
            <text:p>7.17888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.42893" calcext:value-type="float">
            <text:p>9.4289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541496" calcext:value-type="float">
            <text:p>8.5414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8.607975" calcext:value-type="float">
            <text:p>8.60797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.563622" calcext:value-type="float">
            <text:p>7.5636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7.377926" calcext:value-type="float">
            <text:p>7.3779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7.115214" calcext:value-type="float">
            <text:p>7.11521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.855945" calcext:value-type="float">
            <text:p>7.85594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.263361" calcext:value-type="float">
            <text:p>7.26336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7.592586" calcext:value-type="float">
            <text:p>7.59258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7.686468" calcext:value-type="float">
            <text:p>7.68646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.287157" calcext:value-type="float">
            <text:p>9.28715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.68928" calcext:value-type="float">
            <text:p>7.6892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.429466" calcext:value-type="float">
            <text:p>7.42946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.683595" calcext:value-type="float">
            <text:p>7.68359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.944145" calcext:value-type="float">
            <text:p>7.9441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.537726" calcext:value-type="float">
            <text:p>7.53772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.015886" calcext:value-type="float">
            <text:p>9.01588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.618964" calcext:value-type="float">
            <text:p>7.61896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7.650374" calcext:value-type="float">
            <text:p>7.65037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.863099" calcext:value-type="float">
            <text:p>7.86309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7.867967" calcext:value-type="float">
            <text:p>7.86796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7.714999" calcext:value-type="float">
            <text:p>7.71499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7.854183" calcext:value-type="float">
            <text:p>7.85418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7.902434" calcext:value-type="float">
            <text:p>7.90243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7.833054" calcext:value-type="float">
            <text:p>7.83305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8.372766" calcext:value-type="float">
            <text:p>8.3727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.947757" calcext:value-type="float">
            <text:p>7.94775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23.668734" calcext:value-type="float">
            <text:p>23.66873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8.138599" calcext:value-type="float">
            <text:p>8.138599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.998234" calcext:value-type="float">
            <text:p>7.99823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8.976736" calcext:value-type="float">
            <text:p>8.97673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7.916135" calcext:value-type="float">
            <text:p>7.91613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8.045056" calcext:value-type="float">
            <text:p>8.04505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8.063612" calcext:value-type="float">
            <text:p>8.06361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8.110751" calcext:value-type="float">
            <text:p>8.11075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.189357" calcext:value-type="float">
            <text:p>8.18935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.063836" calcext:value-type="float">
            <text:p>8.06383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.089073" calcext:value-type="float">
            <text:p>8.08907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.064036" calcext:value-type="float">
            <text:p>8.06403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.093165" calcext:value-type="float">
            <text:p>8.09316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.146438" calcext:value-type="float">
            <text:p>8.14643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.05603" calcext:value-type="float">
            <text:p>8.0560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.054944" calcext:value-type="float">
            <text:p>8.05494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.069278" calcext:value-type="float">
            <text:p>8.06927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.4056" calcext:value-type="float">
            <text:p>8.405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.119529" calcext:value-type="float">
            <text:p>8.11952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.068902" calcext:value-type="float">
            <text:p>8.06890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.069636" calcext:value-type="float">
            <text:p>8.06963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.132194" calcext:value-type="float">
            <text:p>8.13219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.813435" calcext:value-type="float">
            <text:p>8.81343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.120391" calcext:value-type="float">
            <text:p>8.12039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.043416" calcext:value-type="float">
            <text:p>8.0434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.064747" calcext:value-type="float">
            <text:p>8.06474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.134475" calcext:value-type="float">
            <text:p>8.13447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.077319" calcext:value-type="float">
            <text:p>8.07731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.068411" calcext:value-type="float">
            <text:p>8.06841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.688464" calcext:value-type="float">
            <text:p>8.68846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.142877" calcext:value-type="float">
            <text:p>8.14287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.074865" calcext:value-type="float">
            <text:p>8.07486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.794432" calcext:value-type="float">
            <text:p>8.79443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.130221" calcext:value-type="float">
            <text:p>8.13022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.095698" calcext:value-type="float">
            <text:p>8.09569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.091008" calcext:value-type="float">
            <text:p>8.09100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.735931" calcext:value-type="float">
            <text:p>8.73593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.153419" calcext:value-type="float">
            <text:p>8.15341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8.083447" calcext:value-type="float">
            <text:p>8.08344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.611836" calcext:value-type="float">
            <text:p>9.61183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8.135156" calcext:value-type="float">
            <text:p>8.13515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.101986" calcext:value-type="float">
            <text:p>8.10198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8.223723" calcext:value-type="float">
            <text:p>8.22372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8.803024" calcext:value-type="float">
            <text:p>8.803024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.103657" calcext:value-type="float">
            <text:p>8.10365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8.252869" calcext:value-type="float">
            <text:p>8.252869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8.150366" calcext:value-type="float">
            <text:p>8.15036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8.089554" calcext:value-type="float">
            <text:p>8.08955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8.144021" calcext:value-type="float">
            <text:p>8.14402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.128798" calcext:value-type="float">
            <text:p>8.12879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.080823" calcext:value-type="float">
            <text:p>8.08082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8.091151" calcext:value-type="float">
            <text:p>8.091151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8.121903" calcext:value-type="float">
            <text:p>8.121903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8.079501" calcext:value-type="float">
            <text:p>8.079501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8.099761" calcext:value-type="float">
            <text:p>8.099761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8.131018" calcext:value-type="float">
            <text:p>8.13101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8.103218" calcext:value-type="float">
            <text:p>8.10321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8.107514" calcext:value-type="float">
            <text:p>8.10751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8.136369" calcext:value-type="float">
            <text:p>8.13636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8.105445" calcext:value-type="float">
            <text:p>8.10544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8.091851" calcext:value-type="float">
            <text:p>8.091851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8.125499" calcext:value-type="float">
            <text:p>8.12549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8.096836" calcext:value-type="float">
            <text:p>8.09683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.111045" calcext:value-type="float">
            <text:p>8.11104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8.122638" calcext:value-type="float">
            <text:p>8.12263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8.090513" calcext:value-type="float">
            <text:p>8.09051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8.655983" calcext:value-type="float">
            <text:p>8.655983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.173839" calcext:value-type="float">
            <text:p>8.17383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.384899" calcext:value-type="float">
            <text:p>8.384899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2.332123" calcext:value-type="float">
            <text:p>22.332123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.560271" calcext:value-type="float">
            <text:p>8.56027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.489672" calcext:value-type="float">
            <text:p>8.489672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.151345" calcext:value-type="float">
            <text:p>8.15134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.592764" calcext:value-type="float">
            <text:p>8.59276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.137935" calcext:value-type="float">
            <text:p>8.13793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.160998" calcext:value-type="float">
            <text:p>8.16099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.17168" calcext:value-type="float">
            <text:p>8.1716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.572719" calcext:value-type="float">
            <text:p>8.572719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.111023" calcext:value-type="float">
            <text:p>8.111023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.025179" calcext:value-type="float">
            <text:p>8.02517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.120627" calcext:value-type="float">
            <text:p>8.12062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.13123" calcext:value-type="float">
            <text:p>8.13123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.158695" calcext:value-type="float">
            <text:p>8.15869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.117046" calcext:value-type="float">
            <text:p>8.11704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.171542" calcext:value-type="float">
            <text:p>8.17154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.130617" calcext:value-type="float">
            <text:p>8.130617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.15133" calcext:value-type="float">
            <text:p>8.1513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.11764" calcext:value-type="float">
            <text:p>8.1176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.181124" calcext:value-type="float">
            <text:p>8.18112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.151764" calcext:value-type="float">
            <text:p>8.15176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.152876" calcext:value-type="float">
            <text:p>8.152876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.186989" calcext:value-type="float">
            <text:p>8.18698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.500298" calcext:value-type="float">
            <text:p>8.500298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.158038" calcext:value-type="float">
            <text:p>8.15803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.115128" calcext:value-type="float">
            <text:p>8.11512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.454715" calcext:value-type="float">
            <text:p>8.45471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.113505" calcext:value-type="float">
            <text:p>8.11350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.199851" calcext:value-type="float">
            <text:p>8.199851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.133145" calcext:value-type="float">
            <text:p>8.13314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.183222" calcext:value-type="float">
            <text:p>8.18322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.144131" calcext:value-type="float">
            <text:p>8.144131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.705501" calcext:value-type="float">
            <text:p>8.70550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.275837" calcext:value-type="float">
            <text:p>8.275837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.289605" calcext:value-type="float">
            <text:p>8.28960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.684002" calcext:value-type="float">
            <text:p>8.68400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.51076" calcext:value-type="float">
            <text:p>8.5107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.006268" calcext:value-type="float">
            <text:p>9.00626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.698339" calcext:value-type="float">
            <text:p>8.69833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.773007" calcext:value-type="float">
            <text:p>8.77300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.408517" calcext:value-type="float">
            <text:p>8.40851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.388586" calcext:value-type="float">
            <text:p>8.38858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9.120861" calcext:value-type="float">
            <text:p>9.12086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.725154" calcext:value-type="float">
            <text:p>8.72515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.641921" calcext:value-type="float">
            <text:p>8.64192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.9441" calcext:value-type="float">
            <text:p>8.944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.479946" calcext:value-type="float">
            <text:p>8.47994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.877275" calcext:value-type="float">
            <text:p>8.87727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.527217" calcext:value-type="float">
            <text:p>8.52721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.361658" calcext:value-type="float">
            <text:p>8.36165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.122189" calcext:value-type="float">
            <text:p>8.12218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.118217" calcext:value-type="float">
            <text:p>8.118217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.513607" calcext:value-type="float">
            <text:p>8.51360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.114124" calcext:value-type="float">
            <text:p>8.11412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.460502" calcext:value-type="float">
            <text:p>8.46050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.827202" calcext:value-type="float">
            <text:p>8.82720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.290731" calcext:value-type="float">
            <text:p>8.29073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.43365" calcext:value-type="float">
            <text:p>8.4336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.902998" calcext:value-type="float">
            <text:p>8.90299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.541455" calcext:value-type="float">
            <text:p>8.54145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.775541" calcext:value-type="float">
            <text:p>8.775541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.87084" calcext:value-type="float">
            <text:p>8.87084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8.528085" calcext:value-type="float">
            <text:p>8.52808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8.144817" calcext:value-type="float">
            <text:p>8.14481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8.129385" calcext:value-type="float">
            <text:p>8.12938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8.109664" calcext:value-type="float">
            <text:p>8.10966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8.554299" calcext:value-type="float">
            <text:p>8.55429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8.434647" calcext:value-type="float">
            <text:p>8.43464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8.783842" calcext:value-type="float">
            <text:p>8.78384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8.848683" calcext:value-type="float">
            <text:p>8.84868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8.285794" calcext:value-type="float">
            <text:p>8.28579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8.598333" calcext:value-type="float">
            <text:p>8.59833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8.111788" calcext:value-type="float">
            <text:p>8.11178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8.127464" calcext:value-type="float">
            <text:p>8.12746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8.401221" calcext:value-type="float">
            <text:p>8.40122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.137806" calcext:value-type="float">
            <text:p>8.137806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8.127754" calcext:value-type="float">
            <text:p>8.12775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8.395024" calcext:value-type="float">
            <text:p>8.39502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8.119233" calcext:value-type="float">
            <text:p>8.11923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8.138695" calcext:value-type="float">
            <text:p>8.13869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.102481" calcext:value-type="float">
            <text:p>8.10248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.109638" calcext:value-type="float">
            <text:p>8.10963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.166934" calcext:value-type="float">
            <text:p>8.16693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.122449" calcext:value-type="float">
            <text:p>8.122449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.094645" calcext:value-type="float">
            <text:p>8.09464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8.373158" calcext:value-type="float">
            <text:p>8.37315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.115577" calcext:value-type="float">
            <text:p>8.11557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.097799" calcext:value-type="float">
            <text:p>8.097799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.132762" calcext:value-type="float">
            <text:p>8.13276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8.124485" calcext:value-type="float">
            <text:p>8.12448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.135289" calcext:value-type="float">
            <text:p>8.13528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.127184" calcext:value-type="float">
            <text:p>8.127184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.118651" calcext:value-type="float">
            <text:p>8.118651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.162252" calcext:value-type="float">
            <text:p>8.16225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7.935178" calcext:value-type="float">
            <text:p>7.93517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8.368045" calcext:value-type="float">
            <text:p>8.368045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.160089" calcext:value-type="float">
            <text:p>8.160089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.109322" calcext:value-type="float">
            <text:p>8.10932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.122362" calcext:value-type="float">
            <text:p>8.12236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.144969" calcext:value-type="float">
            <text:p>8.144969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.109707" calcext:value-type="float">
            <text:p>8.10970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.098743" calcext:value-type="float">
            <text:p>8.098743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8.12471" calcext:value-type="float">
            <text:p>8.12471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.11654" calcext:value-type="float">
            <text:p>8.1165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8.098554" calcext:value-type="float">
            <text:p>8.098554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8.137393" calcext:value-type="float">
            <text:p>8.13739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8.110733" calcext:value-type="float">
            <text:p>8.110733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8.136528" calcext:value-type="float">
            <text:p>8.13652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8.095819" calcext:value-type="float">
            <text:p>8.095819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.118466" calcext:value-type="float">
            <text:p>8.11846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8.12016" calcext:value-type="float">
            <text:p>8.12016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8.123289" calcext:value-type="float">
            <text:p>8.12328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8.103116" calcext:value-type="float">
            <text:p>8.103116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8.232812" calcext:value-type="float">
            <text:p>8.23281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8.17362" calcext:value-type="float">
            <text:p>8.1736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8.146113" calcext:value-type="float">
            <text:p>8.146113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8.098691" calcext:value-type="float">
            <text:p>8.098691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8.368017" calcext:value-type="float">
            <text:p>8.36801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8.146445" calcext:value-type="float">
            <text:p>8.14644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8.129275" calcext:value-type="float">
            <text:p>8.12927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8.16888" calcext:value-type="float">
            <text:p>8.1688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8.306428" calcext:value-type="float">
            <text:p>8.30642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8.116318" calcext:value-type="float">
            <text:p>8.11631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8.135605" calcext:value-type="float">
            <text:p>8.13560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8.144493" calcext:value-type="float">
            <text:p>8.14449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8.131153" calcext:value-type="float">
            <text:p>8.13115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8.113371" calcext:value-type="float">
            <text:p>8.11337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8.163161" calcext:value-type="float">
            <text:p>8.16316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8.154284" calcext:value-type="float">
            <text:p>8.15428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8.11222" calcext:value-type="float">
            <text:p>8.11222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8.154864" calcext:value-type="float">
            <text:p>8.15486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8.089777" calcext:value-type="float">
            <text:p>8.089777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8.107664" calcext:value-type="float">
            <text:p>8.10766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8.153655" calcext:value-type="float">
            <text:p>8.15365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8.138564" calcext:value-type="float">
            <text:p>8.13856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8.339454" calcext:value-type="float">
            <text:p>8.33945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8.045198" calcext:value-type="float">
            <text:p>8.04519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8.068214" calcext:value-type="float">
            <text:p>8.06821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8.050893" calcext:value-type="float">
            <text:p>8.05089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8.065276" calcext:value-type="float">
            <text:p>8.065276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8.110578" calcext:value-type="float">
            <text:p>8.110578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8.061639" calcext:value-type="float">
            <text:p>8.06163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8.073099" calcext:value-type="float">
            <text:p>8.07309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8.210537" calcext:value-type="float">
            <text:p>8.21053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8.08971" calcext:value-type="float">
            <text:p>8.0897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8.055838" calcext:value-type="float">
            <text:p>8.05583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8.050699" calcext:value-type="float">
            <text:p>8.050699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8.066876" calcext:value-type="float">
            <text:p>8.066876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8.256506" calcext:value-type="float">
            <text:p>8.256506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8.099147" calcext:value-type="float">
            <text:p>8.09914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8.029006" calcext:value-type="float">
            <text:p>8.02900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8.232605" calcext:value-type="float">
            <text:p>8.232605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8.069788" calcext:value-type="float">
            <text:p>8.069788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8.223791" calcext:value-type="float">
            <text:p>8.22379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8.072827" calcext:value-type="float">
            <text:p>8.07282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8.046179" calcext:value-type="float">
            <text:p>8.046179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8.094974" calcext:value-type="float">
            <text:p>8.094974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8.244305" calcext:value-type="float">
            <text:p>8.244305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8.061237" calcext:value-type="float">
            <text:p>8.061237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8.011499" calcext:value-type="float">
            <text:p>8.01149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8.105129" calcext:value-type="float">
            <text:p>8.10512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8.054397" calcext:value-type="float">
            <text:p>8.054397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8.251134" calcext:value-type="float">
            <text:p>8.251134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8.059227" calcext:value-type="float">
            <text:p>8.05922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8.235485" calcext:value-type="float">
            <text:p>8.235485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8.276532" calcext:value-type="float">
            <text:p>8.27653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8.050762" calcext:value-type="float">
            <text:p>8.050762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8.06212" calcext:value-type="float">
            <text:p>8.0621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8.420469" calcext:value-type="float">
            <text:p>8.42046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8.250408" calcext:value-type="float">
            <text:p>8.250408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8.261251" calcext:value-type="float">
            <text:p>8.26125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8.486838" calcext:value-type="float">
            <text:p>8.48683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8.043441" calcext:value-type="float">
            <text:p>8.04344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8.15849" calcext:value-type="float">
            <text:p>8.15849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8.035523" calcext:value-type="float">
            <text:p>8.03552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8.227411" calcext:value-type="float">
            <text:p>8.22741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8.027157" calcext:value-type="float">
            <text:p>8.027157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8.079325" calcext:value-type="float">
            <text:p>8.079325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8.204177" calcext:value-type="float">
            <text:p>8.20417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8.051994" calcext:value-type="float">
            <text:p>8.05199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8.074061" calcext:value-type="float">
            <text:p>8.07406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8.058358" calcext:value-type="float">
            <text:p>8.05835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8.0463" calcext:value-type="float">
            <text:p>8.046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8.200242" calcext:value-type="float">
            <text:p>8.200242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8.049404" calcext:value-type="float">
            <text:p>8.049404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8.203958" calcext:value-type="float">
            <text:p>8.20395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8.045315" calcext:value-type="float">
            <text:p>8.04531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8.059349" calcext:value-type="float">
            <text:p>8.059349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8.072598" calcext:value-type="float">
            <text:p>8.07259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8.068451" calcext:value-type="float">
            <text:p>8.06845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8.046083" calcext:value-type="float">
            <text:p>8.04608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8.052143" calcext:value-type="float">
            <text:p>8.05214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8.065835" calcext:value-type="float">
            <text:p>8.065835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8.059968" calcext:value-type="float">
            <text:p>8.05996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.043174" calcext:value-type="float">
            <text:p>8.04317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8.071844" calcext:value-type="float">
            <text:p>8.071844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8.043223" calcext:value-type="float">
            <text:p>8.043223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8.050975" calcext:value-type="float">
            <text:p>8.05097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8.04868" calcext:value-type="float">
            <text:p>8.0486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8.054802" calcext:value-type="float">
            <text:p>8.054802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8.12" calcext:value-type="float">
            <text:p>8.1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8.352392" calcext:value-type="float">
            <text:p>8.35239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8.059743" calcext:value-type="float">
            <text:p>8.059743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8.057367" calcext:value-type="float">
            <text:p>8.057367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8.222674" calcext:value-type="float">
            <text:p>8.22267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8.077133" calcext:value-type="float">
            <text:p>8.077133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8.223186" calcext:value-type="float">
            <text:p>8.223186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8.222303" calcext:value-type="float">
            <text:p>8.22230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8.306322" calcext:value-type="float">
            <text:p>8.306322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8.174615" calcext:value-type="float">
            <text:p>8.174615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8.07632" calcext:value-type="float">
            <text:p>8.0763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8.059428" calcext:value-type="float">
            <text:p>8.05942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8.083921" calcext:value-type="float">
            <text:p>8.08392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8.048447" calcext:value-type="float">
            <text:p>8.04844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8.016724" calcext:value-type="float">
            <text:p>8.016724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8.052746" calcext:value-type="float">
            <text:p>8.052746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8.055613" calcext:value-type="float">
            <text:p>8.05561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8.048229" calcext:value-type="float">
            <text:p>8.048229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8.07055" calcext:value-type="float">
            <text:p>8.0705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8.214043" calcext:value-type="float">
            <text:p>8.214043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8.093885" calcext:value-type="float">
            <text:p>8.093885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8.233843" calcext:value-type="float">
            <text:p>8.23384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8.054362" calcext:value-type="float">
            <text:p>8.05436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8.097891" calcext:value-type="float">
            <text:p>8.09789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8.051476" calcext:value-type="float">
            <text:p>8.05147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8.226835" calcext:value-type="float">
            <text:p>8.22683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8.074705" calcext:value-type="float">
            <text:p>8.074705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8.066054" calcext:value-type="float">
            <text:p>8.06605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8.07712" calcext:value-type="float">
            <text:p>8.0771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8.216786" calcext:value-type="float">
            <text:p>8.21678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8.075664" calcext:value-type="float">
            <text:p>8.07566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8.059416" calcext:value-type="float">
            <text:p>8.05941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8.231853" calcext:value-type="float">
            <text:p>8.231853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8.063699" calcext:value-type="float">
            <text:p>8.063699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8.079952" calcext:value-type="float">
            <text:p>8.079952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8.068396" calcext:value-type="float">
            <text:p>8.06839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8.059325" calcext:value-type="float">
            <text:p>8.05932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8.920673" calcext:value-type="float">
            <text:p>8.920673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8.207503" calcext:value-type="float">
            <text:p>8.207503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8.096966" calcext:value-type="float">
            <text:p>8.09696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8.065979" calcext:value-type="float">
            <text:p>8.06597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8.084465" calcext:value-type="float">
            <text:p>8.08446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8.067999" calcext:value-type="float">
            <text:p>8.06799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8.213716" calcext:value-type="float">
            <text:p>8.21371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8.078755" calcext:value-type="float">
            <text:p>8.07875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8.048734" calcext:value-type="float">
            <text:p>8.04873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8.33094" calcext:value-type="float">
            <text:p>8.3309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8.111664" calcext:value-type="float">
            <text:p>8.111664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8.063857" calcext:value-type="float">
            <text:p>8.063857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8.239674" calcext:value-type="float">
            <text:p>8.239674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.092353" calcext:value-type="float">
            <text:p>8.092353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8.086063" calcext:value-type="float">
            <text:p>8.08606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.219013" calcext:value-type="float">
            <text:p>8.219013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8.078399" calcext:value-type="float">
            <text:p>8.07839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.098162" calcext:value-type="float">
            <text:p>8.09816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8.076484" calcext:value-type="float">
            <text:p>8.076484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8.090848" calcext:value-type="float">
            <text:p>8.09084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8.075547" calcext:value-type="float">
            <text:p>8.07554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8.087324" calcext:value-type="float">
            <text:p>8.087324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8.06675" calcext:value-type="float">
            <text:p>8.06675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8.099031" calcext:value-type="float">
            <text:p>8.099031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8.062541" calcext:value-type="float">
            <text:p>8.06254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8.077102" calcext:value-type="float">
            <text:p>8.07710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8.202528" calcext:value-type="float">
            <text:p>8.202528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8.087318" calcext:value-type="float">
            <text:p>8.087318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8.212686" calcext:value-type="float">
            <text:p>8.21268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8.206035" calcext:value-type="float">
            <text:p>8.206035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8.119811" calcext:value-type="float">
            <text:p>8.119811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8.088289" calcext:value-type="float">
            <text:p>8.088289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8.071069" calcext:value-type="float">
            <text:p>8.071069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8.077873" calcext:value-type="float">
            <text:p>8.077873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8.206309" calcext:value-type="float">
            <text:p>8.20630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8.154306" calcext:value-type="float">
            <text:p>8.154306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.088255" calcext:value-type="float">
            <text:p>8.088255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8.082376" calcext:value-type="float">
            <text:p>8.082376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8.074871" calcext:value-type="float">
            <text:p>8.07487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8.082694" calcext:value-type="float">
            <text:p>8.082694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8.070993" calcext:value-type="float">
            <text:p>8.070993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8.073658" calcext:value-type="float">
            <text:p>8.07365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8.301393" calcext:value-type="float">
            <text:p>8.30139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8.082309" calcext:value-type="float">
            <text:p>8.082309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.193109" calcext:value-type="float">
            <text:p>8.193109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8.236372" calcext:value-type="float">
            <text:p>8.236372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8.066029" calcext:value-type="float">
            <text:p>8.066029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8.208429" calcext:value-type="float">
            <text:p>8.208429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8.088106" calcext:value-type="float">
            <text:p>8.088106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8.204036" calcext:value-type="float">
            <text:p>8.204036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8.066915" calcext:value-type="float">
            <text:p>8.066915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8.10226" calcext:value-type="float">
            <text:p>8.1022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.08085" calcext:value-type="float">
            <text:p>8.08085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8.088343" calcext:value-type="float">
            <text:p>8.08834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3.358074" calcext:value-type="float">
            <text:p>23.358074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.090736" calcext:value-type="float">
            <text:p>8.09073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.086328" calcext:value-type="float">
            <text:p>8.08632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8.103283" calcext:value-type="float">
            <text:p>8.10328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.084288" calcext:value-type="float">
            <text:p>8.08428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8.094139" calcext:value-type="float">
            <text:p>8.094139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8.083375" calcext:value-type="float">
            <text:p>8.083375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8.088356" calcext:value-type="float">
            <text:p>8.088356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8.066693" calcext:value-type="float">
            <text:p>8.06669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8.070348" calcext:value-type="float">
            <text:p>8.070348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8.233356" calcext:value-type="float">
            <text:p>8.233356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8.074721" calcext:value-type="float">
            <text:p>8.07472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8.198666" calcext:value-type="float">
            <text:p>8.19866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8.212642" calcext:value-type="float">
            <text:p>8.21264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.061435" calcext:value-type="float">
            <text:p>8.061435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8.079674" calcext:value-type="float">
            <text:p>8.079674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8.111043" calcext:value-type="float">
            <text:p>8.11104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8.143302" calcext:value-type="float">
            <text:p>8.143302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8.068642" calcext:value-type="float">
            <text:p>8.06864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8.111577" calcext:value-type="float">
            <text:p>8.111577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8.087306" calcext:value-type="float">
            <text:p>8.08730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8.086764" calcext:value-type="float">
            <text:p>8.08676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8.088871" calcext:value-type="float">
            <text:p>8.088871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8.082723" calcext:value-type="float">
            <text:p>8.08272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8.17189" calcext:value-type="float">
            <text:p>8.17189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8.201224" calcext:value-type="float">
            <text:p>8.20122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8.104732" calcext:value-type="float">
            <text:p>8.10473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.095924" calcext:value-type="float">
            <text:p>8.09592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8.089085" calcext:value-type="float">
            <text:p>8.089085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8.088163" calcext:value-type="float">
            <text:p>8.08816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8.077451" calcext:value-type="float">
            <text:p>8.077451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8.19683" calcext:value-type="float">
            <text:p>8.19683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8.069569" calcext:value-type="float">
            <text:p>8.069569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8.209423" calcext:value-type="float">
            <text:p>8.20942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8.187593" calcext:value-type="float">
            <text:p>8.187593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8.08182" calcext:value-type="float">
            <text:p>8.08182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8.189927" calcext:value-type="float">
            <text:p>8.18992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8.201238" calcext:value-type="float">
            <text:p>8.20123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8.071852" calcext:value-type="float">
            <text:p>8.071852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8.183161" calcext:value-type="float">
            <text:p>8.183161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8.261552" calcext:value-type="float">
            <text:p>8.261552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8.077979" calcext:value-type="float">
            <text:p>8.077979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8.199003" calcext:value-type="float">
            <text:p>8.199003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8.073193" calcext:value-type="float">
            <text:p>8.07319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8.218265" calcext:value-type="float">
            <text:p>8.218265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8.238882" calcext:value-type="float">
            <text:p>8.238882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8.240043" calcext:value-type="float">
            <text:p>8.24004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8.076502" calcext:value-type="float">
            <text:p>8.07650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8.202795" calcext:value-type="float">
            <text:p>8.202795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8.085483" calcext:value-type="float">
            <text:p>8.08548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8.096824" calcext:value-type="float">
            <text:p>8.09682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8.069364" calcext:value-type="float">
            <text:p>8.069364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8.090521" calcext:value-type="float">
            <text:p>8.090521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8.078076" calcext:value-type="float">
            <text:p>8.078076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8.094511" calcext:value-type="float">
            <text:p>8.094511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8.076011" calcext:value-type="float">
            <text:p>8.07601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8.198981" calcext:value-type="float">
            <text:p>8.198981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8.080436" calcext:value-type="float">
            <text:p>8.08043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8.331366" calcext:value-type="float">
            <text:p>8.33136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8.090084" calcext:value-type="float">
            <text:p>8.09008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8.087867" calcext:value-type="float">
            <text:p>8.08786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8.079487" calcext:value-type="float">
            <text:p>8.07948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8.196797" calcext:value-type="float">
            <text:p>8.19679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8.10433" calcext:value-type="float">
            <text:p>8.1043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8.08652" calcext:value-type="float">
            <text:p>8.0865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8.078424" calcext:value-type="float">
            <text:p>8.07842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8.082884" calcext:value-type="float">
            <text:p>8.08288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8.179527" calcext:value-type="float">
            <text:p>8.17952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8.08194" calcext:value-type="float">
            <text:p>8.0819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8.186643" calcext:value-type="float">
            <text:p>8.18664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8.143055" calcext:value-type="float">
            <text:p>8.14305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8.761554" calcext:value-type="float">
            <text:p>8.76155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8.092602" calcext:value-type="float">
            <text:p>8.092602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8.113821" calcext:value-type="float">
            <text:p>8.11382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8.343637" calcext:value-type="float">
            <text:p>8.343637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8.065488" calcext:value-type="float">
            <text:p>8.06548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8.075845" calcext:value-type="float">
            <text:p>8.07584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8.331144" calcext:value-type="float">
            <text:p>8.331144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8.367479" calcext:value-type="float">
            <text:p>8.36747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8.164237" calcext:value-type="float">
            <text:p>8.164237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8.096583" calcext:value-type="float">
            <text:p>8.09658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8.101805" calcext:value-type="float">
            <text:p>8.101805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8.126381" calcext:value-type="float">
            <text:p>8.12638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8.104453" calcext:value-type="float">
            <text:p>8.10445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8.098576" calcext:value-type="float">
            <text:p>8.098576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8.102506" calcext:value-type="float">
            <text:p>8.102506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8.095857" calcext:value-type="float">
            <text:p>8.09585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8.09225" calcext:value-type="float">
            <text:p>8.0922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8.085545" calcext:value-type="float">
            <text:p>8.085545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8.098409" calcext:value-type="float">
            <text:p>8.098409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8.325079" calcext:value-type="float">
            <text:p>8.325079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8.196508" calcext:value-type="float">
            <text:p>8.196508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8.347648" calcext:value-type="float">
            <text:p>8.347648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8.191202" calcext:value-type="float">
            <text:p>8.191202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8.085323" calcext:value-type="float">
            <text:p>8.085323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8.188864" calcext:value-type="float">
            <text:p>8.188864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8.081829" calcext:value-type="float">
            <text:p>8.081829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8.195042" calcext:value-type="float">
            <text:p>8.195042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8.113608" calcext:value-type="float">
            <text:p>8.113608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8.184094" calcext:value-type="float">
            <text:p>8.184094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8.080885" calcext:value-type="float">
            <text:p>8.080885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8.073777" calcext:value-type="float">
            <text:p>8.07377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8.058247" calcext:value-type="float">
            <text:p>8.058247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8.240231" calcext:value-type="float">
            <text:p>8.240231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8.06114" calcext:value-type="float">
            <text:p>8.06114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8.14892" calcext:value-type="float">
            <text:p>8.14892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8.06115" calcext:value-type="float">
            <text:p>8.06115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8.070011" calcext:value-type="float">
            <text:p>8.070011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8.08604" calcext:value-type="float">
            <text:p>8.08604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8.040005" calcext:value-type="float">
            <text:p>8.040005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7.994067" calcext:value-type="float">
            <text:p>7.994067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8.210247" calcext:value-type="float">
            <text:p>8.210247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8.067031" calcext:value-type="float">
            <text:p>8.067031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8.158236" calcext:value-type="float">
            <text:p>8.158236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8.05706" calcext:value-type="float">
            <text:p>8.05706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8.175201" calcext:value-type="float">
            <text:p>8.175201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8.059589" calcext:value-type="float">
            <text:p>8.059589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8.082056" calcext:value-type="float">
            <text:p>8.082056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8.136374" calcext:value-type="float">
            <text:p>8.136374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8.166669" calcext:value-type="float">
            <text:p>8.166669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8.048591" calcext:value-type="float">
            <text:p>8.048591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8.047894" calcext:value-type="float">
            <text:p>8.047894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8.040605" calcext:value-type="float">
            <text:p>8.040605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8.044459" calcext:value-type="float">
            <text:p>8.044459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8.150308" calcext:value-type="float">
            <text:p>8.150308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8.196057" calcext:value-type="float">
            <text:p>8.196057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8.079284" calcext:value-type="float">
            <text:p>8.079284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8.056798" calcext:value-type="float">
            <text:p>8.056798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8.075787" calcext:value-type="float">
            <text:p>8.075787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8.0441" calcext:value-type="float">
            <text:p>8.0441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8.051634" calcext:value-type="float">
            <text:p>8.051634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8.05993" calcext:value-type="float">
            <text:p>8.05993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8.154957" calcext:value-type="float">
            <text:p>8.154957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8.150871" calcext:value-type="float">
            <text:p>8.150871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8.051634" calcext:value-type="float">
            <text:p>8.051634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8.04763" calcext:value-type="float">
            <text:p>8.04763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8.128874" calcext:value-type="float">
            <text:p>8.128874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8.056103" calcext:value-type="float">
            <text:p>8.056103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8.143542" calcext:value-type="float">
            <text:p>8.143542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8.140248" calcext:value-type="float">
            <text:p>8.14024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8.042748" calcext:value-type="float">
            <text:p>8.042748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8.049162" calcext:value-type="float">
            <text:p>8.049162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8.146181" calcext:value-type="float">
            <text:p>8.146181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8.12856" calcext:value-type="float">
            <text:p>8.12856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8.103679" calcext:value-type="float">
            <text:p>8.103679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8.040397" calcext:value-type="float">
            <text:p>8.040397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8.04418" calcext:value-type="float">
            <text:p>8.04418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8.050405" calcext:value-type="float">
            <text:p>8.050405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8.057884" calcext:value-type="float">
            <text:p>8.057884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8.05584" calcext:value-type="float">
            <text:p>8.0558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8.090188" calcext:value-type="float">
            <text:p>8.090188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8.12805" calcext:value-type="float">
            <text:p>8.12805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8.158118" calcext:value-type="float">
            <text:p>8.158118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8.052401" calcext:value-type="float">
            <text:p>8.052401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8.084093" calcext:value-type="float">
            <text:p>8.084093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8.148036" calcext:value-type="float">
            <text:p>8.148036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8.068164" calcext:value-type="float">
            <text:p>8.068164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8.073182" calcext:value-type="float">
            <text:p>8.073182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8.052067" calcext:value-type="float">
            <text:p>8.052067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8.053374" calcext:value-type="float">
            <text:p>8.053374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8.067389" calcext:value-type="float">
            <text:p>8.067389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8.041442" calcext:value-type="float">
            <text:p>8.041442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8.058934" calcext:value-type="float">
            <text:p>8.058934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8.060855" calcext:value-type="float">
            <text:p>8.060855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8.055812" calcext:value-type="float">
            <text:p>8.05581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8.068356" calcext:value-type="float">
            <text:p>8.068356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8.069503" calcext:value-type="float">
            <text:p>8.069503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22.606076" calcext:value-type="float">
            <text:p>22.606076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8.062566" calcext:value-type="float">
            <text:p>8.062566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8.062933" calcext:value-type="float">
            <text:p>8.062933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8.047472" calcext:value-type="float">
            <text:p>8.047472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8.058629" calcext:value-type="float">
            <text:p>8.058629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8.059964" calcext:value-type="float">
            <text:p>8.059964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8.059728" calcext:value-type="float">
            <text:p>8.059728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8.061873" calcext:value-type="float">
            <text:p>8.061873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8.058319" calcext:value-type="float">
            <text:p>8.058319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8.061212" calcext:value-type="float">
            <text:p>8.06121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8.055422" calcext:value-type="float">
            <text:p>8.055422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8.055798" calcext:value-type="float">
            <text:p>8.055798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8.060085" calcext:value-type="float">
            <text:p>8.060085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8.064759" calcext:value-type="float">
            <text:p>8.064759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8.063945" calcext:value-type="float">
            <text:p>8.063945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8.138597" calcext:value-type="float">
            <text:p>8.138597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8.067613" calcext:value-type="float">
            <text:p>8.067613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8.062448" calcext:value-type="float">
            <text:p>8.062448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8.069585" calcext:value-type="float">
            <text:p>8.069585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8.068458" calcext:value-type="float">
            <text:p>8.068458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8.086151" calcext:value-type="float">
            <text:p>8.086151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8.07582" calcext:value-type="float">
            <text:p>8.07582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8.077181" calcext:value-type="float">
            <text:p>8.077181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8.053564" calcext:value-type="float">
            <text:p>8.053564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8.051689" calcext:value-type="float">
            <text:p>8.051689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8.132676" calcext:value-type="float">
            <text:p>8.132676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8.059302" calcext:value-type="float">
            <text:p>8.059302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8.073957" calcext:value-type="float">
            <text:p>8.073957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8.067558" calcext:value-type="float">
            <text:p>8.067558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8.066325" calcext:value-type="float">
            <text:p>8.066325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8.060309" calcext:value-type="float">
            <text:p>8.060309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8.072024" calcext:value-type="float">
            <text:p>8.072024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8.065217" calcext:value-type="float">
            <text:p>8.065217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8.07359" calcext:value-type="float">
            <text:p>8.07359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8.065826" calcext:value-type="float">
            <text:p>8.065826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8.157084" calcext:value-type="float">
            <text:p>8.157084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8.074479" calcext:value-type="float">
            <text:p>8.074479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8.073505" calcext:value-type="float">
            <text:p>8.073505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8.065069" calcext:value-type="float">
            <text:p>8.065069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8.063117" calcext:value-type="float">
            <text:p>8.063117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8.11453" calcext:value-type="float">
            <text:p>8.11453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8.059411" calcext:value-type="float">
            <text:p>8.059411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8.072348" calcext:value-type="float">
            <text:p>8.072348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8.084571" calcext:value-type="float">
            <text:p>8.084571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8.183397" calcext:value-type="float">
            <text:p>8.183397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8.072127" calcext:value-type="float">
            <text:p>8.072127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8.05514" calcext:value-type="float">
            <text:p>8.05514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8.256606" calcext:value-type="float">
            <text:p>8.256606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8.06476" calcext:value-type="float">
            <text:p>8.06476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8.156897" calcext:value-type="float">
            <text:p>8.156897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8.075884" calcext:value-type="float">
            <text:p>8.075884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8.080928" calcext:value-type="float">
            <text:p>8.080928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8.073118" calcext:value-type="float">
            <text:p>8.073118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8.108856" calcext:value-type="float">
            <text:p>8.108856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8.197262" calcext:value-type="float">
            <text:p>8.197262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8.08466" calcext:value-type="float">
            <text:p>8.08466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8.082822" calcext:value-type="float">
            <text:p>8.082822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8.080377" calcext:value-type="float">
            <text:p>8.080377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8.060421" calcext:value-type="float">
            <text:p>8.060421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8.072522" calcext:value-type="float">
            <text:p>8.072522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8.100616" calcext:value-type="float">
            <text:p>8.100616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8.157436" calcext:value-type="float">
            <text:p>8.157436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8.144756" calcext:value-type="float">
            <text:p>8.144756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8.070731" calcext:value-type="float">
            <text:p>8.070731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8.058008" calcext:value-type="float">
            <text:p>8.058008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8.134211" calcext:value-type="float">
            <text:p>8.134211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8.145552" calcext:value-type="float">
            <text:p>8.145552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8.096408" calcext:value-type="float">
            <text:p>8.096408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8.084875" calcext:value-type="float">
            <text:p>8.084875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8.078283" calcext:value-type="float">
            <text:p>8.078283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8.074888" calcext:value-type="float">
            <text:p>8.074888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8.077184" calcext:value-type="float">
            <text:p>8.077184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8.082677" calcext:value-type="float">
            <text:p>8.082677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8.075574" calcext:value-type="float">
            <text:p>8.075574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8.061494" calcext:value-type="float">
            <text:p>8.061494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8.065106" calcext:value-type="float">
            <text:p>8.065106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8.066276" calcext:value-type="float">
            <text:p>8.066276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8.070366" calcext:value-type="float">
            <text:p>8.070366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8.070293" calcext:value-type="float">
            <text:p>8.070293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8.062455" calcext:value-type="float">
            <text:p>8.062455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8.076432" calcext:value-type="float">
            <text:p>8.076432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8.067762" calcext:value-type="float">
            <text:p>8.067762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8.064784" calcext:value-type="float">
            <text:p>8.064784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8.069509" calcext:value-type="float">
            <text:p>8.069509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8.0719" calcext:value-type="float">
            <text:p>8.0719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8.141782" calcext:value-type="float">
            <text:p>8.141782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8.065508" calcext:value-type="float">
            <text:p>8.065508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8.060991" calcext:value-type="float">
            <text:p>8.060991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8.071383" calcext:value-type="float">
            <text:p>8.071383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8.067549" calcext:value-type="float">
            <text:p>8.067549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8.061929" calcext:value-type="float">
            <text:p>8.061929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8.070065" calcext:value-type="float">
            <text:p>8.070065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8.083878" calcext:value-type="float">
            <text:p>8.083878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8.071115" calcext:value-type="float">
            <text:p>8.071115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8.082492" calcext:value-type="float">
            <text:p>8.082492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8.05964" calcext:value-type="float">
            <text:p>8.05964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8.06054" calcext:value-type="float">
            <text:p>8.06054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8.199207" calcext:value-type="float">
            <text:p>8.199207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8.075541" calcext:value-type="float">
            <text:p>8.075541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8.06325" calcext:value-type="float">
            <text:p>8.06325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8.073424" calcext:value-type="float">
            <text:p>8.073424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8.327224" calcext:value-type="float">
            <text:p>8.327224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8.253745" calcext:value-type="float">
            <text:p>8.253745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8.267695" calcext:value-type="float">
            <text:p>8.267695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8.228866" calcext:value-type="float">
            <text:p>8.228866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8.075739" calcext:value-type="float">
            <text:p>8.075739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8.280042" calcext:value-type="float">
            <text:p>8.280042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8.193244" calcext:value-type="float">
            <text:p>8.193244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8.092942" calcext:value-type="float">
            <text:p>8.092942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8.080886" calcext:value-type="float">
            <text:p>8.080886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8.130637" calcext:value-type="float">
            <text:p>8.130637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8.062932" calcext:value-type="float">
            <text:p>8.062932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8.277183" calcext:value-type="float">
            <text:p>8.277183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8.469784" calcext:value-type="float">
            <text:p>8.469784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8.259432" calcext:value-type="float">
            <text:p>8.259432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8.385692" calcext:value-type="float">
            <text:p>8.385692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8.679984" calcext:value-type="float">
            <text:p>8.679984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8.164313" calcext:value-type="float">
            <text:p>8.164313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8.371503" calcext:value-type="float">
            <text:p>8.371503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8.257078" calcext:value-type="float">
            <text:p>8.257078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8.261762" calcext:value-type="float">
            <text:p>8.261762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8.286688" calcext:value-type="float">
            <text:p>8.286688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8.138322" calcext:value-type="float">
            <text:p>8.138322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8.096732" calcext:value-type="float">
            <text:p>8.096732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8.560556" calcext:value-type="float">
            <text:p>8.560556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8.324814" calcext:value-type="float">
            <text:p>8.324814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8.092152" calcext:value-type="float">
            <text:p>8.092152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8.08336" calcext:value-type="float">
            <text:p>8.08336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8.427166" calcext:value-type="float">
            <text:p>8.427166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8.2701" calcext:value-type="float">
            <text:p>8.2701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8.445982" calcext:value-type="float">
            <text:p>8.445982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8.26238" calcext:value-type="float">
            <text:p>8.26238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8.112211" calcext:value-type="float">
            <text:p>8.112211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8.534256" calcext:value-type="float">
            <text:p>8.534256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8.327013" calcext:value-type="float">
            <text:p>8.327013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8.098562" calcext:value-type="float">
            <text:p>8.098562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8.261943" calcext:value-type="float">
            <text:p>8.261943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8.257101" calcext:value-type="float">
            <text:p>8.257101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8.274507" calcext:value-type="float">
            <text:p>8.274507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8.895003" calcext:value-type="float">
            <text:p>8.895003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8.525243" calcext:value-type="float">
            <text:p>8.525243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8.602609" calcext:value-type="float">
            <text:p>8.602609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8.088823" calcext:value-type="float">
            <text:p>8.088823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8.591949" calcext:value-type="float">
            <text:p>8.591949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8.460539" calcext:value-type="float">
            <text:p>8.460539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8.71666" calcext:value-type="float">
            <text:p>8.71666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8.60132" calcext:value-type="float">
            <text:p>8.60132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8.576152" calcext:value-type="float">
            <text:p>8.576152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8.482066" calcext:value-type="float">
            <text:p>8.482066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8.623195" calcext:value-type="float">
            <text:p>8.623195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8.5752" calcext:value-type="float">
            <text:p>8.5752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8.721268" calcext:value-type="float">
            <text:p>8.721268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8.607973" calcext:value-type="float">
            <text:p>8.607973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8.560254" calcext:value-type="float">
            <text:p>8.560254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8.746391" calcext:value-type="float">
            <text:p>8.746391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8.579811" calcext:value-type="float">
            <text:p>8.579811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8.419759" calcext:value-type="float">
            <text:p>8.419759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8.435406" calcext:value-type="float">
            <text:p>8.435406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8.678824" calcext:value-type="float">
            <text:p>8.678824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8.270881" calcext:value-type="float">
            <text:p>8.270881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8.257962" calcext:value-type="float">
            <text:p>8.257962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8.076575" calcext:value-type="float">
            <text:p>8.076575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8.615994" calcext:value-type="float">
            <text:p>8.615994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8.273635" calcext:value-type="float">
            <text:p>8.273635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8.140081" calcext:value-type="float">
            <text:p>8.140081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8.275306" calcext:value-type="float">
            <text:p>8.275306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8.139521" calcext:value-type="float">
            <text:p>8.139521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8.268835" calcext:value-type="float">
            <text:p>8.268835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8.256297" calcext:value-type="float">
            <text:p>8.256297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8.249462" calcext:value-type="float">
            <text:p>8.249462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8.246854" calcext:value-type="float">
            <text:p>8.246854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8.519218" calcext:value-type="float">
            <text:p>8.519218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8.083975" calcext:value-type="float">
            <text:p>8.083975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8.412184" calcext:value-type="float">
            <text:p>8.412184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8.601376" calcext:value-type="float">
            <text:p>8.601376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8.089168" calcext:value-type="float">
            <text:p>8.089168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8.08372" calcext:value-type="float">
            <text:p>8.08372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8.752904" calcext:value-type="float">
            <text:p>8.752904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8.521607" calcext:value-type="float">
            <text:p>8.521607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8.698546" calcext:value-type="float">
            <text:p>8.698546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8.677485" calcext:value-type="float">
            <text:p>8.677485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8.724597" calcext:value-type="float">
            <text:p>8.724597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8.667607" calcext:value-type="float">
            <text:p>8.667607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9.222176" calcext:value-type="float">
            <text:p>9.222176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9.259613" calcext:value-type="float">
            <text:p>9.259613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9.16682" calcext:value-type="float">
            <text:p>9.16682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9.167606" calcext:value-type="float">
            <text:p>9.167606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9.334019" calcext:value-type="float">
            <text:p>9.334019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9.332229" calcext:value-type="float">
            <text:p>9.332229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8.475274" calcext:value-type="float">
            <text:p>8.475274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8.053159" calcext:value-type="float">
            <text:p>8.053159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8.12564" calcext:value-type="float">
            <text:p>8.12564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8.074062" calcext:value-type="float">
            <text:p>8.074062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8.059197" calcext:value-type="float">
            <text:p>8.059197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8.09361" calcext:value-type="float">
            <text:p>8.09361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8.059652" calcext:value-type="float">
            <text:p>8.059652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8.068311" calcext:value-type="float">
            <text:p>8.068311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8.076298" calcext:value-type="float">
            <text:p>8.076298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8.053468" calcext:value-type="float">
            <text:p>8.053468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8.079338" calcext:value-type="float">
            <text:p>8.079338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8.064723" calcext:value-type="float">
            <text:p>8.064723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8.062932" calcext:value-type="float">
            <text:p>8.062932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8.061848" calcext:value-type="float">
            <text:p>8.061848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8.069846" calcext:value-type="float">
            <text:p>8.069846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8.077588" calcext:value-type="float">
            <text:p>8.077588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8.078729" calcext:value-type="float">
            <text:p>8.078729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8.048859" calcext:value-type="float">
            <text:p>8.048859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8.068568" calcext:value-type="float">
            <text:p>8.068568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8.044067" calcext:value-type="float">
            <text:p>8.044067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8.075954" calcext:value-type="float">
            <text:p>8.075954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8.041756" calcext:value-type="float">
            <text:p>8.041756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8.083314" calcext:value-type="float">
            <text:p>8.083314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8.054725" calcext:value-type="float">
            <text:p>8.054725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8.066994" calcext:value-type="float">
            <text:p>8.066994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8.059449" calcext:value-type="float">
            <text:p>8.059449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8.063379" calcext:value-type="float">
            <text:p>8.063379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8.07102" calcext:value-type="float">
            <text:p>8.07102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8.143457" calcext:value-type="float">
            <text:p>8.143457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8.11841" calcext:value-type="float">
            <text:p>8.11841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8.092814" calcext:value-type="float">
            <text:p>8.092814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8.068084" calcext:value-type="float">
            <text:p>8.068084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8.07845" calcext:value-type="float">
            <text:p>8.07845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8.078353" calcext:value-type="float">
            <text:p>8.078353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8.067073" calcext:value-type="float">
            <text:p>8.067073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8.054098" calcext:value-type="float">
            <text:p>8.054098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8.065608" calcext:value-type="float">
            <text:p>8.065608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8.058827" calcext:value-type="float">
            <text:p>8.058827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8.064317" calcext:value-type="float">
            <text:p>8.064317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8.06061" calcext:value-type="float">
            <text:p>8.06061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8.046857" calcext:value-type="float">
            <text:p>8.046857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8.071977" calcext:value-type="float">
            <text:p>8.071977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8.056747" calcext:value-type="float">
            <text:p>8.056747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8.05589" calcext:value-type="float">
            <text:p>8.05589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8.0599" calcext:value-type="float">
            <text:p>8.0599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8.05905" calcext:value-type="float">
            <text:p>8.05905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8.067589" calcext:value-type="float">
            <text:p>8.067589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8.065588" calcext:value-type="float">
            <text:p>8.065588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8.065932" calcext:value-type="float">
            <text:p>8.065932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8.062691" calcext:value-type="float">
            <text:p>8.062691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8.066892" calcext:value-type="float">
            <text:p>8.066892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8.064959" calcext:value-type="float">
            <text:p>8.064959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8.099255" calcext:value-type="float">
            <text:p>8.099255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8.061632" calcext:value-type="float">
            <text:p>8.061632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8.079261" calcext:value-type="float">
            <text:p>8.079261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8.063259" calcext:value-type="float">
            <text:p>8.063259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8.207495" calcext:value-type="float">
            <text:p>8.207495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8.063957" calcext:value-type="float">
            <text:p>8.063957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8.063071" calcext:value-type="float">
            <text:p>8.063071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8.070149" calcext:value-type="float">
            <text:p>8.070149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8.104616" calcext:value-type="float">
            <text:p>8.104616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8.092962" calcext:value-type="float">
            <text:p>8.092962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8.080084" calcext:value-type="float">
            <text:p>8.080084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8.068638" calcext:value-type="float">
            <text:p>8.068638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8.211217" calcext:value-type="float">
            <text:p>8.211217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8.101621" calcext:value-type="float">
            <text:p>8.101621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8.08481" calcext:value-type="float">
            <text:p>8.08481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8.134642" calcext:value-type="float">
            <text:p>8.134642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8.084092" calcext:value-type="float">
            <text:p>8.084092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8.070302" calcext:value-type="float">
            <text:p>8.070302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8.281433" calcext:value-type="float">
            <text:p>8.281433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8.108973" calcext:value-type="float">
            <text:p>8.108973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8.075057" calcext:value-type="float">
            <text:p>8.075057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8.130846" calcext:value-type="float">
            <text:p>8.130846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8.077656" calcext:value-type="float">
            <text:p>8.077656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8.061008" calcext:value-type="float">
            <text:p>8.061008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8.123874" calcext:value-type="float">
            <text:p>8.123874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8.270039" calcext:value-type="float">
            <text:p>8.270039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8.197874" calcext:value-type="float">
            <text:p>8.197874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8.419526" calcext:value-type="float">
            <text:p>8.419526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8.126474" calcext:value-type="float">
            <text:p>8.126474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8.402439" calcext:value-type="float">
            <text:p>8.402439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8.217786" calcext:value-type="float">
            <text:p>8.217786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8.256028" calcext:value-type="float">
            <text:p>8.256028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8.446421" calcext:value-type="float">
            <text:p>8.446421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8.231817" calcext:value-type="float">
            <text:p>8.231817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8.412746" calcext:value-type="float">
            <text:p>8.412746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8.451415" calcext:value-type="float">
            <text:p>8.451415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8.364604" calcext:value-type="float">
            <text:p>8.364604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8.327226" calcext:value-type="float">
            <text:p>8.327226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8.066754" calcext:value-type="float">
            <text:p>8.066754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8.875312" calcext:value-type="float">
            <text:p>8.875312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8.588451" calcext:value-type="float">
            <text:p>8.588451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8.758816" calcext:value-type="float">
            <text:p>8.758816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8.813837" calcext:value-type="float">
            <text:p>8.813837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8.485123" calcext:value-type="float">
            <text:p>8.485123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8.740878" calcext:value-type="float">
            <text:p>8.740878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8.922589" calcext:value-type="float">
            <text:p>8.922589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8.285286" calcext:value-type="float">
            <text:p>8.285286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8.357491" calcext:value-type="float">
            <text:p>8.357491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8.64688" calcext:value-type="float">
            <text:p>8.64688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8.615101" calcext:value-type="float">
            <text:p>8.615101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8.561137" calcext:value-type="float">
            <text:p>8.561137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8.724457" calcext:value-type="float">
            <text:p>8.724457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8.41564" calcext:value-type="float">
            <text:p>8.41564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8.365615" calcext:value-type="float">
            <text:p>8.365615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8.670757" calcext:value-type="float">
            <text:p>8.670757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8.533861" calcext:value-type="float">
            <text:p>8.533861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8.584969" calcext:value-type="float">
            <text:p>8.584969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8.535458" calcext:value-type="float">
            <text:p>8.535458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8.501332" calcext:value-type="float">
            <text:p>8.501332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8.566423" calcext:value-type="float">
            <text:p>8.566423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8.542257" calcext:value-type="float">
            <text:p>8.542257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8.708597" calcext:value-type="float">
            <text:p>8.708597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8.836459" calcext:value-type="float">
            <text:p>8.836459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8.922481" calcext:value-type="float">
            <text:p>8.922481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9.162349" calcext:value-type="float">
            <text:p>9.162349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8.807911" calcext:value-type="float">
            <text:p>8.807911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8.805284" calcext:value-type="float">
            <text:p>8.805284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8.908969" calcext:value-type="float">
            <text:p>8.908969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9.251662" calcext:value-type="float">
            <text:p>9.251662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9.014263" calcext:value-type="float">
            <text:p>9.014263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9.117886" calcext:value-type="float">
            <text:p>9.117886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8.704757" calcext:value-type="float">
            <text:p>8.704757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8.77523" calcext:value-type="float">
            <text:p>8.77523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9.200147" calcext:value-type="float">
            <text:p>9.200147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9.193518" calcext:value-type="float">
            <text:p>9.193518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8.689392" calcext:value-type="float">
            <text:p>8.689392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9.399636" calcext:value-type="float">
            <text:p>9.399636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9.279843" calcext:value-type="float">
            <text:p>9.279843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9.305599" calcext:value-type="float">
            <text:p>9.305599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8.999809" calcext:value-type="float">
            <text:p>8.999809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8.703785" calcext:value-type="float">
            <text:p>8.703785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8.712049" calcext:value-type="float">
            <text:p>8.712049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8.659046" calcext:value-type="float">
            <text:p>8.659046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9.047465" calcext:value-type="float">
            <text:p>9.047465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8.658247" calcext:value-type="float">
            <text:p>8.658247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9.062525" calcext:value-type="float">
            <text:p>9.062525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9.34787" calcext:value-type="float">
            <text:p>9.34787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10.078898" calcext:value-type="float">
            <text:p>10.078898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10.846064" calcext:value-type="float">
            <text:p>10.846064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10.631781" calcext:value-type="float">
            <text:p>10.631781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11.469727" calcext:value-type="float">
            <text:p>11.469727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0.368163" calcext:value-type="float">
            <text:p>10.368163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10.700444" calcext:value-type="float">
            <text:p>10.700444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9.963075" calcext:value-type="float">
            <text:p>9.963075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9.301662" calcext:value-type="float">
            <text:p>9.301662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26.844219" calcext:value-type="float">
            <text:p>26.844219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9.63186" calcext:value-type="float">
            <text:p>9.63186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9.885641" calcext:value-type="float">
            <text:p>9.885641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10.141674" calcext:value-type="float">
            <text:p>10.141674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9.77869" calcext:value-type="float">
            <text:p>9.77869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9.973883" calcext:value-type="float">
            <text:p>9.973883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9.93431" calcext:value-type="float">
            <text:p>9.93431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9.705119" calcext:value-type="float">
            <text:p>9.705119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9.81353" calcext:value-type="float">
            <text:p>9.81353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9.296126" calcext:value-type="float">
            <text:p>9.296126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9.160513" calcext:value-type="float">
            <text:p>9.160513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10.224425" calcext:value-type="float">
            <text:p>10.224425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9.416923" calcext:value-type="float">
            <text:p>9.416923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9.453162" calcext:value-type="float">
            <text:p>9.453162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10.411655" calcext:value-type="float">
            <text:p>10.411655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9.654877" calcext:value-type="float">
            <text:p>9.654877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9.739597" calcext:value-type="float">
            <text:p>9.739597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0.353866" calcext:value-type="float">
            <text:p>10.353866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10.427808" calcext:value-type="float">
            <text:p>10.427808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0.457116" calcext:value-type="float">
            <text:p>10.457116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10.477048" calcext:value-type="float">
            <text:p>10.477048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0.446689" calcext:value-type="float">
            <text:p>10.446689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10.122706" calcext:value-type="float">
            <text:p>10.122706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10.368361" calcext:value-type="float">
            <text:p>10.368361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10.477076" calcext:value-type="float">
            <text:p>10.477076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10.821956" calcext:value-type="float">
            <text:p>10.821956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10.923781" calcext:value-type="float">
            <text:p>10.923781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10.786475" calcext:value-type="float">
            <text:p>10.786475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10.938581" calcext:value-type="float">
            <text:p>10.938581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0.845829" calcext:value-type="float">
            <text:p>10.845829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10.901713" calcext:value-type="float">
            <text:p>10.901713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0.752344" calcext:value-type="float">
            <text:p>10.752344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0.859276" calcext:value-type="float">
            <text:p>10.859276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0.854024" calcext:value-type="float">
            <text:p>10.854024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11.030789" calcext:value-type="float">
            <text:p>11.030789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0.934052" calcext:value-type="float">
            <text:p>10.934052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1.153567" calcext:value-type="float">
            <text:p>11.153567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11.124013" calcext:value-type="float">
            <text:p>11.124013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10.90826" calcext:value-type="float">
            <text:p>10.90826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11.014393" calcext:value-type="float">
            <text:p>11.014393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0.715387" calcext:value-type="float">
            <text:p>10.715387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10.508983" calcext:value-type="float">
            <text:p>10.508983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0.481583" calcext:value-type="float">
            <text:p>10.481583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0.72858" calcext:value-type="float">
            <text:p>10.72858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1.416382" calcext:value-type="float">
            <text:p>11.416382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11.036159" calcext:value-type="float">
            <text:p>11.036159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11.232189" calcext:value-type="float">
            <text:p>11.232189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0.815596" calcext:value-type="float">
            <text:p>10.815596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11.123025" calcext:value-type="float">
            <text:p>11.123025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10.888953" calcext:value-type="float">
            <text:p>10.888953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11.677655" calcext:value-type="float">
            <text:p>11.677655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10.949937" calcext:value-type="float">
            <text:p>10.949937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11.234448" calcext:value-type="float">
            <text:p>11.234448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0.785304" calcext:value-type="float">
            <text:p>10.785304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10.527539" calcext:value-type="float">
            <text:p>10.527539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10.410602" calcext:value-type="float">
            <text:p>10.410602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1.544625" calcext:value-type="float">
            <text:p>11.544625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1.246254" calcext:value-type="float">
            <text:p>11.246254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0.55856" calcext:value-type="float">
            <text:p>10.55856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2.168513" calcext:value-type="float">
            <text:p>12.168513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10.425163" calcext:value-type="float">
            <text:p>10.425163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12.044429" calcext:value-type="float">
            <text:p>12.044429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11.658645" calcext:value-type="float">
            <text:p>11.658645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11.817691" calcext:value-type="float">
            <text:p>11.817691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1.294184" calcext:value-type="float">
            <text:p>11.294184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11.918178" calcext:value-type="float">
            <text:p>11.918178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11.374468" calcext:value-type="float">
            <text:p>11.374468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11.368548" calcext:value-type="float">
            <text:p>11.368548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11.375518" calcext:value-type="float">
            <text:p>11.375518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11.424187" calcext:value-type="float">
            <text:p>11.424187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11.571404" calcext:value-type="float">
            <text:p>11.571404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11.639658" calcext:value-type="float">
            <text:p>11.639658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2.590614" calcext:value-type="float">
            <text:p>12.590614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1.458398" calcext:value-type="float">
            <text:p>11.458398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1.667621" calcext:value-type="float">
            <text:p>11.667621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11.903883" calcext:value-type="float">
            <text:p>11.903883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2.479455" calcext:value-type="float">
            <text:p>12.479455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1.45492" calcext:value-type="float">
            <text:p>11.45492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1.726594" calcext:value-type="float">
            <text:p>11.726594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1.956257" calcext:value-type="float">
            <text:p>11.956257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1.528865" calcext:value-type="float">
            <text:p>11.528865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2.365353" calcext:value-type="float">
            <text:p>12.365353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1.968136" calcext:value-type="float">
            <text:p>11.968136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1.954504" calcext:value-type="float">
            <text:p>11.95450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2.350508" calcext:value-type="float">
            <text:p>12.35050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2.25693" calcext:value-type="float">
            <text:p>12.25693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2.444245" calcext:value-type="float">
            <text:p>12.444245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2.413365" calcext:value-type="float">
            <text:p>12.413365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2.505101" calcext:value-type="float">
            <text:p>12.505101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2.48482" calcext:value-type="float">
            <text:p>12.4848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2.339651" calcext:value-type="float">
            <text:p>12.339651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2.773289" calcext:value-type="float">
            <text:p>12.773289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.688688" calcext:value-type="float">
            <text:p>11.688688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.812007" calcext:value-type="float">
            <text:p>11.81200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.585458" calcext:value-type="float">
            <text:p>11.58545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.96662" calcext:value-type="float">
            <text:p>11.9666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.3442" calcext:value-type="float">
            <text:p>12.344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2.610495" calcext:value-type="float">
            <text:p>12.610495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2.201885" calcext:value-type="float">
            <text:p>12.201885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12.615778" calcext:value-type="float">
            <text:p>12.615778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12.582156" calcext:value-type="float">
            <text:p>12.582156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12.280743" calcext:value-type="float">
            <text:p>12.280743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12.374693" calcext:value-type="float">
            <text:p>12.374693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12.300395" calcext:value-type="float">
            <text:p>12.300395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12.376751" calcext:value-type="float">
            <text:p>12.376751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12.552912" calcext:value-type="float">
            <text:p>12.552912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12.584184" calcext:value-type="float">
            <text:p>12.584184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12.823789" calcext:value-type="float">
            <text:p>12.823789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12.980577" calcext:value-type="float">
            <text:p>12.980577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13.009271" calcext:value-type="float">
            <text:p>13.009271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8.202439" calcext:value-type="float">
            <text:p>8.202439</text:p>
          </table:table-cell>
        </table:table-row>
        <table:table-row table:style-name="ro1" table:number-rows-repeated="104755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16384 pages" table:style-name="ta1">
        <table:shapes>
          <draw:frame draw:z-index="0" draw:style-name="gr1" draw:text-style-name="P1" svg:width="16in" svg:height="8in" svg:x="2.1669in" svg:y="0in">
            <draw:object draw:notify-on-update-of-ranges="'16384 pages'.A2:'16384 pages'.A68 '16384 pages'.B1:'16384 pages'.B1 '16384 pages'.B2:'16384 pages'.B6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Pages</text:p>
          </table:table-cell>
          <table:table-cell office:value-type="string" calcext:value-type="string">
            <text:p>Time (ns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19777" calcext:value-type="float">
            <text:p>7.197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33168" calcext:value-type="float">
            <text:p>6.331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284097" calcext:value-type="float">
            <text:p>6.2840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188767" calcext:value-type="float">
            <text:p>6.1887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69302" calcext:value-type="float">
            <text:p>5.693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513647" calcext:value-type="float">
            <text:p>5.5136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.298093" calcext:value-type="float">
            <text:p>6.29809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738574" calcext:value-type="float">
            <text:p>6.7385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903108" calcext:value-type="float">
            <text:p>6.9031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722724" calcext:value-type="float">
            <text:p>7.7227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302145" calcext:value-type="float">
            <text:p>7.3021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204597" calcext:value-type="float">
            <text:p>7.2045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149924" calcext:value-type="float">
            <text:p>7.1499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268563" calcext:value-type="float">
            <text:p>7.2685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.609728" calcext:value-type="float">
            <text:p>6.60972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496862" calcext:value-type="float">
            <text:p>6.49686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.611195" calcext:value-type="float">
            <text:p>6.6111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.609881" calcext:value-type="float">
            <text:p>6.6098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.261143" calcext:value-type="float">
            <text:p>9.26114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.600278" calcext:value-type="float">
            <text:p>6.6002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.853142" calcext:value-type="float">
            <text:p>6.85314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489719" calcext:value-type="float">
            <text:p>7.4897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.505576" calcext:value-type="float">
            <text:p>6.50557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746517" calcext:value-type="float">
            <text:p>7.74651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690846" calcext:value-type="float">
            <text:p>7.69084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.52185" calcext:value-type="float">
            <text:p>9.5218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.56021" calcext:value-type="float">
            <text:p>6.5602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.039476" calcext:value-type="float">
            <text:p>9.03947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.711082" calcext:value-type="float">
            <text:p>7.7110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.480031" calcext:value-type="float">
            <text:p>6.48003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.50912" calcext:value-type="float">
            <text:p>6.509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.464365" calcext:value-type="float">
            <text:p>7.46436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.967151" calcext:value-type="float">
            <text:p>6.96715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.15887" calcext:value-type="float">
            <text:p>7.158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.207142" calcext:value-type="float">
            <text:p>9.20714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.986182" calcext:value-type="float">
            <text:p>7.9861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90985" calcext:value-type="float">
            <text:p>7.9098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7.810046" calcext:value-type="float">
            <text:p>7.81004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8.090034" calcext:value-type="float">
            <text:p>8.09003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.525649" calcext:value-type="float">
            <text:p>10.52564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.175211" calcext:value-type="float">
            <text:p>8.17521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.126706" calcext:value-type="float">
            <text:p>8.12670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.137965" calcext:value-type="float">
            <text:p>8.13796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.422586" calcext:value-type="float">
            <text:p>8.42258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.138787" calcext:value-type="float">
            <text:p>8.13878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.627906" calcext:value-type="float">
            <text:p>8.62790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8.118516" calcext:value-type="float">
            <text:p>8.11851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.200004" calcext:value-type="float">
            <text:p>8.20000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.054243" calcext:value-type="float">
            <text:p>8.05424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8.071912" calcext:value-type="float">
            <text:p>8.07191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8.081597" calcext:value-type="float">
            <text:p>8.08159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.151882" calcext:value-type="float">
            <text:p>8.151882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8.127713" calcext:value-type="float">
            <text:p>8.127713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8.050479" calcext:value-type="float">
            <text:p>8.050479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9.240381" calcext:value-type="float">
            <text:p>9.240381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.285674" calcext:value-type="float">
            <text:p>8.285674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5.894896" calcext:value-type="float">
            <text:p>15.894896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16.282722" calcext:value-type="float">
            <text:p>16.282722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16.259137" calcext:value-type="float">
            <text:p>16.259137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.39584" calcext:value-type="float">
            <text:p>16.39584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16.399759" calcext:value-type="float">
            <text:p>16.399759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16.419405" calcext:value-type="float">
            <text:p>16.419405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16.429763" calcext:value-type="float">
            <text:p>16.42976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.401147" calcext:value-type="float">
            <text:p>16.401147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16.407548" calcext:value-type="float">
            <text:p>16.407548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16.417717" calcext:value-type="float">
            <text:p>16.417717</text:p>
          </table:table-cell>
        </table:table-row>
        <table:table-row table:style-name="ro1">
          <table:table-cell office:value-type="float" office:value="14336" calcext:value-type="float">
            <text:p>14336</text:p>
          </table:table-cell>
          <table:table-cell office:value-type="float" office:value="16.446619" calcext:value-type="float">
            <text:p>16.446619</text:p>
          </table:table-cell>
        </table:table-row>
        <table:table-row table:style-name="ro1" table:number-rows-repeated="1048507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/00/0000</text:date>, <text:time style:data-style-name="N2" text:time-value="17:49:23.1483972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6-01-06T17:49:44.658077234</dc:date>
    <meta:editing-duration>PT40M30S</meta:editing-duration>
    <meta:editing-cycles>15</meta:editing-cycles>
    <meta:generator>LibreOffice/25.8.3.2$Linux_X86_64 LibreOffice_project/580$Build-2</meta:generator>
    <meta:document-statistic meta:table-count="3" meta:cell-count="2700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40.641cm" svg:height="20.321cm" xlink:href=".." xlink:type="simple" chart:class="chart:scatter" chart:style-name="ch1">
        <chart:title svg:x="13.637cm" svg:y="0.542cm" chart:style-name="ch2">
          <text:p><text:span text:style-name="T1">Access time versus page count (100,000 trials, constant step size)</text:span></text:p>
        </chart:title>
        <chart:plot-area chart:style-name="ch3" svg:x="1.823cm" svg:y="1.727cm" svg:width="38.006cm" svg:height="17.207cm">
          <chart:coordinate-region svg:x="2.457cm" svg:y="1.926cm" svg:width="37.083cm" svg:height="16.361cm"/>
          <chart:axis chart:dimension="x" chart:name="primary-x" chart:style-name="ch4">
            <chart:title svg:x="20.319cm" svg:y="19.34cm" chart:style-name="ch2">
              <text:p><text:span text:style-name="T2">Pages</text:span></text:p>
            </chart:title>
          </chart:axis>
          <chart:axis chart:dimension="y" chart:name="primary-y" chart:style-name="ch5">
            <chart:title svg:x="0.451cm" svg:y="11.058cm" chart:style-name="ch6">
              <text:p><text:span text:style-name="T2">Time (ns)</text:span></text:p>
            </chart:title>
            <chart:grid chart:style-name="ch7" chart:class="major"/>
          </chart:axis>
          <chart:series chart:style-name="ch8" chart:values-cell-range-address="'256 pages'.B2:'256 pages'.B257" chart:label-cell-address="'256 pages'.B1:'256 pages'.B1" chart:class="chart:scatter">
            <chart:domain table:cell-range-address="'256 pages'.A2:'256 pages'.A257"/>
            <chart:data-point chart:repeated="25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ns)</text:p>
                <draw:g>
                  <svg:desc>'256 pages'.B1:'256 page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56 pages'.A2:'256 pages'.A257</svg:desc>
                </draw:g>
              </table:table-cell>
              <table:table-cell office:value-type="float" office:value="8.840866">
                <text:p>8.840866</text:p>
                <draw:g>
                  <svg:desc>'256 pages'.B2:'256 pages'.B2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.416381">
                <text:p>8.4163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767495">
                <text:p>5.7674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7.258548">
                <text:p>7.2585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600819">
                <text:p>5.6008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8.938349">
                <text:p>8.9383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.329378">
                <text:p>12.329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.021929">
                <text:p>7.0219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931505">
                <text:p>5.931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021513">
                <text:p>6.0215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217017">
                <text:p>6.217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.375072">
                <text:p>6.3750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419498">
                <text:p>7.4194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236344">
                <text:p>7.2363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.674058">
                <text:p>6.6740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.305056">
                <text:p>6.3050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.187967">
                <text:p>7.1879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.4639">
                <text:p>6.46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.173904">
                <text:p>7.1739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361113">
                <text:p>6.3611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7.093918">
                <text:p>7.0939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.402341">
                <text:p>6.4023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887973">
                <text:p>6.8879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.913569">
                <text:p>6.9135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.349827">
                <text:p>6.3498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.352883">
                <text:p>6.3528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.610786">
                <text:p>7.6107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.456402">
                <text:p>6.4564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6.82776">
                <text:p>6.827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352871">
                <text:p>6.3528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.850838">
                <text:p>6.8508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.428255">
                <text:p>6.4282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7.326925">
                <text:p>7.3269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.374023">
                <text:p>6.3740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7.66639">
                <text:p>7.666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.739971">
                <text:p>6.7399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6.334086">
                <text:p>6.33408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.156605">
                <text:p>7.1566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6.350854">
                <text:p>6.35085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.128994">
                <text:p>7.1289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6.779012">
                <text:p>6.7790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.735408">
                <text:p>6.7354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6.928372">
                <text:p>6.9283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.190483">
                <text:p>7.19048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.673623">
                <text:p>7.6736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7.020847">
                <text:p>7.0208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.039151">
                <text:p>7.03915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7.055851">
                <text:p>7.0558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7.587388">
                <text:p>7.5873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7.316567">
                <text:p>7.3165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7.486893">
                <text:p>7.48689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.433561">
                <text:p>7.43356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7.113932">
                <text:p>7.1139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7.565233">
                <text:p>7.5652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6.695738">
                <text:p>6.69573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7.233703">
                <text:p>7.2337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7.404683">
                <text:p>7.40468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6.932865">
                <text:p>6.9328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7.010975">
                <text:p>7.01097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7.497023">
                <text:p>7.4970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6.99642">
                <text:p>6.996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7.590673">
                <text:p>7.5906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7.307832">
                <text:p>7.3078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7.311899">
                <text:p>7.3118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7.593111">
                <text:p>7.5931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.653764">
                <text:p>7.6537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7.929481">
                <text:p>7.9294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7.685047">
                <text:p>7.6850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7.763869">
                <text:p>7.7638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7.6079">
                <text:p>7.60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7.67614">
                <text:p>7.676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7.752633">
                <text:p>7.7526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7.736196">
                <text:p>7.7361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7.585867">
                <text:p>7.5858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7.790972">
                <text:p>7.79097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8.032942">
                <text:p>8.03294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7.792364">
                <text:p>7.7923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7.887811">
                <text:p>7.8878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7.710698">
                <text:p>7.71069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8.166917">
                <text:p>8.1669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7.809718">
                <text:p>7.8097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8.43533">
                <text:p>8.435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7.840446">
                <text:p>7.8404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8.016056">
                <text:p>8.0160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8.010095">
                <text:p>8.0100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8.205519">
                <text:p>8.2055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8.174088">
                <text:p>8.1740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7.967897">
                <text:p>7.9678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8.050738">
                <text:p>8.05073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.973998">
                <text:p>7.97399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8.033663">
                <text:p>8.0336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8.261276">
                <text:p>8.26127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8.407302">
                <text:p>8.4073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8.155895">
                <text:p>8.15589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8.141305">
                <text:p>8.1413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8.302317">
                <text:p>8.3023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8.054681">
                <text:p>8.0546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7.700418">
                <text:p>7.7004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7.817964">
                <text:p>7.8179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7.995503">
                <text:p>7.99550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8.088249">
                <text:p>8.0882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8.170453">
                <text:p>8.17045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7.927191">
                <text:p>7.9271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7.987109">
                <text:p>7.98710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8.097883">
                <text:p>8.0978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8.070615">
                <text:p>8.0706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8.021114">
                <text:p>8.02111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8.288647">
                <text:p>8.2886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8.276646">
                <text:p>8.27664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8.035713">
                <text:p>8.0357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8.094735">
                <text:p>8.0947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8.092749">
                <text:p>8.0927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8.194509">
                <text:p>8.1945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8.004805">
                <text:p>8.0048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8.049624">
                <text:p>8.0496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.047607">
                <text:p>8.0476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8.153679">
                <text:p>8.1536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8.153325">
                <text:p>8.1533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8.175484">
                <text:p>8.1754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8.20855">
                <text:p>8.208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8.159784">
                <text:p>8.1597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8.198946">
                <text:p>8.1989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8.175551">
                <text:p>8.17555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8.241807">
                <text:p>8.2418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8.197945">
                <text:p>8.19794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8.143456">
                <text:p>8.1434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.125608">
                <text:p>8.1256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8.129696">
                <text:p>8.12969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8.103438">
                <text:p>8.1034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8.228771">
                <text:p>8.22877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8.107311">
                <text:p>8.1073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8.15582">
                <text:p>8.155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8.248409">
                <text:p>8.2484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8.137582">
                <text:p>8.1375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8.123853">
                <text:p>8.1238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8.177386">
                <text:p>8.1773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8.043541">
                <text:p>8.0435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8.046268">
                <text:p>8.04626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8.184904">
                <text:p>8.18490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8.181688">
                <text:p>8.18168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8.109578">
                <text:p>8.10957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8.141435">
                <text:p>8.14143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8.101213">
                <text:p>8.1012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8.050625">
                <text:p>8.0506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8.04257">
                <text:p>8.042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8.044769">
                <text:p>8.04476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8.053016">
                <text:p>8.0530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8.056704">
                <text:p>8.0567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8.157861">
                <text:p>8.15786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8.205194">
                <text:p>8.2051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8.240622">
                <text:p>8.24062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8.088178">
                <text:p>8.08817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8.112376">
                <text:p>8.1123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8.14103">
                <text:p>8.1410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8.073291">
                <text:p>8.07329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8.198523">
                <text:p>8.19852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8.124862">
                <text:p>8.12486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8.104697">
                <text:p>8.1046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8.106402">
                <text:p>8.1064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8.100994">
                <text:p>8.10099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8.099583">
                <text:p>8.09958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8.109177">
                <text:p>8.10917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8.086418">
                <text:p>8.0864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8.137538">
                <text:p>8.13753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8.17792">
                <text:p>8.1779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8.10437">
                <text:p>8.104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8.103052">
                <text:p>8.1030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8.133541">
                <text:p>8.1335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8.234668">
                <text:p>8.2346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8.060962">
                <text:p>8.0609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8.120673">
                <text:p>8.12067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8.169312">
                <text:p>8.16931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8.073116">
                <text:p>8.0731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8.126691">
                <text:p>8.1266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8.09715">
                <text:p>8.097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8.063459">
                <text:p>8.06345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8.079523">
                <text:p>8.07952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8.119276">
                <text:p>8.1192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8.106354">
                <text:p>8.10635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8.172817">
                <text:p>8.1728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8.076513">
                <text:p>8.07651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8.082052">
                <text:p>8.0820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8.076128">
                <text:p>8.07612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8.149401">
                <text:p>8.14940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8.1232">
                <text:p>8.12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8.098754">
                <text:p>8.0987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8.073145">
                <text:p>8.07314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8.083341">
                <text:p>8.08334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8.114967">
                <text:p>8.1149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8.148159">
                <text:p>8.1481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8.153472">
                <text:p>8.15347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8.187479">
                <text:p>8.1874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8.207463">
                <text:p>8.2074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8.125117">
                <text:p>8.1251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8.07071">
                <text:p>8.0707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8.062119">
                <text:p>8.0621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8.063601">
                <text:p>8.06360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8.063288">
                <text:p>8.06328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8.06701">
                <text:p>8.0670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8.143452">
                <text:p>8.1434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8.091717">
                <text:p>8.0917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8.084575">
                <text:p>8.08457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8.141028">
                <text:p>8.14102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8.070718">
                <text:p>8.0707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8.183676">
                <text:p>8.18367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8.116288">
                <text:p>8.1162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8.113103">
                <text:p>8.1131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8.150798">
                <text:p>8.15079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8.071184">
                <text:p>8.0711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8.08486">
                <text:p>8.0848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8.086348">
                <text:p>8.0863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8.079974">
                <text:p>8.0799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8.076355">
                <text:p>8.07635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8.070173">
                <text:p>8.0701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8.122567">
                <text:p>8.1225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8.075284">
                <text:p>8.07528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8.061081">
                <text:p>8.0610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8.060356">
                <text:p>8.06035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8.072797">
                <text:p>8.0727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8.065418">
                <text:p>8.0654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8.082186">
                <text:p>8.08218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8.059698">
                <text:p>8.0596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8.125694">
                <text:p>8.12569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8.159778">
                <text:p>8.15977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8.119405">
                <text:p>8.1194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8.07701">
                <text:p>8.0770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8.06538">
                <text:p>8.0653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8.116427">
                <text:p>8.1164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8.065039">
                <text:p>8.06503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8.077967">
                <text:p>8.0779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8.097764">
                <text:p>8.0977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8.086829">
                <text:p>8.08682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8.087049">
                <text:p>8.08704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8.086786">
                <text:p>8.08678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8.115325">
                <text:p>8.11532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8.143508">
                <text:p>8.14350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8.078109">
                <text:p>8.07810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8.086385">
                <text:p>8.08638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8.093883">
                <text:p>8.09388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8.083042">
                <text:p>8.08304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8.086085">
                <text:p>8.08608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8.083154">
                <text:p>8.08315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8.090008">
                <text:p>8.09000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8.088112">
                <text:p>8.08811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8.085609">
                <text:p>8.08560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8.093679">
                <text:p>8.09367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8.088445">
                <text:p>8.0884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8.088092">
                <text:p>8.08809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8.090781">
                <text:p>8.0907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8.087478">
                <text:p>8.08747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8.085674">
                <text:p>8.0856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8.092251">
                <text:p>8.09225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4.35303">
                <text:p>24.3530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8.088459">
                <text:p>8.0884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8.09979">
                <text:p>8.0997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8.152827">
                <text:p>8.1528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40.641cm" svg:height="20.321cm" xlink:href=".." xlink:type="simple" chart:class="chart:scatter" chart:style-name="ch1">
        <chart:title svg:x="13.637cm" svg:y="0.542cm" chart:style-name="ch2">
          <text:p><text:span text:style-name="T1">Access time versus page count (100,000 trials, constant step size)</text:span></text:p>
        </chart:title>
        <chart:plot-area chart:style-name="ch3" svg:x="1.823cm" svg:y="1.727cm" svg:width="38.006cm" svg:height="17.207cm">
          <chart:coordinate-region svg:x="2.457cm" svg:y="1.926cm" svg:width="36.988cm" svg:height="16.361cm"/>
          <chart:axis chart:dimension="x" chart:name="primary-x" chart:style-name="ch4">
            <chart:title svg:x="20.319cm" svg:y="19.34cm" chart:style-name="ch2">
              <text:p><text:span text:style-name="T2">Pages</text:span></text:p>
            </chart:title>
          </chart:axis>
          <chart:axis chart:dimension="y" chart:name="primary-y" chart:style-name="ch4">
            <chart:title svg:x="0.451cm" svg:y="11.058cm" chart:style-name="ch5">
              <text:p><text:span text:style-name="T2">Time (ns)</text:span></text:p>
            </chart:title>
            <chart:grid chart:style-name="ch6" chart:class="major"/>
          </chart:axis>
          <chart:series chart:style-name="ch7" chart:values-cell-range-address="'2048 pages'.B2:'2048 pages'.B1025" chart:label-cell-address="'2048 pages'.B1:'2048 pages'.B1" chart:class="chart:scatter">
            <chart:domain table:cell-range-address="'2048 pages'.A2:'2048 pages'.A1025"/>
            <chart:data-point chart:repeated="10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ns)</text:p>
                <draw:g>
                  <svg:desc>'2048 pages'.B1:'2048 page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2048 pages'.A2:'2048 pages'.A1025</svg:desc>
                </draw:g>
              </table:table-cell>
              <table:table-cell office:value-type="float" office:value="6.55464">
                <text:p>6.55464</text:p>
                <draw:g>
                  <svg:desc>'2048 pages'.B2:'2048 pages'.B10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.88386">
                <text:p>5.88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5.418006">
                <text:p>5.4180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5.305691">
                <text:p>5.3056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7.003573">
                <text:p>7.0035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7.899371">
                <text:p>7.899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6.364138">
                <text:p>6.364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6.532863">
                <text:p>6.5328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">
                <text:p>17</text:p>
              </table:table-cell>
              <table:table-cell office:value-type="float" office:value="6.447165">
                <text:p>6.447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">
                <text:p>19</text:p>
              </table:table-cell>
              <table:table-cell office:value-type="float" office:value="7.239035">
                <text:p>7.239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6.518299">
                <text:p>6.5182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9.56689">
                <text:p>9.566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9.288588">
                <text:p>9.2885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8.698169">
                <text:p>8.698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8.199862">
                <text:p>8.1998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">
                <text:p>31</text:p>
              </table:table-cell>
              <table:table-cell office:value-type="float" office:value="8.315217">
                <text:p>8.3152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">
                <text:p>33</text:p>
              </table:table-cell>
              <table:table-cell office:value-type="float" office:value="7.397678">
                <text:p>7.3976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">
                <text:p>35</text:p>
              </table:table-cell>
              <table:table-cell office:value-type="float" office:value="9.30978">
                <text:p>9.309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">
                <text:p>37</text:p>
              </table:table-cell>
              <table:table-cell office:value-type="float" office:value="6.346379">
                <text:p>6.3463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">
                <text:p>39</text:p>
              </table:table-cell>
              <table:table-cell office:value-type="float" office:value="9.180445">
                <text:p>9.1804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6.970905">
                <text:p>6.970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">
                <text:p>43</text:p>
              </table:table-cell>
              <table:table-cell office:value-type="float" office:value="6.873095">
                <text:p>6.8730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7.178887">
                <text:p>7.1788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7">
                <text:p>47</text:p>
              </table:table-cell>
              <table:table-cell office:value-type="float" office:value="9.42893">
                <text:p>9.428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8.541496">
                <text:p>8.5414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8.607975">
                <text:p>8.6079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3">
                <text:p>53</text:p>
              </table:table-cell>
              <table:table-cell office:value-type="float" office:value="7.563622">
                <text:p>7.5636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5">
                <text:p>55</text:p>
              </table:table-cell>
              <table:table-cell office:value-type="float" office:value="7.377926">
                <text:p>7.3779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">
                <text:p>57</text:p>
              </table:table-cell>
              <table:table-cell office:value-type="float" office:value="7.115214">
                <text:p>7.1152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">
                <text:p>59</text:p>
              </table:table-cell>
              <table:table-cell office:value-type="float" office:value="7.855945">
                <text:p>7.85594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">
                <text:p>61</text:p>
              </table:table-cell>
              <table:table-cell office:value-type="float" office:value="7.263361">
                <text:p>7.2633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3">
                <text:p>63</text:p>
              </table:table-cell>
              <table:table-cell office:value-type="float" office:value="7.592586">
                <text:p>7.59258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">
                <text:p>65</text:p>
              </table:table-cell>
              <table:table-cell office:value-type="float" office:value="7.686468">
                <text:p>7.6864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9.287157">
                <text:p>9.2871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9">
                <text:p>69</text:p>
              </table:table-cell>
              <table:table-cell office:value-type="float" office:value="7.68928">
                <text:p>7.689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1">
                <text:p>71</text:p>
              </table:table-cell>
              <table:table-cell office:value-type="float" office:value="7.429466">
                <text:p>7.42946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3">
                <text:p>73</text:p>
              </table:table-cell>
              <table:table-cell office:value-type="float" office:value="7.683595">
                <text:p>7.6835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5">
                <text:p>75</text:p>
              </table:table-cell>
              <table:table-cell office:value-type="float" office:value="7.944145">
                <text:p>7.9441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7">
                <text:p>77</text:p>
              </table:table-cell>
              <table:table-cell office:value-type="float" office:value="7.537726">
                <text:p>7.5377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">
                <text:p>79</text:p>
              </table:table-cell>
              <table:table-cell office:value-type="float" office:value="9.015886">
                <text:p>9.0158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">
                <text:p>81</text:p>
              </table:table-cell>
              <table:table-cell office:value-type="float" office:value="7.618964">
                <text:p>7.6189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3">
                <text:p>83</text:p>
              </table:table-cell>
              <table:table-cell office:value-type="float" office:value="7.650374">
                <text:p>7.6503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">
                <text:p>85</text:p>
              </table:table-cell>
              <table:table-cell office:value-type="float" office:value="7.863099">
                <text:p>7.8630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7.867967">
                <text:p>7.8679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7.714999">
                <text:p>7.7149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7.854183">
                <text:p>7.8541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3">
                <text:p>93</text:p>
              </table:table-cell>
              <table:table-cell office:value-type="float" office:value="7.902434">
                <text:p>7.9024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5">
                <text:p>95</text:p>
              </table:table-cell>
              <table:table-cell office:value-type="float" office:value="7.833054">
                <text:p>7.8330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7">
                <text:p>97</text:p>
              </table:table-cell>
              <table:table-cell office:value-type="float" office:value="8.372766">
                <text:p>8.3727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">
                <text:p>99</text:p>
              </table:table-cell>
              <table:table-cell office:value-type="float" office:value="7.947757">
                <text:p>7.9477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1">
                <text:p>101</text:p>
              </table:table-cell>
              <table:table-cell office:value-type="float" office:value="23.668734">
                <text:p>23.6687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3">
                <text:p>103</text:p>
              </table:table-cell>
              <table:table-cell office:value-type="float" office:value="8.138599">
                <text:p>8.1385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">
                <text:p>105</text:p>
              </table:table-cell>
              <table:table-cell office:value-type="float" office:value="7.998234">
                <text:p>7.9982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7">
                <text:p>107</text:p>
              </table:table-cell>
              <table:table-cell office:value-type="float" office:value="8.976736">
                <text:p>8.9767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9">
                <text:p>109</text:p>
              </table:table-cell>
              <table:table-cell office:value-type="float" office:value="7.916135">
                <text:p>7.9161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1">
                <text:p>111</text:p>
              </table:table-cell>
              <table:table-cell office:value-type="float" office:value="8.045056">
                <text:p>8.0450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3">
                <text:p>113</text:p>
              </table:table-cell>
              <table:table-cell office:value-type="float" office:value="8.063612">
                <text:p>8.06361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">
                <text:p>115</text:p>
              </table:table-cell>
              <table:table-cell office:value-type="float" office:value="8.110751">
                <text:p>8.11075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">
                <text:p>117</text:p>
              </table:table-cell>
              <table:table-cell office:value-type="float" office:value="8.189357">
                <text:p>8.18935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8.063836">
                <text:p>8.0638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1">
                <text:p>121</text:p>
              </table:table-cell>
              <table:table-cell office:value-type="float" office:value="8.089073">
                <text:p>8.0890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  <table:table-cell office:value-type="float" office:value="8.064036">
                <text:p>8.06403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8.093165">
                <text:p>8.0931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7">
                <text:p>127</text:p>
              </table:table-cell>
              <table:table-cell office:value-type="float" office:value="8.146438">
                <text:p>8.1464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9">
                <text:p>129</text:p>
              </table:table-cell>
              <table:table-cell office:value-type="float" office:value="8.05603">
                <text:p>8.0560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1">
                <text:p>131</text:p>
              </table:table-cell>
              <table:table-cell office:value-type="float" office:value="8.054944">
                <text:p>8.05494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">
                <text:p>133</text:p>
              </table:table-cell>
              <table:table-cell office:value-type="float" office:value="8.069278">
                <text:p>8.0692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5">
                <text:p>135</text:p>
              </table:table-cell>
              <table:table-cell office:value-type="float" office:value="8.4056">
                <text:p>8.405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7">
                <text:p>137</text:p>
              </table:table-cell>
              <table:table-cell office:value-type="float" office:value="8.119529">
                <text:p>8.1195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9">
                <text:p>139</text:p>
              </table:table-cell>
              <table:table-cell office:value-type="float" office:value="8.068902">
                <text:p>8.0689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1">
                <text:p>141</text:p>
              </table:table-cell>
              <table:table-cell office:value-type="float" office:value="8.069636">
                <text:p>8.0696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3">
                <text:p>143</text:p>
              </table:table-cell>
              <table:table-cell office:value-type="float" office:value="8.132194">
                <text:p>8.1321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5">
                <text:p>145</text:p>
              </table:table-cell>
              <table:table-cell office:value-type="float" office:value="8.813435">
                <text:p>8.8134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8.120391">
                <text:p>8.12039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9">
                <text:p>149</text:p>
              </table:table-cell>
              <table:table-cell office:value-type="float" office:value="8.043416">
                <text:p>8.0434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1">
                <text:p>151</text:p>
              </table:table-cell>
              <table:table-cell office:value-type="float" office:value="8.064747">
                <text:p>8.0647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3">
                <text:p>153</text:p>
              </table:table-cell>
              <table:table-cell office:value-type="float" office:value="8.134475">
                <text:p>8.1344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5">
                <text:p>155</text:p>
              </table:table-cell>
              <table:table-cell office:value-type="float" office:value="8.077319">
                <text:p>8.0773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7">
                <text:p>157</text:p>
              </table:table-cell>
              <table:table-cell office:value-type="float" office:value="8.068411">
                <text:p>8.0684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9">
                <text:p>159</text:p>
              </table:table-cell>
              <table:table-cell office:value-type="float" office:value="8.688464">
                <text:p>8.68846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1">
                <text:p>161</text:p>
              </table:table-cell>
              <table:table-cell office:value-type="float" office:value="8.142877">
                <text:p>8.1428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3">
                <text:p>163</text:p>
              </table:table-cell>
              <table:table-cell office:value-type="float" office:value="8.074865">
                <text:p>8.07486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5">
                <text:p>165</text:p>
              </table:table-cell>
              <table:table-cell office:value-type="float" office:value="8.794432">
                <text:p>8.7944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7">
                <text:p>167</text:p>
              </table:table-cell>
              <table:table-cell office:value-type="float" office:value="8.130221">
                <text:p>8.1302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9">
                <text:p>169</text:p>
              </table:table-cell>
              <table:table-cell office:value-type="float" office:value="8.095698">
                <text:p>8.0956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1">
                <text:p>171</text:p>
              </table:table-cell>
              <table:table-cell office:value-type="float" office:value="8.091008">
                <text:p>8.0910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3">
                <text:p>173</text:p>
              </table:table-cell>
              <table:table-cell office:value-type="float" office:value="8.735931">
                <text:p>8.7359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5">
                <text:p>175</text:p>
              </table:table-cell>
              <table:table-cell office:value-type="float" office:value="8.153419">
                <text:p>8.15341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7">
                <text:p>177</text:p>
              </table:table-cell>
              <table:table-cell office:value-type="float" office:value="8.083447">
                <text:p>8.0834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9">
                <text:p>179</text:p>
              </table:table-cell>
              <table:table-cell office:value-type="float" office:value="9.611836">
                <text:p>9.6118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1">
                <text:p>181</text:p>
              </table:table-cell>
              <table:table-cell office:value-type="float" office:value="8.135156">
                <text:p>8.1351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3">
                <text:p>183</text:p>
              </table:table-cell>
              <table:table-cell office:value-type="float" office:value="8.101986">
                <text:p>8.1019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5">
                <text:p>185</text:p>
              </table:table-cell>
              <table:table-cell office:value-type="float" office:value="8.223723">
                <text:p>8.2237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7">
                <text:p>187</text:p>
              </table:table-cell>
              <table:table-cell office:value-type="float" office:value="8.803024">
                <text:p>8.8030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9">
                <text:p>189</text:p>
              </table:table-cell>
              <table:table-cell office:value-type="float" office:value="8.103657">
                <text:p>8.1036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1">
                <text:p>191</text:p>
              </table:table-cell>
              <table:table-cell office:value-type="float" office:value="8.252869">
                <text:p>8.25286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3">
                <text:p>193</text:p>
              </table:table-cell>
              <table:table-cell office:value-type="float" office:value="8.150366">
                <text:p>8.1503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5">
                <text:p>195</text:p>
              </table:table-cell>
              <table:table-cell office:value-type="float" office:value="8.089554">
                <text:p>8.0895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">
                <text:p>197</text:p>
              </table:table-cell>
              <table:table-cell office:value-type="float" office:value="8.144021">
                <text:p>8.1440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9">
                <text:p>199</text:p>
              </table:table-cell>
              <table:table-cell office:value-type="float" office:value="8.128798">
                <text:p>8.12879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1">
                <text:p>201</text:p>
              </table:table-cell>
              <table:table-cell office:value-type="float" office:value="8.080823">
                <text:p>8.08082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3">
                <text:p>203</text:p>
              </table:table-cell>
              <table:table-cell office:value-type="float" office:value="8.091151">
                <text:p>8.0911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">
                <text:p>205</text:p>
              </table:table-cell>
              <table:table-cell office:value-type="float" office:value="8.121903">
                <text:p>8.12190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7">
                <text:p>207</text:p>
              </table:table-cell>
              <table:table-cell office:value-type="float" office:value="8.079501">
                <text:p>8.0795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9">
                <text:p>209</text:p>
              </table:table-cell>
              <table:table-cell office:value-type="float" office:value="8.099761">
                <text:p>8.09976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1">
                <text:p>211</text:p>
              </table:table-cell>
              <table:table-cell office:value-type="float" office:value="8.131018">
                <text:p>8.13101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3">
                <text:p>213</text:p>
              </table:table-cell>
              <table:table-cell office:value-type="float" office:value="8.103218">
                <text:p>8.1032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5">
                <text:p>215</text:p>
              </table:table-cell>
              <table:table-cell office:value-type="float" office:value="8.107514">
                <text:p>8.1075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7">
                <text:p>217</text:p>
              </table:table-cell>
              <table:table-cell office:value-type="float" office:value="8.136369">
                <text:p>8.13636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9">
                <text:p>219</text:p>
              </table:table-cell>
              <table:table-cell office:value-type="float" office:value="8.105445">
                <text:p>8.1054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1">
                <text:p>221</text:p>
              </table:table-cell>
              <table:table-cell office:value-type="float" office:value="8.091851">
                <text:p>8.0918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3">
                <text:p>223</text:p>
              </table:table-cell>
              <table:table-cell office:value-type="float" office:value="8.125499">
                <text:p>8.1254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5">
                <text:p>225</text:p>
              </table:table-cell>
              <table:table-cell office:value-type="float" office:value="8.096836">
                <text:p>8.0968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7">
                <text:p>227</text:p>
              </table:table-cell>
              <table:table-cell office:value-type="float" office:value="8.111045">
                <text:p>8.11104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9">
                <text:p>229</text:p>
              </table:table-cell>
              <table:table-cell office:value-type="float" office:value="8.122638">
                <text:p>8.12263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1">
                <text:p>231</text:p>
              </table:table-cell>
              <table:table-cell office:value-type="float" office:value="8.090513">
                <text:p>8.09051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">
                <text:p>233</text:p>
              </table:table-cell>
              <table:table-cell office:value-type="float" office:value="8.655983">
                <text:p>8.6559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5">
                <text:p>235</text:p>
              </table:table-cell>
              <table:table-cell office:value-type="float" office:value="8.173839">
                <text:p>8.1738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7">
                <text:p>237</text:p>
              </table:table-cell>
              <table:table-cell office:value-type="float" office:value="8.384899">
                <text:p>8.3848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9">
                <text:p>239</text:p>
              </table:table-cell>
              <table:table-cell office:value-type="float" office:value="22.332123">
                <text:p>22.3321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1">
                <text:p>241</text:p>
              </table:table-cell>
              <table:table-cell office:value-type="float" office:value="8.560271">
                <text:p>8.5602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3">
                <text:p>243</text:p>
              </table:table-cell>
              <table:table-cell office:value-type="float" office:value="8.489672">
                <text:p>8.4896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5">
                <text:p>245</text:p>
              </table:table-cell>
              <table:table-cell office:value-type="float" office:value="8.151345">
                <text:p>8.1513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7">
                <text:p>247</text:p>
              </table:table-cell>
              <table:table-cell office:value-type="float" office:value="8.592764">
                <text:p>8.59276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9">
                <text:p>249</text:p>
              </table:table-cell>
              <table:table-cell office:value-type="float" office:value="8.137935">
                <text:p>8.13793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1">
                <text:p>251</text:p>
              </table:table-cell>
              <table:table-cell office:value-type="float" office:value="8.160998">
                <text:p>8.16099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3">
                <text:p>253</text:p>
              </table:table-cell>
              <table:table-cell office:value-type="float" office:value="8.17168">
                <text:p>8.171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5">
                <text:p>255</text:p>
              </table:table-cell>
              <table:table-cell office:value-type="float" office:value="8.572719">
                <text:p>8.57271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7">
                <text:p>257</text:p>
              </table:table-cell>
              <table:table-cell office:value-type="float" office:value="8.111023">
                <text:p>8.1110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9">
                <text:p>259</text:p>
              </table:table-cell>
              <table:table-cell office:value-type="float" office:value="8.025179">
                <text:p>8.02517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1">
                <text:p>261</text:p>
              </table:table-cell>
              <table:table-cell office:value-type="float" office:value="8.120627">
                <text:p>8.1206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3">
                <text:p>263</text:p>
              </table:table-cell>
              <table:table-cell office:value-type="float" office:value="8.13123">
                <text:p>8.1312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5">
                <text:p>265</text:p>
              </table:table-cell>
              <table:table-cell office:value-type="float" office:value="8.158695">
                <text:p>8.1586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7">
                <text:p>267</text:p>
              </table:table-cell>
              <table:table-cell office:value-type="float" office:value="8.117046">
                <text:p>8.11704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9">
                <text:p>269</text:p>
              </table:table-cell>
              <table:table-cell office:value-type="float" office:value="8.171542">
                <text:p>8.17154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1">
                <text:p>271</text:p>
              </table:table-cell>
              <table:table-cell office:value-type="float" office:value="8.130617">
                <text:p>8.1306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3">
                <text:p>273</text:p>
              </table:table-cell>
              <table:table-cell office:value-type="float" office:value="8.15133">
                <text:p>8.1513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5">
                <text:p>275</text:p>
              </table:table-cell>
              <table:table-cell office:value-type="float" office:value="8.11764">
                <text:p>8.1176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7">
                <text:p>277</text:p>
              </table:table-cell>
              <table:table-cell office:value-type="float" office:value="8.181124">
                <text:p>8.18112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9">
                <text:p>279</text:p>
              </table:table-cell>
              <table:table-cell office:value-type="float" office:value="8.151764">
                <text:p>8.15176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1">
                <text:p>281</text:p>
              </table:table-cell>
              <table:table-cell office:value-type="float" office:value="8.152876">
                <text:p>8.1528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3">
                <text:p>283</text:p>
              </table:table-cell>
              <table:table-cell office:value-type="float" office:value="8.186989">
                <text:p>8.18698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5">
                <text:p>285</text:p>
              </table:table-cell>
              <table:table-cell office:value-type="float" office:value="8.500298">
                <text:p>8.50029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7">
                <text:p>287</text:p>
              </table:table-cell>
              <table:table-cell office:value-type="float" office:value="8.158038">
                <text:p>8.1580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9">
                <text:p>289</text:p>
              </table:table-cell>
              <table:table-cell office:value-type="float" office:value="8.115128">
                <text:p>8.1151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1">
                <text:p>291</text:p>
              </table:table-cell>
              <table:table-cell office:value-type="float" office:value="8.454715">
                <text:p>8.4547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3">
                <text:p>293</text:p>
              </table:table-cell>
              <table:table-cell office:value-type="float" office:value="8.113505">
                <text:p>8.1135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5">
                <text:p>295</text:p>
              </table:table-cell>
              <table:table-cell office:value-type="float" office:value="8.199851">
                <text:p>8.1998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7">
                <text:p>297</text:p>
              </table:table-cell>
              <table:table-cell office:value-type="float" office:value="8.133145">
                <text:p>8.1331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9">
                <text:p>299</text:p>
              </table:table-cell>
              <table:table-cell office:value-type="float" office:value="8.183222">
                <text:p>8.18322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1">
                <text:p>301</text:p>
              </table:table-cell>
              <table:table-cell office:value-type="float" office:value="8.144131">
                <text:p>8.1441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3">
                <text:p>303</text:p>
              </table:table-cell>
              <table:table-cell office:value-type="float" office:value="8.705501">
                <text:p>8.7055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5">
                <text:p>305</text:p>
              </table:table-cell>
              <table:table-cell office:value-type="float" office:value="8.275837">
                <text:p>8.2758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7">
                <text:p>307</text:p>
              </table:table-cell>
              <table:table-cell office:value-type="float" office:value="8.289605">
                <text:p>8.2896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9">
                <text:p>309</text:p>
              </table:table-cell>
              <table:table-cell office:value-type="float" office:value="8.684002">
                <text:p>8.6840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1">
                <text:p>311</text:p>
              </table:table-cell>
              <table:table-cell office:value-type="float" office:value="8.51076">
                <text:p>8.510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3">
                <text:p>313</text:p>
              </table:table-cell>
              <table:table-cell office:value-type="float" office:value="9.006268">
                <text:p>9.00626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5">
                <text:p>315</text:p>
              </table:table-cell>
              <table:table-cell office:value-type="float" office:value="8.698339">
                <text:p>8.6983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7">
                <text:p>317</text:p>
              </table:table-cell>
              <table:table-cell office:value-type="float" office:value="8.773007">
                <text:p>8.7730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9">
                <text:p>319</text:p>
              </table:table-cell>
              <table:table-cell office:value-type="float" office:value="8.408517">
                <text:p>8.40851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1">
                <text:p>321</text:p>
              </table:table-cell>
              <table:table-cell office:value-type="float" office:value="8.388586">
                <text:p>8.38858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3">
                <text:p>323</text:p>
              </table:table-cell>
              <table:table-cell office:value-type="float" office:value="9.120861">
                <text:p>9.1208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5">
                <text:p>325</text:p>
              </table:table-cell>
              <table:table-cell office:value-type="float" office:value="8.725154">
                <text:p>8.7251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7">
                <text:p>327</text:p>
              </table:table-cell>
              <table:table-cell office:value-type="float" office:value="8.641921">
                <text:p>8.64192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9">
                <text:p>329</text:p>
              </table:table-cell>
              <table:table-cell office:value-type="float" office:value="8.9441">
                <text:p>8.944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1">
                <text:p>331</text:p>
              </table:table-cell>
              <table:table-cell office:value-type="float" office:value="8.479946">
                <text:p>8.4799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3">
                <text:p>333</text:p>
              </table:table-cell>
              <table:table-cell office:value-type="float" office:value="8.877275">
                <text:p>8.8772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5">
                <text:p>335</text:p>
              </table:table-cell>
              <table:table-cell office:value-type="float" office:value="8.527217">
                <text:p>8.52721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7">
                <text:p>337</text:p>
              </table:table-cell>
              <table:table-cell office:value-type="float" office:value="8.361658">
                <text:p>8.3616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9">
                <text:p>339</text:p>
              </table:table-cell>
              <table:table-cell office:value-type="float" office:value="8.122189">
                <text:p>8.1221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1">
                <text:p>341</text:p>
              </table:table-cell>
              <table:table-cell office:value-type="float" office:value="8.118217">
                <text:p>8.11821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3">
                <text:p>343</text:p>
              </table:table-cell>
              <table:table-cell office:value-type="float" office:value="8.513607">
                <text:p>8.5136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5">
                <text:p>345</text:p>
              </table:table-cell>
              <table:table-cell office:value-type="float" office:value="8.114124">
                <text:p>8.1141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7">
                <text:p>347</text:p>
              </table:table-cell>
              <table:table-cell office:value-type="float" office:value="8.460502">
                <text:p>8.46050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">
                <text:p>349</text:p>
              </table:table-cell>
              <table:table-cell office:value-type="float" office:value="8.827202">
                <text:p>8.8272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1">
                <text:p>351</text:p>
              </table:table-cell>
              <table:table-cell office:value-type="float" office:value="8.290731">
                <text:p>8.29073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3">
                <text:p>353</text:p>
              </table:table-cell>
              <table:table-cell office:value-type="float" office:value="8.43365">
                <text:p>8.433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5">
                <text:p>355</text:p>
              </table:table-cell>
              <table:table-cell office:value-type="float" office:value="8.902998">
                <text:p>8.9029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7">
                <text:p>357</text:p>
              </table:table-cell>
              <table:table-cell office:value-type="float" office:value="8.541455">
                <text:p>8.5414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9">
                <text:p>359</text:p>
              </table:table-cell>
              <table:table-cell office:value-type="float" office:value="8.775541">
                <text:p>8.77554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1">
                <text:p>361</text:p>
              </table:table-cell>
              <table:table-cell office:value-type="float" office:value="8.87084">
                <text:p>8.870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3">
                <text:p>363</text:p>
              </table:table-cell>
              <table:table-cell office:value-type="float" office:value="8.528085">
                <text:p>8.5280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5">
                <text:p>365</text:p>
              </table:table-cell>
              <table:table-cell office:value-type="float" office:value="8.144817">
                <text:p>8.1448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7">
                <text:p>367</text:p>
              </table:table-cell>
              <table:table-cell office:value-type="float" office:value="8.129385">
                <text:p>8.12938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9">
                <text:p>369</text:p>
              </table:table-cell>
              <table:table-cell office:value-type="float" office:value="8.109664">
                <text:p>8.1096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1">
                <text:p>371</text:p>
              </table:table-cell>
              <table:table-cell office:value-type="float" office:value="8.554299">
                <text:p>8.55429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3">
                <text:p>373</text:p>
              </table:table-cell>
              <table:table-cell office:value-type="float" office:value="8.434647">
                <text:p>8.43464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5">
                <text:p>375</text:p>
              </table:table-cell>
              <table:table-cell office:value-type="float" office:value="8.783842">
                <text:p>8.7838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7">
                <text:p>377</text:p>
              </table:table-cell>
              <table:table-cell office:value-type="float" office:value="8.848683">
                <text:p>8.8486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9">
                <text:p>379</text:p>
              </table:table-cell>
              <table:table-cell office:value-type="float" office:value="8.285794">
                <text:p>8.28579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1">
                <text:p>381</text:p>
              </table:table-cell>
              <table:table-cell office:value-type="float" office:value="8.598333">
                <text:p>8.5983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3">
                <text:p>383</text:p>
              </table:table-cell>
              <table:table-cell office:value-type="float" office:value="8.111788">
                <text:p>8.1117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5">
                <text:p>385</text:p>
              </table:table-cell>
              <table:table-cell office:value-type="float" office:value="8.127464">
                <text:p>8.1274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7">
                <text:p>387</text:p>
              </table:table-cell>
              <table:table-cell office:value-type="float" office:value="8.401221">
                <text:p>8.4012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9">
                <text:p>389</text:p>
              </table:table-cell>
              <table:table-cell office:value-type="float" office:value="8.137806">
                <text:p>8.1378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1">
                <text:p>391</text:p>
              </table:table-cell>
              <table:table-cell office:value-type="float" office:value="8.127754">
                <text:p>8.1277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3">
                <text:p>393</text:p>
              </table:table-cell>
              <table:table-cell office:value-type="float" office:value="8.395024">
                <text:p>8.3950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5">
                <text:p>395</text:p>
              </table:table-cell>
              <table:table-cell office:value-type="float" office:value="8.119233">
                <text:p>8.1192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7">
                <text:p>397</text:p>
              </table:table-cell>
              <table:table-cell office:value-type="float" office:value="8.138695">
                <text:p>8.13869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9">
                <text:p>399</text:p>
              </table:table-cell>
              <table:table-cell office:value-type="float" office:value="8.102481">
                <text:p>8.10248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1">
                <text:p>401</text:p>
              </table:table-cell>
              <table:table-cell office:value-type="float" office:value="8.109638">
                <text:p>8.1096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3">
                <text:p>403</text:p>
              </table:table-cell>
              <table:table-cell office:value-type="float" office:value="8.166934">
                <text:p>8.16693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5">
                <text:p>405</text:p>
              </table:table-cell>
              <table:table-cell office:value-type="float" office:value="8.122449">
                <text:p>8.1224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7">
                <text:p>407</text:p>
              </table:table-cell>
              <table:table-cell office:value-type="float" office:value="8.094645">
                <text:p>8.0946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9">
                <text:p>409</text:p>
              </table:table-cell>
              <table:table-cell office:value-type="float" office:value="8.373158">
                <text:p>8.37315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1">
                <text:p>411</text:p>
              </table:table-cell>
              <table:table-cell office:value-type="float" office:value="8.115577">
                <text:p>8.1155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3">
                <text:p>413</text:p>
              </table:table-cell>
              <table:table-cell office:value-type="float" office:value="8.097799">
                <text:p>8.09779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5">
                <text:p>415</text:p>
              </table:table-cell>
              <table:table-cell office:value-type="float" office:value="8.132762">
                <text:p>8.13276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7">
                <text:p>417</text:p>
              </table:table-cell>
              <table:table-cell office:value-type="float" office:value="8.124485">
                <text:p>8.1244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9">
                <text:p>419</text:p>
              </table:table-cell>
              <table:table-cell office:value-type="float" office:value="8.135289">
                <text:p>8.13528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1">
                <text:p>421</text:p>
              </table:table-cell>
              <table:table-cell office:value-type="float" office:value="8.127184">
                <text:p>8.1271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3">
                <text:p>423</text:p>
              </table:table-cell>
              <table:table-cell office:value-type="float" office:value="8.118651">
                <text:p>8.11865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5">
                <text:p>425</text:p>
              </table:table-cell>
              <table:table-cell office:value-type="float" office:value="8.162252">
                <text:p>8.16225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7">
                <text:p>427</text:p>
              </table:table-cell>
              <table:table-cell office:value-type="float" office:value="7.935178">
                <text:p>7.9351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9">
                <text:p>429</text:p>
              </table:table-cell>
              <table:table-cell office:value-type="float" office:value="8.368045">
                <text:p>8.3680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1">
                <text:p>431</text:p>
              </table:table-cell>
              <table:table-cell office:value-type="float" office:value="8.160089">
                <text:p>8.1600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3">
                <text:p>433</text:p>
              </table:table-cell>
              <table:table-cell office:value-type="float" office:value="8.109322">
                <text:p>8.1093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5">
                <text:p>435</text:p>
              </table:table-cell>
              <table:table-cell office:value-type="float" office:value="8.122362">
                <text:p>8.12236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7">
                <text:p>437</text:p>
              </table:table-cell>
              <table:table-cell office:value-type="float" office:value="8.144969">
                <text:p>8.14496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9">
                <text:p>439</text:p>
              </table:table-cell>
              <table:table-cell office:value-type="float" office:value="8.109707">
                <text:p>8.1097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1">
                <text:p>441</text:p>
              </table:table-cell>
              <table:table-cell office:value-type="float" office:value="8.098743">
                <text:p>8.09874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3">
                <text:p>443</text:p>
              </table:table-cell>
              <table:table-cell office:value-type="float" office:value="8.12471">
                <text:p>8.1247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5">
                <text:p>445</text:p>
              </table:table-cell>
              <table:table-cell office:value-type="float" office:value="8.11654">
                <text:p>8.1165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7">
                <text:p>447</text:p>
              </table:table-cell>
              <table:table-cell office:value-type="float" office:value="8.098554">
                <text:p>8.09855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9">
                <text:p>449</text:p>
              </table:table-cell>
              <table:table-cell office:value-type="float" office:value="8.137393">
                <text:p>8.13739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1">
                <text:p>451</text:p>
              </table:table-cell>
              <table:table-cell office:value-type="float" office:value="8.110733">
                <text:p>8.11073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3">
                <text:p>453</text:p>
              </table:table-cell>
              <table:table-cell office:value-type="float" office:value="8.136528">
                <text:p>8.1365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5">
                <text:p>455</text:p>
              </table:table-cell>
              <table:table-cell office:value-type="float" office:value="8.095819">
                <text:p>8.09581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7">
                <text:p>457</text:p>
              </table:table-cell>
              <table:table-cell office:value-type="float" office:value="8.118466">
                <text:p>8.11846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9">
                <text:p>459</text:p>
              </table:table-cell>
              <table:table-cell office:value-type="float" office:value="8.12016">
                <text:p>8.120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1">
                <text:p>461</text:p>
              </table:table-cell>
              <table:table-cell office:value-type="float" office:value="8.123289">
                <text:p>8.12328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3">
                <text:p>463</text:p>
              </table:table-cell>
              <table:table-cell office:value-type="float" office:value="8.103116">
                <text:p>8.10311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5">
                <text:p>465</text:p>
              </table:table-cell>
              <table:table-cell office:value-type="float" office:value="8.232812">
                <text:p>8.23281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7">
                <text:p>467</text:p>
              </table:table-cell>
              <table:table-cell office:value-type="float" office:value="8.17362">
                <text:p>8.173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9">
                <text:p>469</text:p>
              </table:table-cell>
              <table:table-cell office:value-type="float" office:value="8.146113">
                <text:p>8.1461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1">
                <text:p>471</text:p>
              </table:table-cell>
              <table:table-cell office:value-type="float" office:value="8.098691">
                <text:p>8.0986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3">
                <text:p>473</text:p>
              </table:table-cell>
              <table:table-cell office:value-type="float" office:value="8.368017">
                <text:p>8.3680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5">
                <text:p>475</text:p>
              </table:table-cell>
              <table:table-cell office:value-type="float" office:value="8.146445">
                <text:p>8.1464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7">
                <text:p>477</text:p>
              </table:table-cell>
              <table:table-cell office:value-type="float" office:value="8.129275">
                <text:p>8.12927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9">
                <text:p>479</text:p>
              </table:table-cell>
              <table:table-cell office:value-type="float" office:value="8.16888">
                <text:p>8.1688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1">
                <text:p>481</text:p>
              </table:table-cell>
              <table:table-cell office:value-type="float" office:value="8.306428">
                <text:p>8.30642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3">
                <text:p>483</text:p>
              </table:table-cell>
              <table:table-cell office:value-type="float" office:value="8.116318">
                <text:p>8.11631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5">
                <text:p>485</text:p>
              </table:table-cell>
              <table:table-cell office:value-type="float" office:value="8.135605">
                <text:p>8.13560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7">
                <text:p>487</text:p>
              </table:table-cell>
              <table:table-cell office:value-type="float" office:value="8.144493">
                <text:p>8.1444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9">
                <text:p>489</text:p>
              </table:table-cell>
              <table:table-cell office:value-type="float" office:value="8.131153">
                <text:p>8.13115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1">
                <text:p>491</text:p>
              </table:table-cell>
              <table:table-cell office:value-type="float" office:value="8.113371">
                <text:p>8.11337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3">
                <text:p>493</text:p>
              </table:table-cell>
              <table:table-cell office:value-type="float" office:value="8.163161">
                <text:p>8.16316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5">
                <text:p>495</text:p>
              </table:table-cell>
              <table:table-cell office:value-type="float" office:value="8.154284">
                <text:p>8.15428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7">
                <text:p>497</text:p>
              </table:table-cell>
              <table:table-cell office:value-type="float" office:value="8.11222">
                <text:p>8.1122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9">
                <text:p>499</text:p>
              </table:table-cell>
              <table:table-cell office:value-type="float" office:value="8.154864">
                <text:p>8.1548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1">
                <text:p>501</text:p>
              </table:table-cell>
              <table:table-cell office:value-type="float" office:value="8.089777">
                <text:p>8.08977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3">
                <text:p>503</text:p>
              </table:table-cell>
              <table:table-cell office:value-type="float" office:value="8.107664">
                <text:p>8.10766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5">
                <text:p>505</text:p>
              </table:table-cell>
              <table:table-cell office:value-type="float" office:value="8.153655">
                <text:p>8.15365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7">
                <text:p>507</text:p>
              </table:table-cell>
              <table:table-cell office:value-type="float" office:value="8.138564">
                <text:p>8.13856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9">
                <text:p>509</text:p>
              </table:table-cell>
              <table:table-cell office:value-type="float" office:value="8.339454">
                <text:p>8.33945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1">
                <text:p>511</text:p>
              </table:table-cell>
              <table:table-cell office:value-type="float" office:value="8.045198">
                <text:p>8.04519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3">
                <text:p>513</text:p>
              </table:table-cell>
              <table:table-cell office:value-type="float" office:value="8.068214">
                <text:p>8.0682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5">
                <text:p>515</text:p>
              </table:table-cell>
              <table:table-cell office:value-type="float" office:value="8.050893">
                <text:p>8.05089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7">
                <text:p>517</text:p>
              </table:table-cell>
              <table:table-cell office:value-type="float" office:value="8.065276">
                <text:p>8.0652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9">
                <text:p>519</text:p>
              </table:table-cell>
              <table:table-cell office:value-type="float" office:value="8.110578">
                <text:p>8.1105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1">
                <text:p>521</text:p>
              </table:table-cell>
              <table:table-cell office:value-type="float" office:value="8.061639">
                <text:p>8.0616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3">
                <text:p>523</text:p>
              </table:table-cell>
              <table:table-cell office:value-type="float" office:value="8.073099">
                <text:p>8.0730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5">
                <text:p>525</text:p>
              </table:table-cell>
              <table:table-cell office:value-type="float" office:value="8.210537">
                <text:p>8.21053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7">
                <text:p>527</text:p>
              </table:table-cell>
              <table:table-cell office:value-type="float" office:value="8.08971">
                <text:p>8.0897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9">
                <text:p>529</text:p>
              </table:table-cell>
              <table:table-cell office:value-type="float" office:value="8.055838">
                <text:p>8.05583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1">
                <text:p>531</text:p>
              </table:table-cell>
              <table:table-cell office:value-type="float" office:value="8.050699">
                <text:p>8.05069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3">
                <text:p>533</text:p>
              </table:table-cell>
              <table:table-cell office:value-type="float" office:value="8.066876">
                <text:p>8.0668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5">
                <text:p>535</text:p>
              </table:table-cell>
              <table:table-cell office:value-type="float" office:value="8.256506">
                <text:p>8.25650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7">
                <text:p>537</text:p>
              </table:table-cell>
              <table:table-cell office:value-type="float" office:value="8.099147">
                <text:p>8.09914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9">
                <text:p>539</text:p>
              </table:table-cell>
              <table:table-cell office:value-type="float" office:value="8.029006">
                <text:p>8.02900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1">
                <text:p>541</text:p>
              </table:table-cell>
              <table:table-cell office:value-type="float" office:value="8.232605">
                <text:p>8.23260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3">
                <text:p>543</text:p>
              </table:table-cell>
              <table:table-cell office:value-type="float" office:value="8.069788">
                <text:p>8.0697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5">
                <text:p>545</text:p>
              </table:table-cell>
              <table:table-cell office:value-type="float" office:value="8.223791">
                <text:p>8.22379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7">
                <text:p>547</text:p>
              </table:table-cell>
              <table:table-cell office:value-type="float" office:value="8.072827">
                <text:p>8.0728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9">
                <text:p>549</text:p>
              </table:table-cell>
              <table:table-cell office:value-type="float" office:value="8.046179">
                <text:p>8.04617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1">
                <text:p>551</text:p>
              </table:table-cell>
              <table:table-cell office:value-type="float" office:value="8.094974">
                <text:p>8.09497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3">
                <text:p>553</text:p>
              </table:table-cell>
              <table:table-cell office:value-type="float" office:value="8.244305">
                <text:p>8.24430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5">
                <text:p>555</text:p>
              </table:table-cell>
              <table:table-cell office:value-type="float" office:value="8.061237">
                <text:p>8.06123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7">
                <text:p>557</text:p>
              </table:table-cell>
              <table:table-cell office:value-type="float" office:value="8.011499">
                <text:p>8.01149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9">
                <text:p>559</text:p>
              </table:table-cell>
              <table:table-cell office:value-type="float" office:value="8.105129">
                <text:p>8.10512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1">
                <text:p>561</text:p>
              </table:table-cell>
              <table:table-cell office:value-type="float" office:value="8.054397">
                <text:p>8.0543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3">
                <text:p>563</text:p>
              </table:table-cell>
              <table:table-cell office:value-type="float" office:value="8.251134">
                <text:p>8.25113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5">
                <text:p>565</text:p>
              </table:table-cell>
              <table:table-cell office:value-type="float" office:value="8.059227">
                <text:p>8.05922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7">
                <text:p>567</text:p>
              </table:table-cell>
              <table:table-cell office:value-type="float" office:value="8.235485">
                <text:p>8.23548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9">
                <text:p>569</text:p>
              </table:table-cell>
              <table:table-cell office:value-type="float" office:value="8.276532">
                <text:p>8.27653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1">
                <text:p>571</text:p>
              </table:table-cell>
              <table:table-cell office:value-type="float" office:value="8.050762">
                <text:p>8.05076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3">
                <text:p>573</text:p>
              </table:table-cell>
              <table:table-cell office:value-type="float" office:value="8.06212">
                <text:p>8.0621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5">
                <text:p>575</text:p>
              </table:table-cell>
              <table:table-cell office:value-type="float" office:value="8.420469">
                <text:p>8.42046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7">
                <text:p>577</text:p>
              </table:table-cell>
              <table:table-cell office:value-type="float" office:value="8.250408">
                <text:p>8.25040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9">
                <text:p>579</text:p>
              </table:table-cell>
              <table:table-cell office:value-type="float" office:value="8.261251">
                <text:p>8.26125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1">
                <text:p>581</text:p>
              </table:table-cell>
              <table:table-cell office:value-type="float" office:value="8.486838">
                <text:p>8.48683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3">
                <text:p>583</text:p>
              </table:table-cell>
              <table:table-cell office:value-type="float" office:value="8.043441">
                <text:p>8.04344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5">
                <text:p>585</text:p>
              </table:table-cell>
              <table:table-cell office:value-type="float" office:value="8.15849">
                <text:p>8.158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7">
                <text:p>587</text:p>
              </table:table-cell>
              <table:table-cell office:value-type="float" office:value="8.035523">
                <text:p>8.03552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9">
                <text:p>589</text:p>
              </table:table-cell>
              <table:table-cell office:value-type="float" office:value="8.227411">
                <text:p>8.2274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1">
                <text:p>591</text:p>
              </table:table-cell>
              <table:table-cell office:value-type="float" office:value="8.027157">
                <text:p>8.02715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3">
                <text:p>593</text:p>
              </table:table-cell>
              <table:table-cell office:value-type="float" office:value="8.079325">
                <text:p>8.0793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5">
                <text:p>595</text:p>
              </table:table-cell>
              <table:table-cell office:value-type="float" office:value="8.204177">
                <text:p>8.20417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7">
                <text:p>597</text:p>
              </table:table-cell>
              <table:table-cell office:value-type="float" office:value="8.051994">
                <text:p>8.0519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9">
                <text:p>599</text:p>
              </table:table-cell>
              <table:table-cell office:value-type="float" office:value="8.074061">
                <text:p>8.0740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1">
                <text:p>601</text:p>
              </table:table-cell>
              <table:table-cell office:value-type="float" office:value="8.058358">
                <text:p>8.05835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3">
                <text:p>603</text:p>
              </table:table-cell>
              <table:table-cell office:value-type="float" office:value="8.0463">
                <text:p>8.04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5">
                <text:p>605</text:p>
              </table:table-cell>
              <table:table-cell office:value-type="float" office:value="8.200242">
                <text:p>8.20024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7">
                <text:p>607</text:p>
              </table:table-cell>
              <table:table-cell office:value-type="float" office:value="8.049404">
                <text:p>8.04940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9">
                <text:p>609</text:p>
              </table:table-cell>
              <table:table-cell office:value-type="float" office:value="8.203958">
                <text:p>8.2039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1">
                <text:p>611</text:p>
              </table:table-cell>
              <table:table-cell office:value-type="float" office:value="8.045315">
                <text:p>8.04531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3">
                <text:p>613</text:p>
              </table:table-cell>
              <table:table-cell office:value-type="float" office:value="8.059349">
                <text:p>8.05934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5">
                <text:p>615</text:p>
              </table:table-cell>
              <table:table-cell office:value-type="float" office:value="8.072598">
                <text:p>8.07259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7">
                <text:p>617</text:p>
              </table:table-cell>
              <table:table-cell office:value-type="float" office:value="8.068451">
                <text:p>8.0684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9">
                <text:p>619</text:p>
              </table:table-cell>
              <table:table-cell office:value-type="float" office:value="8.046083">
                <text:p>8.04608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1">
                <text:p>621</text:p>
              </table:table-cell>
              <table:table-cell office:value-type="float" office:value="8.052143">
                <text:p>8.05214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3">
                <text:p>623</text:p>
              </table:table-cell>
              <table:table-cell office:value-type="float" office:value="8.065835">
                <text:p>8.06583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5">
                <text:p>625</text:p>
              </table:table-cell>
              <table:table-cell office:value-type="float" office:value="8.059968">
                <text:p>8.0599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7">
                <text:p>627</text:p>
              </table:table-cell>
              <table:table-cell office:value-type="float" office:value="8.043174">
                <text:p>8.04317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9">
                <text:p>629</text:p>
              </table:table-cell>
              <table:table-cell office:value-type="float" office:value="8.071844">
                <text:p>8.07184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1">
                <text:p>631</text:p>
              </table:table-cell>
              <table:table-cell office:value-type="float" office:value="8.043223">
                <text:p>8.04322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3">
                <text:p>633</text:p>
              </table:table-cell>
              <table:table-cell office:value-type="float" office:value="8.050975">
                <text:p>8.05097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5">
                <text:p>635</text:p>
              </table:table-cell>
              <table:table-cell office:value-type="float" office:value="8.04868">
                <text:p>8.0486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7">
                <text:p>637</text:p>
              </table:table-cell>
              <table:table-cell office:value-type="float" office:value="8.054802">
                <text:p>8.05480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9">
                <text:p>639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1">
                <text:p>641</text:p>
              </table:table-cell>
              <table:table-cell office:value-type="float" office:value="8.352392">
                <text:p>8.35239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3">
                <text:p>643</text:p>
              </table:table-cell>
              <table:table-cell office:value-type="float" office:value="8.059743">
                <text:p>8.05974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5">
                <text:p>645</text:p>
              </table:table-cell>
              <table:table-cell office:value-type="float" office:value="8.057367">
                <text:p>8.0573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7">
                <text:p>647</text:p>
              </table:table-cell>
              <table:table-cell office:value-type="float" office:value="8.222674">
                <text:p>8.22267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9">
                <text:p>649</text:p>
              </table:table-cell>
              <table:table-cell office:value-type="float" office:value="8.077133">
                <text:p>8.0771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1">
                <text:p>651</text:p>
              </table:table-cell>
              <table:table-cell office:value-type="float" office:value="8.223186">
                <text:p>8.22318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3">
                <text:p>653</text:p>
              </table:table-cell>
              <table:table-cell office:value-type="float" office:value="8.222303">
                <text:p>8.22230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5">
                <text:p>655</text:p>
              </table:table-cell>
              <table:table-cell office:value-type="float" office:value="8.306322">
                <text:p>8.3063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7">
                <text:p>657</text:p>
              </table:table-cell>
              <table:table-cell office:value-type="float" office:value="8.174615">
                <text:p>8.1746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9">
                <text:p>659</text:p>
              </table:table-cell>
              <table:table-cell office:value-type="float" office:value="8.07632">
                <text:p>8.076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1">
                <text:p>661</text:p>
              </table:table-cell>
              <table:table-cell office:value-type="float" office:value="8.059428">
                <text:p>8.05942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3">
                <text:p>663</text:p>
              </table:table-cell>
              <table:table-cell office:value-type="float" office:value="8.083921">
                <text:p>8.0839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5">
                <text:p>665</text:p>
              </table:table-cell>
              <table:table-cell office:value-type="float" office:value="8.048447">
                <text:p>8.04844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7">
                <text:p>667</text:p>
              </table:table-cell>
              <table:table-cell office:value-type="float" office:value="8.016724">
                <text:p>8.0167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9">
                <text:p>669</text:p>
              </table:table-cell>
              <table:table-cell office:value-type="float" office:value="8.052746">
                <text:p>8.05274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1">
                <text:p>671</text:p>
              </table:table-cell>
              <table:table-cell office:value-type="float" office:value="8.055613">
                <text:p>8.0556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3">
                <text:p>673</text:p>
              </table:table-cell>
              <table:table-cell office:value-type="float" office:value="8.048229">
                <text:p>8.0482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5">
                <text:p>675</text:p>
              </table:table-cell>
              <table:table-cell office:value-type="float" office:value="8.07055">
                <text:p>8.070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7">
                <text:p>677</text:p>
              </table:table-cell>
              <table:table-cell office:value-type="float" office:value="8.214043">
                <text:p>8.21404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9">
                <text:p>679</text:p>
              </table:table-cell>
              <table:table-cell office:value-type="float" office:value="8.093885">
                <text:p>8.09388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1">
                <text:p>681</text:p>
              </table:table-cell>
              <table:table-cell office:value-type="float" office:value="8.233843">
                <text:p>8.23384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3">
                <text:p>683</text:p>
              </table:table-cell>
              <table:table-cell office:value-type="float" office:value="8.054362">
                <text:p>8.05436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5">
                <text:p>685</text:p>
              </table:table-cell>
              <table:table-cell office:value-type="float" office:value="8.097891">
                <text:p>8.0978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7">
                <text:p>687</text:p>
              </table:table-cell>
              <table:table-cell office:value-type="float" office:value="8.051476">
                <text:p>8.05147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9">
                <text:p>689</text:p>
              </table:table-cell>
              <table:table-cell office:value-type="float" office:value="8.226835">
                <text:p>8.22683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1">
                <text:p>691</text:p>
              </table:table-cell>
              <table:table-cell office:value-type="float" office:value="8.074705">
                <text:p>8.0747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3">
                <text:p>693</text:p>
              </table:table-cell>
              <table:table-cell office:value-type="float" office:value="8.066054">
                <text:p>8.06605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5">
                <text:p>695</text:p>
              </table:table-cell>
              <table:table-cell office:value-type="float" office:value="8.07712">
                <text:p>8.077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7">
                <text:p>697</text:p>
              </table:table-cell>
              <table:table-cell office:value-type="float" office:value="8.216786">
                <text:p>8.21678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9">
                <text:p>699</text:p>
              </table:table-cell>
              <table:table-cell office:value-type="float" office:value="8.075664">
                <text:p>8.07566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1">
                <text:p>701</text:p>
              </table:table-cell>
              <table:table-cell office:value-type="float" office:value="8.059416">
                <text:p>8.0594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3">
                <text:p>703</text:p>
              </table:table-cell>
              <table:table-cell office:value-type="float" office:value="8.231853">
                <text:p>8.23185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5">
                <text:p>705</text:p>
              </table:table-cell>
              <table:table-cell office:value-type="float" office:value="8.063699">
                <text:p>8.06369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7">
                <text:p>707</text:p>
              </table:table-cell>
              <table:table-cell office:value-type="float" office:value="8.079952">
                <text:p>8.0799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9">
                <text:p>709</text:p>
              </table:table-cell>
              <table:table-cell office:value-type="float" office:value="8.068396">
                <text:p>8.06839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1">
                <text:p>711</text:p>
              </table:table-cell>
              <table:table-cell office:value-type="float" office:value="8.059325">
                <text:p>8.05932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3">
                <text:p>713</text:p>
              </table:table-cell>
              <table:table-cell office:value-type="float" office:value="8.920673">
                <text:p>8.92067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5">
                <text:p>715</text:p>
              </table:table-cell>
              <table:table-cell office:value-type="float" office:value="8.207503">
                <text:p>8.20750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7">
                <text:p>717</text:p>
              </table:table-cell>
              <table:table-cell office:value-type="float" office:value="8.096966">
                <text:p>8.09696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9">
                <text:p>719</text:p>
              </table:table-cell>
              <table:table-cell office:value-type="float" office:value="8.065979">
                <text:p>8.06597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1">
                <text:p>721</text:p>
              </table:table-cell>
              <table:table-cell office:value-type="float" office:value="8.084465">
                <text:p>8.08446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3">
                <text:p>723</text:p>
              </table:table-cell>
              <table:table-cell office:value-type="float" office:value="8.067999">
                <text:p>8.06799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5">
                <text:p>725</text:p>
              </table:table-cell>
              <table:table-cell office:value-type="float" office:value="8.213716">
                <text:p>8.2137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7">
                <text:p>727</text:p>
              </table:table-cell>
              <table:table-cell office:value-type="float" office:value="8.078755">
                <text:p>8.07875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9">
                <text:p>729</text:p>
              </table:table-cell>
              <table:table-cell office:value-type="float" office:value="8.048734">
                <text:p>8.04873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1">
                <text:p>731</text:p>
              </table:table-cell>
              <table:table-cell office:value-type="float" office:value="8.33094">
                <text:p>8.3309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3">
                <text:p>733</text:p>
              </table:table-cell>
              <table:table-cell office:value-type="float" office:value="8.111664">
                <text:p>8.11166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5">
                <text:p>735</text:p>
              </table:table-cell>
              <table:table-cell office:value-type="float" office:value="8.063857">
                <text:p>8.06385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7">
                <text:p>737</text:p>
              </table:table-cell>
              <table:table-cell office:value-type="float" office:value="8.239674">
                <text:p>8.23967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9">
                <text:p>739</text:p>
              </table:table-cell>
              <table:table-cell office:value-type="float" office:value="8.092353">
                <text:p>8.09235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1">
                <text:p>741</text:p>
              </table:table-cell>
              <table:table-cell office:value-type="float" office:value="8.086063">
                <text:p>8.0860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3">
                <text:p>743</text:p>
              </table:table-cell>
              <table:table-cell office:value-type="float" office:value="8.219013">
                <text:p>8.21901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5">
                <text:p>745</text:p>
              </table:table-cell>
              <table:table-cell office:value-type="float" office:value="8.078399">
                <text:p>8.07839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7">
                <text:p>747</text:p>
              </table:table-cell>
              <table:table-cell office:value-type="float" office:value="8.098162">
                <text:p>8.09816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9">
                <text:p>749</text:p>
              </table:table-cell>
              <table:table-cell office:value-type="float" office:value="8.076484">
                <text:p>8.07648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1">
                <text:p>751</text:p>
              </table:table-cell>
              <table:table-cell office:value-type="float" office:value="8.090848">
                <text:p>8.0908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3">
                <text:p>753</text:p>
              </table:table-cell>
              <table:table-cell office:value-type="float" office:value="8.075547">
                <text:p>8.07554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5">
                <text:p>755</text:p>
              </table:table-cell>
              <table:table-cell office:value-type="float" office:value="8.087324">
                <text:p>8.0873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7">
                <text:p>757</text:p>
              </table:table-cell>
              <table:table-cell office:value-type="float" office:value="8.06675">
                <text:p>8.066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9">
                <text:p>759</text:p>
              </table:table-cell>
              <table:table-cell office:value-type="float" office:value="8.099031">
                <text:p>8.09903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1">
                <text:p>761</text:p>
              </table:table-cell>
              <table:table-cell office:value-type="float" office:value="8.062541">
                <text:p>8.06254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3">
                <text:p>763</text:p>
              </table:table-cell>
              <table:table-cell office:value-type="float" office:value="8.077102">
                <text:p>8.07710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5">
                <text:p>765</text:p>
              </table:table-cell>
              <table:table-cell office:value-type="float" office:value="8.202528">
                <text:p>8.20252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7">
                <text:p>767</text:p>
              </table:table-cell>
              <table:table-cell office:value-type="float" office:value="8.087318">
                <text:p>8.0873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9">
                <text:p>769</text:p>
              </table:table-cell>
              <table:table-cell office:value-type="float" office:value="8.212686">
                <text:p>8.21268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1">
                <text:p>771</text:p>
              </table:table-cell>
              <table:table-cell office:value-type="float" office:value="8.206035">
                <text:p>8.20603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3">
                <text:p>773</text:p>
              </table:table-cell>
              <table:table-cell office:value-type="float" office:value="8.119811">
                <text:p>8.1198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5">
                <text:p>775</text:p>
              </table:table-cell>
              <table:table-cell office:value-type="float" office:value="8.088289">
                <text:p>8.08828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7">
                <text:p>777</text:p>
              </table:table-cell>
              <table:table-cell office:value-type="float" office:value="8.071069">
                <text:p>8.07106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9">
                <text:p>779</text:p>
              </table:table-cell>
              <table:table-cell office:value-type="float" office:value="8.077873">
                <text:p>8.07787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1">
                <text:p>781</text:p>
              </table:table-cell>
              <table:table-cell office:value-type="float" office:value="8.206309">
                <text:p>8.20630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3">
                <text:p>783</text:p>
              </table:table-cell>
              <table:table-cell office:value-type="float" office:value="8.154306">
                <text:p>8.15430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5">
                <text:p>785</text:p>
              </table:table-cell>
              <table:table-cell office:value-type="float" office:value="8.088255">
                <text:p>8.08825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7">
                <text:p>787</text:p>
              </table:table-cell>
              <table:table-cell office:value-type="float" office:value="8.082376">
                <text:p>8.08237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9">
                <text:p>789</text:p>
              </table:table-cell>
              <table:table-cell office:value-type="float" office:value="8.074871">
                <text:p>8.07487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1">
                <text:p>791</text:p>
              </table:table-cell>
              <table:table-cell office:value-type="float" office:value="8.082694">
                <text:p>8.08269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3">
                <text:p>793</text:p>
              </table:table-cell>
              <table:table-cell office:value-type="float" office:value="8.070993">
                <text:p>8.07099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5">
                <text:p>795</text:p>
              </table:table-cell>
              <table:table-cell office:value-type="float" office:value="8.073658">
                <text:p>8.07365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7">
                <text:p>797</text:p>
              </table:table-cell>
              <table:table-cell office:value-type="float" office:value="8.301393">
                <text:p>8.30139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9">
                <text:p>799</text:p>
              </table:table-cell>
              <table:table-cell office:value-type="float" office:value="8.082309">
                <text:p>8.08230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1">
                <text:p>801</text:p>
              </table:table-cell>
              <table:table-cell office:value-type="float" office:value="8.193109">
                <text:p>8.19310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3">
                <text:p>803</text:p>
              </table:table-cell>
              <table:table-cell office:value-type="float" office:value="8.236372">
                <text:p>8.23637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5">
                <text:p>805</text:p>
              </table:table-cell>
              <table:table-cell office:value-type="float" office:value="8.066029">
                <text:p>8.06602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7">
                <text:p>807</text:p>
              </table:table-cell>
              <table:table-cell office:value-type="float" office:value="8.208429">
                <text:p>8.208429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9">
                <text:p>809</text:p>
              </table:table-cell>
              <table:table-cell office:value-type="float" office:value="8.088106">
                <text:p>8.08810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1">
                <text:p>811</text:p>
              </table:table-cell>
              <table:table-cell office:value-type="float" office:value="8.204036">
                <text:p>8.20403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3">
                <text:p>813</text:p>
              </table:table-cell>
              <table:table-cell office:value-type="float" office:value="8.066915">
                <text:p>8.0669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5">
                <text:p>815</text:p>
              </table:table-cell>
              <table:table-cell office:value-type="float" office:value="8.10226">
                <text:p>8.1022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7">
                <text:p>817</text:p>
              </table:table-cell>
              <table:table-cell office:value-type="float" office:value="8.08085">
                <text:p>8.0808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9">
                <text:p>819</text:p>
              </table:table-cell>
              <table:table-cell office:value-type="float" office:value="8.088343">
                <text:p>8.08834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1">
                <text:p>821</text:p>
              </table:table-cell>
              <table:table-cell office:value-type="float" office:value="23.358074">
                <text:p>23.35807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3">
                <text:p>823</text:p>
              </table:table-cell>
              <table:table-cell office:value-type="float" office:value="8.090736">
                <text:p>8.09073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5">
                <text:p>825</text:p>
              </table:table-cell>
              <table:table-cell office:value-type="float" office:value="8.086328">
                <text:p>8.08632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7">
                <text:p>827</text:p>
              </table:table-cell>
              <table:table-cell office:value-type="float" office:value="8.103283">
                <text:p>8.10328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9">
                <text:p>829</text:p>
              </table:table-cell>
              <table:table-cell office:value-type="float" office:value="8.084288">
                <text:p>8.08428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1">
                <text:p>831</text:p>
              </table:table-cell>
              <table:table-cell office:value-type="float" office:value="8.094139">
                <text:p>8.0941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3">
                <text:p>833</text:p>
              </table:table-cell>
              <table:table-cell office:value-type="float" office:value="8.083375">
                <text:p>8.0833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5">
                <text:p>835</text:p>
              </table:table-cell>
              <table:table-cell office:value-type="float" office:value="8.088356">
                <text:p>8.08835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7">
                <text:p>837</text:p>
              </table:table-cell>
              <table:table-cell office:value-type="float" office:value="8.066693">
                <text:p>8.06669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9">
                <text:p>839</text:p>
              </table:table-cell>
              <table:table-cell office:value-type="float" office:value="8.070348">
                <text:p>8.07034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1">
                <text:p>841</text:p>
              </table:table-cell>
              <table:table-cell office:value-type="float" office:value="8.233356">
                <text:p>8.23335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3">
                <text:p>843</text:p>
              </table:table-cell>
              <table:table-cell office:value-type="float" office:value="8.074721">
                <text:p>8.074721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5">
                <text:p>845</text:p>
              </table:table-cell>
              <table:table-cell office:value-type="float" office:value="8.198666">
                <text:p>8.19866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7">
                <text:p>847</text:p>
              </table:table-cell>
              <table:table-cell office:value-type="float" office:value="8.212642">
                <text:p>8.21264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9">
                <text:p>849</text:p>
              </table:table-cell>
              <table:table-cell office:value-type="float" office:value="8.061435">
                <text:p>8.06143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1">
                <text:p>851</text:p>
              </table:table-cell>
              <table:table-cell office:value-type="float" office:value="8.079674">
                <text:p>8.07967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3">
                <text:p>853</text:p>
              </table:table-cell>
              <table:table-cell office:value-type="float" office:value="8.111043">
                <text:p>8.11104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5">
                <text:p>855</text:p>
              </table:table-cell>
              <table:table-cell office:value-type="float" office:value="8.143302">
                <text:p>8.14330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7">
                <text:p>857</text:p>
              </table:table-cell>
              <table:table-cell office:value-type="float" office:value="8.068642">
                <text:p>8.06864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9">
                <text:p>859</text:p>
              </table:table-cell>
              <table:table-cell office:value-type="float" office:value="8.111577">
                <text:p>8.11157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1">
                <text:p>861</text:p>
              </table:table-cell>
              <table:table-cell office:value-type="float" office:value="8.087306">
                <text:p>8.08730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3">
                <text:p>863</text:p>
              </table:table-cell>
              <table:table-cell office:value-type="float" office:value="8.086764">
                <text:p>8.08676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5">
                <text:p>865</text:p>
              </table:table-cell>
              <table:table-cell office:value-type="float" office:value="8.088871">
                <text:p>8.08887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7">
                <text:p>867</text:p>
              </table:table-cell>
              <table:table-cell office:value-type="float" office:value="8.082723">
                <text:p>8.08272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9">
                <text:p>869</text:p>
              </table:table-cell>
              <table:table-cell office:value-type="float" office:value="8.17189">
                <text:p>8.1718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1">
                <text:p>871</text:p>
              </table:table-cell>
              <table:table-cell office:value-type="float" office:value="8.201224">
                <text:p>8.2012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3">
                <text:p>873</text:p>
              </table:table-cell>
              <table:table-cell office:value-type="float" office:value="8.104732">
                <text:p>8.10473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5">
                <text:p>875</text:p>
              </table:table-cell>
              <table:table-cell office:value-type="float" office:value="8.095924">
                <text:p>8.09592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7">
                <text:p>877</text:p>
              </table:table-cell>
              <table:table-cell office:value-type="float" office:value="8.089085">
                <text:p>8.08908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9">
                <text:p>879</text:p>
              </table:table-cell>
              <table:table-cell office:value-type="float" office:value="8.088163">
                <text:p>8.08816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1">
                <text:p>881</text:p>
              </table:table-cell>
              <table:table-cell office:value-type="float" office:value="8.077451">
                <text:p>8.07745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3">
                <text:p>883</text:p>
              </table:table-cell>
              <table:table-cell office:value-type="float" office:value="8.19683">
                <text:p>8.1968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5">
                <text:p>885</text:p>
              </table:table-cell>
              <table:table-cell office:value-type="float" office:value="8.069569">
                <text:p>8.06956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7">
                <text:p>887</text:p>
              </table:table-cell>
              <table:table-cell office:value-type="float" office:value="8.209423">
                <text:p>8.20942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9">
                <text:p>889</text:p>
              </table:table-cell>
              <table:table-cell office:value-type="float" office:value="8.187593">
                <text:p>8.18759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1">
                <text:p>891</text:p>
              </table:table-cell>
              <table:table-cell office:value-type="float" office:value="8.08182">
                <text:p>8.0818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3">
                <text:p>893</text:p>
              </table:table-cell>
              <table:table-cell office:value-type="float" office:value="8.189927">
                <text:p>8.18992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5">
                <text:p>895</text:p>
              </table:table-cell>
              <table:table-cell office:value-type="float" office:value="8.201238">
                <text:p>8.20123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7">
                <text:p>897</text:p>
              </table:table-cell>
              <table:table-cell office:value-type="float" office:value="8.071852">
                <text:p>8.07185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9">
                <text:p>899</text:p>
              </table:table-cell>
              <table:table-cell office:value-type="float" office:value="8.183161">
                <text:p>8.18316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1">
                <text:p>901</text:p>
              </table:table-cell>
              <table:table-cell office:value-type="float" office:value="8.261552">
                <text:p>8.26155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3">
                <text:p>903</text:p>
              </table:table-cell>
              <table:table-cell office:value-type="float" office:value="8.077979">
                <text:p>8.07797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5">
                <text:p>905</text:p>
              </table:table-cell>
              <table:table-cell office:value-type="float" office:value="8.199003">
                <text:p>8.1990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7">
                <text:p>907</text:p>
              </table:table-cell>
              <table:table-cell office:value-type="float" office:value="8.073193">
                <text:p>8.07319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9">
                <text:p>909</text:p>
              </table:table-cell>
              <table:table-cell office:value-type="float" office:value="8.218265">
                <text:p>8.21826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1">
                <text:p>911</text:p>
              </table:table-cell>
              <table:table-cell office:value-type="float" office:value="8.238882">
                <text:p>8.23888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3">
                <text:p>913</text:p>
              </table:table-cell>
              <table:table-cell office:value-type="float" office:value="8.240043">
                <text:p>8.24004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5">
                <text:p>915</text:p>
              </table:table-cell>
              <table:table-cell office:value-type="float" office:value="8.076502">
                <text:p>8.07650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7">
                <text:p>917</text:p>
              </table:table-cell>
              <table:table-cell office:value-type="float" office:value="8.202795">
                <text:p>8.20279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9">
                <text:p>919</text:p>
              </table:table-cell>
              <table:table-cell office:value-type="float" office:value="8.085483">
                <text:p>8.08548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1">
                <text:p>921</text:p>
              </table:table-cell>
              <table:table-cell office:value-type="float" office:value="8.096824">
                <text:p>8.09682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3">
                <text:p>923</text:p>
              </table:table-cell>
              <table:table-cell office:value-type="float" office:value="8.069364">
                <text:p>8.06936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5">
                <text:p>925</text:p>
              </table:table-cell>
              <table:table-cell office:value-type="float" office:value="8.090521">
                <text:p>8.09052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7">
                <text:p>927</text:p>
              </table:table-cell>
              <table:table-cell office:value-type="float" office:value="8.078076">
                <text:p>8.07807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9">
                <text:p>929</text:p>
              </table:table-cell>
              <table:table-cell office:value-type="float" office:value="8.094511">
                <text:p>8.09451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1">
                <text:p>931</text:p>
              </table:table-cell>
              <table:table-cell office:value-type="float" office:value="8.076011">
                <text:p>8.07601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3">
                <text:p>933</text:p>
              </table:table-cell>
              <table:table-cell office:value-type="float" office:value="8.198981">
                <text:p>8.19898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5">
                <text:p>935</text:p>
              </table:table-cell>
              <table:table-cell office:value-type="float" office:value="8.080436">
                <text:p>8.08043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7">
                <text:p>937</text:p>
              </table:table-cell>
              <table:table-cell office:value-type="float" office:value="8.331366">
                <text:p>8.33136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9">
                <text:p>939</text:p>
              </table:table-cell>
              <table:table-cell office:value-type="float" office:value="8.090084">
                <text:p>8.09008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1">
                <text:p>941</text:p>
              </table:table-cell>
              <table:table-cell office:value-type="float" office:value="8.087867">
                <text:p>8.0878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3">
                <text:p>943</text:p>
              </table:table-cell>
              <table:table-cell office:value-type="float" office:value="8.079487">
                <text:p>8.07948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5">
                <text:p>945</text:p>
              </table:table-cell>
              <table:table-cell office:value-type="float" office:value="8.196797">
                <text:p>8.19679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7">
                <text:p>947</text:p>
              </table:table-cell>
              <table:table-cell office:value-type="float" office:value="8.10433">
                <text:p>8.1043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9">
                <text:p>949</text:p>
              </table:table-cell>
              <table:table-cell office:value-type="float" office:value="8.08652">
                <text:p>8.0865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1">
                <text:p>951</text:p>
              </table:table-cell>
              <table:table-cell office:value-type="float" office:value="8.078424">
                <text:p>8.07842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3">
                <text:p>953</text:p>
              </table:table-cell>
              <table:table-cell office:value-type="float" office:value="8.082884">
                <text:p>8.08288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5">
                <text:p>955</text:p>
              </table:table-cell>
              <table:table-cell office:value-type="float" office:value="8.179527">
                <text:p>8.1795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7">
                <text:p>957</text:p>
              </table:table-cell>
              <table:table-cell office:value-type="float" office:value="8.08194">
                <text:p>8.0819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9">
                <text:p>959</text:p>
              </table:table-cell>
              <table:table-cell office:value-type="float" office:value="8.186643">
                <text:p>8.18664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1">
                <text:p>961</text:p>
              </table:table-cell>
              <table:table-cell office:value-type="float" office:value="8.143055">
                <text:p>8.14305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3">
                <text:p>963</text:p>
              </table:table-cell>
              <table:table-cell office:value-type="float" office:value="8.761554">
                <text:p>8.76155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5">
                <text:p>965</text:p>
              </table:table-cell>
              <table:table-cell office:value-type="float" office:value="8.092602">
                <text:p>8.09260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7">
                <text:p>967</text:p>
              </table:table-cell>
              <table:table-cell office:value-type="float" office:value="8.113821">
                <text:p>8.11382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9">
                <text:p>969</text:p>
              </table:table-cell>
              <table:table-cell office:value-type="float" office:value="8.343637">
                <text:p>8.34363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1">
                <text:p>971</text:p>
              </table:table-cell>
              <table:table-cell office:value-type="float" office:value="8.065488">
                <text:p>8.06548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3">
                <text:p>973</text:p>
              </table:table-cell>
              <table:table-cell office:value-type="float" office:value="8.075845">
                <text:p>8.07584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5">
                <text:p>975</text:p>
              </table:table-cell>
              <table:table-cell office:value-type="float" office:value="8.331144">
                <text:p>8.33114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7">
                <text:p>977</text:p>
              </table:table-cell>
              <table:table-cell office:value-type="float" office:value="8.367479">
                <text:p>8.36747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9">
                <text:p>979</text:p>
              </table:table-cell>
              <table:table-cell office:value-type="float" office:value="8.164237">
                <text:p>8.16423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1">
                <text:p>981</text:p>
              </table:table-cell>
              <table:table-cell office:value-type="float" office:value="8.096583">
                <text:p>8.09658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3">
                <text:p>983</text:p>
              </table:table-cell>
              <table:table-cell office:value-type="float" office:value="8.101805">
                <text:p>8.10180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5">
                <text:p>985</text:p>
              </table:table-cell>
              <table:table-cell office:value-type="float" office:value="8.126381">
                <text:p>8.12638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7">
                <text:p>987</text:p>
              </table:table-cell>
              <table:table-cell office:value-type="float" office:value="8.104453">
                <text:p>8.1044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9">
                <text:p>989</text:p>
              </table:table-cell>
              <table:table-cell office:value-type="float" office:value="8.098576">
                <text:p>8.09857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1">
                <text:p>991</text:p>
              </table:table-cell>
              <table:table-cell office:value-type="float" office:value="8.102506">
                <text:p>8.10250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3">
                <text:p>993</text:p>
              </table:table-cell>
              <table:table-cell office:value-type="float" office:value="8.095857">
                <text:p>8.09585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5">
                <text:p>995</text:p>
              </table:table-cell>
              <table:table-cell office:value-type="float" office:value="8.09225">
                <text:p>8.0922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7">
                <text:p>997</text:p>
              </table:table-cell>
              <table:table-cell office:value-type="float" office:value="8.085545">
                <text:p>8.08554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9">
                <text:p>999</text:p>
              </table:table-cell>
              <table:table-cell office:value-type="float" office:value="8.098409">
                <text:p>8.09840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01">
                <text:p>1001</text:p>
              </table:table-cell>
              <table:table-cell office:value-type="float" office:value="8.325079">
                <text:p>8.32507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03">
                <text:p>1003</text:p>
              </table:table-cell>
              <table:table-cell office:value-type="float" office:value="8.196508">
                <text:p>8.19650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05">
                <text:p>1005</text:p>
              </table:table-cell>
              <table:table-cell office:value-type="float" office:value="8.347648">
                <text:p>8.34764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07">
                <text:p>1007</text:p>
              </table:table-cell>
              <table:table-cell office:value-type="float" office:value="8.191202">
                <text:p>8.19120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09">
                <text:p>1009</text:p>
              </table:table-cell>
              <table:table-cell office:value-type="float" office:value="8.085323">
                <text:p>8.08532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11">
                <text:p>1011</text:p>
              </table:table-cell>
              <table:table-cell office:value-type="float" office:value="8.188864">
                <text:p>8.18886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13">
                <text:p>1013</text:p>
              </table:table-cell>
              <table:table-cell office:value-type="float" office:value="8.081829">
                <text:p>8.08182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15">
                <text:p>1015</text:p>
              </table:table-cell>
              <table:table-cell office:value-type="float" office:value="8.195042">
                <text:p>8.19504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17">
                <text:p>1017</text:p>
              </table:table-cell>
              <table:table-cell office:value-type="float" office:value="8.113608">
                <text:p>8.11360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19">
                <text:p>1019</text:p>
              </table:table-cell>
              <table:table-cell office:value-type="float" office:value="8.184094">
                <text:p>8.18409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1">
                <text:p>1021</text:p>
              </table:table-cell>
              <table:table-cell office:value-type="float" office:value="8.080885">
                <text:p>8.08088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3">
                <text:p>1023</text:p>
              </table:table-cell>
              <table:table-cell office:value-type="float" office:value="8.073777">
                <text:p>8.07377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5">
                <text:p>1025</text:p>
              </table:table-cell>
              <table:table-cell office:value-type="float" office:value="8.058247">
                <text:p>8.05824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7">
                <text:p>1027</text:p>
              </table:table-cell>
              <table:table-cell office:value-type="float" office:value="8.240231">
                <text:p>8.24023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9">
                <text:p>1029</text:p>
              </table:table-cell>
              <table:table-cell office:value-type="float" office:value="8.06114">
                <text:p>8.0611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31">
                <text:p>1031</text:p>
              </table:table-cell>
              <table:table-cell office:value-type="float" office:value="8.14892">
                <text:p>8.148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33">
                <text:p>1033</text:p>
              </table:table-cell>
              <table:table-cell office:value-type="float" office:value="8.06115">
                <text:p>8.0611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35">
                <text:p>1035</text:p>
              </table:table-cell>
              <table:table-cell office:value-type="float" office:value="8.070011">
                <text:p>8.07001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37">
                <text:p>1037</text:p>
              </table:table-cell>
              <table:table-cell office:value-type="float" office:value="8.08604">
                <text:p>8.0860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39">
                <text:p>1039</text:p>
              </table:table-cell>
              <table:table-cell office:value-type="float" office:value="8.040005">
                <text:p>8.0400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41">
                <text:p>1041</text:p>
              </table:table-cell>
              <table:table-cell office:value-type="float" office:value="7.994067">
                <text:p>7.99406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43">
                <text:p>1043</text:p>
              </table:table-cell>
              <table:table-cell office:value-type="float" office:value="8.210247">
                <text:p>8.21024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45">
                <text:p>1045</text:p>
              </table:table-cell>
              <table:table-cell office:value-type="float" office:value="8.067031">
                <text:p>8.06703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47">
                <text:p>1047</text:p>
              </table:table-cell>
              <table:table-cell office:value-type="float" office:value="8.158236">
                <text:p>8.15823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49">
                <text:p>1049</text:p>
              </table:table-cell>
              <table:table-cell office:value-type="float" office:value="8.05706">
                <text:p>8.0570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51">
                <text:p>1051</text:p>
              </table:table-cell>
              <table:table-cell office:value-type="float" office:value="8.175201">
                <text:p>8.17520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53">
                <text:p>1053</text:p>
              </table:table-cell>
              <table:table-cell office:value-type="float" office:value="8.059589">
                <text:p>8.05958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55">
                <text:p>1055</text:p>
              </table:table-cell>
              <table:table-cell office:value-type="float" office:value="8.082056">
                <text:p>8.08205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57">
                <text:p>1057</text:p>
              </table:table-cell>
              <table:table-cell office:value-type="float" office:value="8.136374">
                <text:p>8.13637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59">
                <text:p>1059</text:p>
              </table:table-cell>
              <table:table-cell office:value-type="float" office:value="8.166669">
                <text:p>8.16666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61">
                <text:p>1061</text:p>
              </table:table-cell>
              <table:table-cell office:value-type="float" office:value="8.048591">
                <text:p>8.04859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63">
                <text:p>1063</text:p>
              </table:table-cell>
              <table:table-cell office:value-type="float" office:value="8.047894">
                <text:p>8.04789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5">
                <text:p>1065</text:p>
              </table:table-cell>
              <table:table-cell office:value-type="float" office:value="8.040605">
                <text:p>8.04060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67">
                <text:p>1067</text:p>
              </table:table-cell>
              <table:table-cell office:value-type="float" office:value="8.044459">
                <text:p>8.04445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69">
                <text:p>1069</text:p>
              </table:table-cell>
              <table:table-cell office:value-type="float" office:value="8.150308">
                <text:p>8.15030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71">
                <text:p>1071</text:p>
              </table:table-cell>
              <table:table-cell office:value-type="float" office:value="8.196057">
                <text:p>8.19605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73">
                <text:p>1073</text:p>
              </table:table-cell>
              <table:table-cell office:value-type="float" office:value="8.079284">
                <text:p>8.07928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75">
                <text:p>1075</text:p>
              </table:table-cell>
              <table:table-cell office:value-type="float" office:value="8.056798">
                <text:p>8.05679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77">
                <text:p>1077</text:p>
              </table:table-cell>
              <table:table-cell office:value-type="float" office:value="8.075787">
                <text:p>8.07578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9">
                <text:p>1079</text:p>
              </table:table-cell>
              <table:table-cell office:value-type="float" office:value="8.0441">
                <text:p>8.044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81">
                <text:p>1081</text:p>
              </table:table-cell>
              <table:table-cell office:value-type="float" office:value="8.051634">
                <text:p>8.05163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83">
                <text:p>1083</text:p>
              </table:table-cell>
              <table:table-cell office:value-type="float" office:value="8.05993">
                <text:p>8.0599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85">
                <text:p>1085</text:p>
              </table:table-cell>
              <table:table-cell office:value-type="float" office:value="8.154957">
                <text:p>8.154957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87">
                <text:p>1087</text:p>
              </table:table-cell>
              <table:table-cell office:value-type="float" office:value="8.150871">
                <text:p>8.15087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89">
                <text:p>1089</text:p>
              </table:table-cell>
              <table:table-cell office:value-type="float" office:value="8.051634">
                <text:p>8.05163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91">
                <text:p>1091</text:p>
              </table:table-cell>
              <table:table-cell office:value-type="float" office:value="8.04763">
                <text:p>8.0476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93">
                <text:p>1093</text:p>
              </table:table-cell>
              <table:table-cell office:value-type="float" office:value="8.128874">
                <text:p>8.12887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95">
                <text:p>1095</text:p>
              </table:table-cell>
              <table:table-cell office:value-type="float" office:value="8.056103">
                <text:p>8.05610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97">
                <text:p>1097</text:p>
              </table:table-cell>
              <table:table-cell office:value-type="float" office:value="8.143542">
                <text:p>8.14354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99">
                <text:p>1099</text:p>
              </table:table-cell>
              <table:table-cell office:value-type="float" office:value="8.140248">
                <text:p>8.14024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101">
                <text:p>1101</text:p>
              </table:table-cell>
              <table:table-cell office:value-type="float" office:value="8.042748">
                <text:p>8.04274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103">
                <text:p>1103</text:p>
              </table:table-cell>
              <table:table-cell office:value-type="float" office:value="8.049162">
                <text:p>8.04916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05">
                <text:p>1105</text:p>
              </table:table-cell>
              <table:table-cell office:value-type="float" office:value="8.146181">
                <text:p>8.14618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07">
                <text:p>1107</text:p>
              </table:table-cell>
              <table:table-cell office:value-type="float" office:value="8.12856">
                <text:p>8.1285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09">
                <text:p>1109</text:p>
              </table:table-cell>
              <table:table-cell office:value-type="float" office:value="8.103679">
                <text:p>8.10367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11">
                <text:p>1111</text:p>
              </table:table-cell>
              <table:table-cell office:value-type="float" office:value="8.040397">
                <text:p>8.04039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113">
                <text:p>1113</text:p>
              </table:table-cell>
              <table:table-cell office:value-type="float" office:value="8.04418">
                <text:p>8.0441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15">
                <text:p>1115</text:p>
              </table:table-cell>
              <table:table-cell office:value-type="float" office:value="8.050405">
                <text:p>8.05040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117">
                <text:p>1117</text:p>
              </table:table-cell>
              <table:table-cell office:value-type="float" office:value="8.057884">
                <text:p>8.05788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119">
                <text:p>1119</text:p>
              </table:table-cell>
              <table:table-cell office:value-type="float" office:value="8.05584">
                <text:p>8.0558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121">
                <text:p>1121</text:p>
              </table:table-cell>
              <table:table-cell office:value-type="float" office:value="8.090188">
                <text:p>8.09018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123">
                <text:p>1123</text:p>
              </table:table-cell>
              <table:table-cell office:value-type="float" office:value="8.12805">
                <text:p>8.1280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125">
                <text:p>1125</text:p>
              </table:table-cell>
              <table:table-cell office:value-type="float" office:value="8.158118">
                <text:p>8.15811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27">
                <text:p>1127</text:p>
              </table:table-cell>
              <table:table-cell office:value-type="float" office:value="8.052401">
                <text:p>8.05240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129">
                <text:p>1129</text:p>
              </table:table-cell>
              <table:table-cell office:value-type="float" office:value="8.084093">
                <text:p>8.08409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31">
                <text:p>1131</text:p>
              </table:table-cell>
              <table:table-cell office:value-type="float" office:value="8.148036">
                <text:p>8.14803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133">
                <text:p>1133</text:p>
              </table:table-cell>
              <table:table-cell office:value-type="float" office:value="8.068164">
                <text:p>8.06816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135">
                <text:p>1135</text:p>
              </table:table-cell>
              <table:table-cell office:value-type="float" office:value="8.073182">
                <text:p>8.07318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137">
                <text:p>1137</text:p>
              </table:table-cell>
              <table:table-cell office:value-type="float" office:value="8.052067">
                <text:p>8.05206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39">
                <text:p>1139</text:p>
              </table:table-cell>
              <table:table-cell office:value-type="float" office:value="8.053374">
                <text:p>8.05337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41">
                <text:p>1141</text:p>
              </table:table-cell>
              <table:table-cell office:value-type="float" office:value="8.067389">
                <text:p>8.06738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43">
                <text:p>1143</text:p>
              </table:table-cell>
              <table:table-cell office:value-type="float" office:value="8.041442">
                <text:p>8.04144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45">
                <text:p>1145</text:p>
              </table:table-cell>
              <table:table-cell office:value-type="float" office:value="8.058934">
                <text:p>8.05893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147">
                <text:p>1147</text:p>
              </table:table-cell>
              <table:table-cell office:value-type="float" office:value="8.060855">
                <text:p>8.06085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49">
                <text:p>1149</text:p>
              </table:table-cell>
              <table:table-cell office:value-type="float" office:value="8.055812">
                <text:p>8.05581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1">
                <text:p>1151</text:p>
              </table:table-cell>
              <table:table-cell office:value-type="float" office:value="8.068356">
                <text:p>8.06835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53">
                <text:p>1153</text:p>
              </table:table-cell>
              <table:table-cell office:value-type="float" office:value="8.069503">
                <text:p>8.06950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55">
                <text:p>1155</text:p>
              </table:table-cell>
              <table:table-cell office:value-type="float" office:value="22.606076">
                <text:p>22.6060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57">
                <text:p>1157</text:p>
              </table:table-cell>
              <table:table-cell office:value-type="float" office:value="8.062566">
                <text:p>8.06256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59">
                <text:p>1159</text:p>
              </table:table-cell>
              <table:table-cell office:value-type="float" office:value="8.062933">
                <text:p>8.06293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161">
                <text:p>1161</text:p>
              </table:table-cell>
              <table:table-cell office:value-type="float" office:value="8.047472">
                <text:p>8.04747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63">
                <text:p>1163</text:p>
              </table:table-cell>
              <table:table-cell office:value-type="float" office:value="8.058629">
                <text:p>8.05862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65">
                <text:p>1165</text:p>
              </table:table-cell>
              <table:table-cell office:value-type="float" office:value="8.059964">
                <text:p>8.05996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167">
                <text:p>1167</text:p>
              </table:table-cell>
              <table:table-cell office:value-type="float" office:value="8.059728">
                <text:p>8.05972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169">
                <text:p>1169</text:p>
              </table:table-cell>
              <table:table-cell office:value-type="float" office:value="8.061873">
                <text:p>8.06187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171">
                <text:p>1171</text:p>
              </table:table-cell>
              <table:table-cell office:value-type="float" office:value="8.058319">
                <text:p>8.05831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173">
                <text:p>1173</text:p>
              </table:table-cell>
              <table:table-cell office:value-type="float" office:value="8.061212">
                <text:p>8.06121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75">
                <text:p>1175</text:p>
              </table:table-cell>
              <table:table-cell office:value-type="float" office:value="8.055422">
                <text:p>8.05542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77">
                <text:p>1177</text:p>
              </table:table-cell>
              <table:table-cell office:value-type="float" office:value="8.055798">
                <text:p>8.05579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79">
                <text:p>1179</text:p>
              </table:table-cell>
              <table:table-cell office:value-type="float" office:value="8.060085">
                <text:p>8.06008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81">
                <text:p>1181</text:p>
              </table:table-cell>
              <table:table-cell office:value-type="float" office:value="8.064759">
                <text:p>8.06475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83">
                <text:p>1183</text:p>
              </table:table-cell>
              <table:table-cell office:value-type="float" office:value="8.063945">
                <text:p>8.06394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85">
                <text:p>1185</text:p>
              </table:table-cell>
              <table:table-cell office:value-type="float" office:value="8.138597">
                <text:p>8.13859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87">
                <text:p>1187</text:p>
              </table:table-cell>
              <table:table-cell office:value-type="float" office:value="8.067613">
                <text:p>8.06761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89">
                <text:p>1189</text:p>
              </table:table-cell>
              <table:table-cell office:value-type="float" office:value="8.062448">
                <text:p>8.06244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91">
                <text:p>1191</text:p>
              </table:table-cell>
              <table:table-cell office:value-type="float" office:value="8.069585">
                <text:p>8.06958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193">
                <text:p>1193</text:p>
              </table:table-cell>
              <table:table-cell office:value-type="float" office:value="8.068458">
                <text:p>8.06845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195">
                <text:p>1195</text:p>
              </table:table-cell>
              <table:table-cell office:value-type="float" office:value="8.086151">
                <text:p>8.08615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197">
                <text:p>1197</text:p>
              </table:table-cell>
              <table:table-cell office:value-type="float" office:value="8.07582">
                <text:p>8.0758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199">
                <text:p>1199</text:p>
              </table:table-cell>
              <table:table-cell office:value-type="float" office:value="8.077181">
                <text:p>8.07718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01">
                <text:p>1201</text:p>
              </table:table-cell>
              <table:table-cell office:value-type="float" office:value="8.053564">
                <text:p>8.05356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203">
                <text:p>1203</text:p>
              </table:table-cell>
              <table:table-cell office:value-type="float" office:value="8.051689">
                <text:p>8.05168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205">
                <text:p>1205</text:p>
              </table:table-cell>
              <table:table-cell office:value-type="float" office:value="8.132676">
                <text:p>8.13267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207">
                <text:p>1207</text:p>
              </table:table-cell>
              <table:table-cell office:value-type="float" office:value="8.059302">
                <text:p>8.05930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209">
                <text:p>1209</text:p>
              </table:table-cell>
              <table:table-cell office:value-type="float" office:value="8.073957">
                <text:p>8.07395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211">
                <text:p>1211</text:p>
              </table:table-cell>
              <table:table-cell office:value-type="float" office:value="8.067558">
                <text:p>8.06755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213">
                <text:p>1213</text:p>
              </table:table-cell>
              <table:table-cell office:value-type="float" office:value="8.066325">
                <text:p>8.06632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15">
                <text:p>1215</text:p>
              </table:table-cell>
              <table:table-cell office:value-type="float" office:value="8.060309">
                <text:p>8.06030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17">
                <text:p>1217</text:p>
              </table:table-cell>
              <table:table-cell office:value-type="float" office:value="8.072024">
                <text:p>8.07202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219">
                <text:p>1219</text:p>
              </table:table-cell>
              <table:table-cell office:value-type="float" office:value="8.065217">
                <text:p>8.06521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221">
                <text:p>1221</text:p>
              </table:table-cell>
              <table:table-cell office:value-type="float" office:value="8.07359">
                <text:p>8.0735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223">
                <text:p>1223</text:p>
              </table:table-cell>
              <table:table-cell office:value-type="float" office:value="8.065826">
                <text:p>8.06582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225">
                <text:p>1225</text:p>
              </table:table-cell>
              <table:table-cell office:value-type="float" office:value="8.157084">
                <text:p>8.15708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227">
                <text:p>1227</text:p>
              </table:table-cell>
              <table:table-cell office:value-type="float" office:value="8.074479">
                <text:p>8.07447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229">
                <text:p>1229</text:p>
              </table:table-cell>
              <table:table-cell office:value-type="float" office:value="8.073505">
                <text:p>8.07350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231">
                <text:p>1231</text:p>
              </table:table-cell>
              <table:table-cell office:value-type="float" office:value="8.065069">
                <text:p>8.06506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233">
                <text:p>1233</text:p>
              </table:table-cell>
              <table:table-cell office:value-type="float" office:value="8.063117">
                <text:p>8.06311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235">
                <text:p>1235</text:p>
              </table:table-cell>
              <table:table-cell office:value-type="float" office:value="8.11453">
                <text:p>8.1145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237">
                <text:p>1237</text:p>
              </table:table-cell>
              <table:table-cell office:value-type="float" office:value="8.059411">
                <text:p>8.05941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39">
                <text:p>1239</text:p>
              </table:table-cell>
              <table:table-cell office:value-type="float" office:value="8.072348">
                <text:p>8.07234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241">
                <text:p>1241</text:p>
              </table:table-cell>
              <table:table-cell office:value-type="float" office:value="8.084571">
                <text:p>8.08457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243">
                <text:p>1243</text:p>
              </table:table-cell>
              <table:table-cell office:value-type="float" office:value="8.183397">
                <text:p>8.18339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245">
                <text:p>1245</text:p>
              </table:table-cell>
              <table:table-cell office:value-type="float" office:value="8.072127">
                <text:p>8.07212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47">
                <text:p>1247</text:p>
              </table:table-cell>
              <table:table-cell office:value-type="float" office:value="8.05514">
                <text:p>8.0551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49">
                <text:p>1249</text:p>
              </table:table-cell>
              <table:table-cell office:value-type="float" office:value="8.256606">
                <text:p>8.25660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251">
                <text:p>1251</text:p>
              </table:table-cell>
              <table:table-cell office:value-type="float" office:value="8.06476">
                <text:p>8.0647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253">
                <text:p>1253</text:p>
              </table:table-cell>
              <table:table-cell office:value-type="float" office:value="8.156897">
                <text:p>8.15689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255">
                <text:p>1255</text:p>
              </table:table-cell>
              <table:table-cell office:value-type="float" office:value="8.075884">
                <text:p>8.07588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57">
                <text:p>1257</text:p>
              </table:table-cell>
              <table:table-cell office:value-type="float" office:value="8.080928">
                <text:p>8.08092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259">
                <text:p>1259</text:p>
              </table:table-cell>
              <table:table-cell office:value-type="float" office:value="8.073118">
                <text:p>8.07311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261">
                <text:p>1261</text:p>
              </table:table-cell>
              <table:table-cell office:value-type="float" office:value="8.108856">
                <text:p>8.10885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263">
                <text:p>1263</text:p>
              </table:table-cell>
              <table:table-cell office:value-type="float" office:value="8.197262">
                <text:p>8.197262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265">
                <text:p>1265</text:p>
              </table:table-cell>
              <table:table-cell office:value-type="float" office:value="8.08466">
                <text:p>8.0846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267">
                <text:p>1267</text:p>
              </table:table-cell>
              <table:table-cell office:value-type="float" office:value="8.082822">
                <text:p>8.08282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69">
                <text:p>1269</text:p>
              </table:table-cell>
              <table:table-cell office:value-type="float" office:value="8.080377">
                <text:p>8.08037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71">
                <text:p>1271</text:p>
              </table:table-cell>
              <table:table-cell office:value-type="float" office:value="8.060421">
                <text:p>8.06042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73">
                <text:p>1273</text:p>
              </table:table-cell>
              <table:table-cell office:value-type="float" office:value="8.072522">
                <text:p>8.07252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75">
                <text:p>1275</text:p>
              </table:table-cell>
              <table:table-cell office:value-type="float" office:value="8.100616">
                <text:p>8.10061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77">
                <text:p>1277</text:p>
              </table:table-cell>
              <table:table-cell office:value-type="float" office:value="8.157436">
                <text:p>8.15743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79">
                <text:p>1279</text:p>
              </table:table-cell>
              <table:table-cell office:value-type="float" office:value="8.144756">
                <text:p>8.14475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81">
                <text:p>1281</text:p>
              </table:table-cell>
              <table:table-cell office:value-type="float" office:value="8.070731">
                <text:p>8.07073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83">
                <text:p>1283</text:p>
              </table:table-cell>
              <table:table-cell office:value-type="float" office:value="8.058008">
                <text:p>8.05800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285">
                <text:p>1285</text:p>
              </table:table-cell>
              <table:table-cell office:value-type="float" office:value="8.134211">
                <text:p>8.13421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87">
                <text:p>1287</text:p>
              </table:table-cell>
              <table:table-cell office:value-type="float" office:value="8.145552">
                <text:p>8.14555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89">
                <text:p>1289</text:p>
              </table:table-cell>
              <table:table-cell office:value-type="float" office:value="8.096408">
                <text:p>8.09640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291">
                <text:p>1291</text:p>
              </table:table-cell>
              <table:table-cell office:value-type="float" office:value="8.084875">
                <text:p>8.08487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93">
                <text:p>1293</text:p>
              </table:table-cell>
              <table:table-cell office:value-type="float" office:value="8.078283">
                <text:p>8.07828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95">
                <text:p>1295</text:p>
              </table:table-cell>
              <table:table-cell office:value-type="float" office:value="8.074888">
                <text:p>8.07488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97">
                <text:p>1297</text:p>
              </table:table-cell>
              <table:table-cell office:value-type="float" office:value="8.077184">
                <text:p>8.07718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99">
                <text:p>1299</text:p>
              </table:table-cell>
              <table:table-cell office:value-type="float" office:value="8.082677">
                <text:p>8.08267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301">
                <text:p>1301</text:p>
              </table:table-cell>
              <table:table-cell office:value-type="float" office:value="8.075574">
                <text:p>8.07557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303">
                <text:p>1303</text:p>
              </table:table-cell>
              <table:table-cell office:value-type="float" office:value="8.061494">
                <text:p>8.06149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305">
                <text:p>1305</text:p>
              </table:table-cell>
              <table:table-cell office:value-type="float" office:value="8.065106">
                <text:p>8.06510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07">
                <text:p>1307</text:p>
              </table:table-cell>
              <table:table-cell office:value-type="float" office:value="8.066276">
                <text:p>8.06627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309">
                <text:p>1309</text:p>
              </table:table-cell>
              <table:table-cell office:value-type="float" office:value="8.070366">
                <text:p>8.07036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311">
                <text:p>1311</text:p>
              </table:table-cell>
              <table:table-cell office:value-type="float" office:value="8.070293">
                <text:p>8.07029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13">
                <text:p>1313</text:p>
              </table:table-cell>
              <table:table-cell office:value-type="float" office:value="8.062455">
                <text:p>8.062455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315">
                <text:p>1315</text:p>
              </table:table-cell>
              <table:table-cell office:value-type="float" office:value="8.076432">
                <text:p>8.07643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317">
                <text:p>1317</text:p>
              </table:table-cell>
              <table:table-cell office:value-type="float" office:value="8.067762">
                <text:p>8.06776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319">
                <text:p>1319</text:p>
              </table:table-cell>
              <table:table-cell office:value-type="float" office:value="8.064784">
                <text:p>8.06478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321">
                <text:p>1321</text:p>
              </table:table-cell>
              <table:table-cell office:value-type="float" office:value="8.069509">
                <text:p>8.06950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23">
                <text:p>1323</text:p>
              </table:table-cell>
              <table:table-cell office:value-type="float" office:value="8.0719">
                <text:p>8.071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325">
                <text:p>1325</text:p>
              </table:table-cell>
              <table:table-cell office:value-type="float" office:value="8.141782">
                <text:p>8.14178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327">
                <text:p>1327</text:p>
              </table:table-cell>
              <table:table-cell office:value-type="float" office:value="8.065508">
                <text:p>8.06550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329">
                <text:p>1329</text:p>
              </table:table-cell>
              <table:table-cell office:value-type="float" office:value="8.060991">
                <text:p>8.06099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331">
                <text:p>1331</text:p>
              </table:table-cell>
              <table:table-cell office:value-type="float" office:value="8.071383">
                <text:p>8.07138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33">
                <text:p>1333</text:p>
              </table:table-cell>
              <table:table-cell office:value-type="float" office:value="8.067549">
                <text:p>8.06754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35">
                <text:p>1335</text:p>
              </table:table-cell>
              <table:table-cell office:value-type="float" office:value="8.061929">
                <text:p>8.06192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37">
                <text:p>1337</text:p>
              </table:table-cell>
              <table:table-cell office:value-type="float" office:value="8.070065">
                <text:p>8.07006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39">
                <text:p>1339</text:p>
              </table:table-cell>
              <table:table-cell office:value-type="float" office:value="8.083878">
                <text:p>8.08387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341">
                <text:p>1341</text:p>
              </table:table-cell>
              <table:table-cell office:value-type="float" office:value="8.071115">
                <text:p>8.07111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343">
                <text:p>1343</text:p>
              </table:table-cell>
              <table:table-cell office:value-type="float" office:value="8.082492">
                <text:p>8.08249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345">
                <text:p>1345</text:p>
              </table:table-cell>
              <table:table-cell office:value-type="float" office:value="8.05964">
                <text:p>8.0596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347">
                <text:p>1347</text:p>
              </table:table-cell>
              <table:table-cell office:value-type="float" office:value="8.06054">
                <text:p>8.0605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49">
                <text:p>1349</text:p>
              </table:table-cell>
              <table:table-cell office:value-type="float" office:value="8.199207">
                <text:p>8.19920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51">
                <text:p>1351</text:p>
              </table:table-cell>
              <table:table-cell office:value-type="float" office:value="8.075541">
                <text:p>8.07554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53">
                <text:p>1353</text:p>
              </table:table-cell>
              <table:table-cell office:value-type="float" office:value="8.06325">
                <text:p>8.0632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55">
                <text:p>1355</text:p>
              </table:table-cell>
              <table:table-cell office:value-type="float" office:value="8.073424">
                <text:p>8.07342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57">
                <text:p>1357</text:p>
              </table:table-cell>
              <table:table-cell office:value-type="float" office:value="8.327224">
                <text:p>8.32722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59">
                <text:p>1359</text:p>
              </table:table-cell>
              <table:table-cell office:value-type="float" office:value="8.253745">
                <text:p>8.25374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61">
                <text:p>1361</text:p>
              </table:table-cell>
              <table:table-cell office:value-type="float" office:value="8.267695">
                <text:p>8.26769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63">
                <text:p>1363</text:p>
              </table:table-cell>
              <table:table-cell office:value-type="float" office:value="8.228866">
                <text:p>8.22886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65">
                <text:p>1365</text:p>
              </table:table-cell>
              <table:table-cell office:value-type="float" office:value="8.075739">
                <text:p>8.07573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67">
                <text:p>1367</text:p>
              </table:table-cell>
              <table:table-cell office:value-type="float" office:value="8.280042">
                <text:p>8.28004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69">
                <text:p>1369</text:p>
              </table:table-cell>
              <table:table-cell office:value-type="float" office:value="8.193244">
                <text:p>8.19324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371">
                <text:p>1371</text:p>
              </table:table-cell>
              <table:table-cell office:value-type="float" office:value="8.092942">
                <text:p>8.09294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373">
                <text:p>1373</text:p>
              </table:table-cell>
              <table:table-cell office:value-type="float" office:value="8.080886">
                <text:p>8.080886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375">
                <text:p>1375</text:p>
              </table:table-cell>
              <table:table-cell office:value-type="float" office:value="8.130637">
                <text:p>8.13063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377">
                <text:p>1377</text:p>
              </table:table-cell>
              <table:table-cell office:value-type="float" office:value="8.062932">
                <text:p>8.06293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379">
                <text:p>1379</text:p>
              </table:table-cell>
              <table:table-cell office:value-type="float" office:value="8.277183">
                <text:p>8.27718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381">
                <text:p>1381</text:p>
              </table:table-cell>
              <table:table-cell office:value-type="float" office:value="8.469784">
                <text:p>8.46978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383">
                <text:p>1383</text:p>
              </table:table-cell>
              <table:table-cell office:value-type="float" office:value="8.259432">
                <text:p>8.25943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385">
                <text:p>1385</text:p>
              </table:table-cell>
              <table:table-cell office:value-type="float" office:value="8.385692">
                <text:p>8.38569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387">
                <text:p>1387</text:p>
              </table:table-cell>
              <table:table-cell office:value-type="float" office:value="8.679984">
                <text:p>8.67998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89">
                <text:p>1389</text:p>
              </table:table-cell>
              <table:table-cell office:value-type="float" office:value="8.164313">
                <text:p>8.16431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91">
                <text:p>1391</text:p>
              </table:table-cell>
              <table:table-cell office:value-type="float" office:value="8.371503">
                <text:p>8.37150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393">
                <text:p>1393</text:p>
              </table:table-cell>
              <table:table-cell office:value-type="float" office:value="8.257078">
                <text:p>8.25707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395">
                <text:p>1395</text:p>
              </table:table-cell>
              <table:table-cell office:value-type="float" office:value="8.261762">
                <text:p>8.26176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397">
                <text:p>1397</text:p>
              </table:table-cell>
              <table:table-cell office:value-type="float" office:value="8.286688">
                <text:p>8.28668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99">
                <text:p>1399</text:p>
              </table:table-cell>
              <table:table-cell office:value-type="float" office:value="8.138322">
                <text:p>8.13832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01">
                <text:p>1401</text:p>
              </table:table-cell>
              <table:table-cell office:value-type="float" office:value="8.096732">
                <text:p>8.09673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03">
                <text:p>1403</text:p>
              </table:table-cell>
              <table:table-cell office:value-type="float" office:value="8.560556">
                <text:p>8.56055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05">
                <text:p>1405</text:p>
              </table:table-cell>
              <table:table-cell office:value-type="float" office:value="8.324814">
                <text:p>8.32481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07">
                <text:p>1407</text:p>
              </table:table-cell>
              <table:table-cell office:value-type="float" office:value="8.092152">
                <text:p>8.09215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09">
                <text:p>1409</text:p>
              </table:table-cell>
              <table:table-cell office:value-type="float" office:value="8.08336">
                <text:p>8.0833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11">
                <text:p>1411</text:p>
              </table:table-cell>
              <table:table-cell office:value-type="float" office:value="8.427166">
                <text:p>8.42716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13">
                <text:p>1413</text:p>
              </table:table-cell>
              <table:table-cell office:value-type="float" office:value="8.2701">
                <text:p>8.270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15">
                <text:p>1415</text:p>
              </table:table-cell>
              <table:table-cell office:value-type="float" office:value="8.445982">
                <text:p>8.44598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17">
                <text:p>1417</text:p>
              </table:table-cell>
              <table:table-cell office:value-type="float" office:value="8.26238">
                <text:p>8.2623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19">
                <text:p>1419</text:p>
              </table:table-cell>
              <table:table-cell office:value-type="float" office:value="8.112211">
                <text:p>8.11221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21">
                <text:p>1421</text:p>
              </table:table-cell>
              <table:table-cell office:value-type="float" office:value="8.534256">
                <text:p>8.53425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23">
                <text:p>1423</text:p>
              </table:table-cell>
              <table:table-cell office:value-type="float" office:value="8.327013">
                <text:p>8.32701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25">
                <text:p>1425</text:p>
              </table:table-cell>
              <table:table-cell office:value-type="float" office:value="8.098562">
                <text:p>8.09856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27">
                <text:p>1427</text:p>
              </table:table-cell>
              <table:table-cell office:value-type="float" office:value="8.261943">
                <text:p>8.26194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29">
                <text:p>1429</text:p>
              </table:table-cell>
              <table:table-cell office:value-type="float" office:value="8.257101">
                <text:p>8.25710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31">
                <text:p>1431</text:p>
              </table:table-cell>
              <table:table-cell office:value-type="float" office:value="8.274507">
                <text:p>8.27450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33">
                <text:p>1433</text:p>
              </table:table-cell>
              <table:table-cell office:value-type="float" office:value="8.895003">
                <text:p>8.895003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35">
                <text:p>1435</text:p>
              </table:table-cell>
              <table:table-cell office:value-type="float" office:value="8.525243">
                <text:p>8.52524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37">
                <text:p>1437</text:p>
              </table:table-cell>
              <table:table-cell office:value-type="float" office:value="8.602609">
                <text:p>8.60260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39">
                <text:p>1439</text:p>
              </table:table-cell>
              <table:table-cell office:value-type="float" office:value="8.088823">
                <text:p>8.08882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41">
                <text:p>1441</text:p>
              </table:table-cell>
              <table:table-cell office:value-type="float" office:value="8.591949">
                <text:p>8.59194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43">
                <text:p>1443</text:p>
              </table:table-cell>
              <table:table-cell office:value-type="float" office:value="8.460539">
                <text:p>8.46053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45">
                <text:p>1445</text:p>
              </table:table-cell>
              <table:table-cell office:value-type="float" office:value="8.71666">
                <text:p>8.7166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47">
                <text:p>1447</text:p>
              </table:table-cell>
              <table:table-cell office:value-type="float" office:value="8.60132">
                <text:p>8.6013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49">
                <text:p>1449</text:p>
              </table:table-cell>
              <table:table-cell office:value-type="float" office:value="8.576152">
                <text:p>8.57615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51">
                <text:p>1451</text:p>
              </table:table-cell>
              <table:table-cell office:value-type="float" office:value="8.482066">
                <text:p>8.48206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53">
                <text:p>1453</text:p>
              </table:table-cell>
              <table:table-cell office:value-type="float" office:value="8.623195">
                <text:p>8.62319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55">
                <text:p>1455</text:p>
              </table:table-cell>
              <table:table-cell office:value-type="float" office:value="8.5752">
                <text:p>8.575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57">
                <text:p>1457</text:p>
              </table:table-cell>
              <table:table-cell office:value-type="float" office:value="8.721268">
                <text:p>8.72126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59">
                <text:p>1459</text:p>
              </table:table-cell>
              <table:table-cell office:value-type="float" office:value="8.607973">
                <text:p>8.60797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61">
                <text:p>1461</text:p>
              </table:table-cell>
              <table:table-cell office:value-type="float" office:value="8.560254">
                <text:p>8.56025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63">
                <text:p>1463</text:p>
              </table:table-cell>
              <table:table-cell office:value-type="float" office:value="8.746391">
                <text:p>8.74639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65">
                <text:p>1465</text:p>
              </table:table-cell>
              <table:table-cell office:value-type="float" office:value="8.579811">
                <text:p>8.57981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67">
                <text:p>1467</text:p>
              </table:table-cell>
              <table:table-cell office:value-type="float" office:value="8.419759">
                <text:p>8.419759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69">
                <text:p>1469</text:p>
              </table:table-cell>
              <table:table-cell office:value-type="float" office:value="8.435406">
                <text:p>8.43540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71">
                <text:p>1471</text:p>
              </table:table-cell>
              <table:table-cell office:value-type="float" office:value="8.678824">
                <text:p>8.67882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73">
                <text:p>1473</text:p>
              </table:table-cell>
              <table:table-cell office:value-type="float" office:value="8.270881">
                <text:p>8.27088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75">
                <text:p>1475</text:p>
              </table:table-cell>
              <table:table-cell office:value-type="float" office:value="8.257962">
                <text:p>8.257962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77">
                <text:p>1477</text:p>
              </table:table-cell>
              <table:table-cell office:value-type="float" office:value="8.076575">
                <text:p>8.07657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79">
                <text:p>1479</text:p>
              </table:table-cell>
              <table:table-cell office:value-type="float" office:value="8.615994">
                <text:p>8.61599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81">
                <text:p>1481</text:p>
              </table:table-cell>
              <table:table-cell office:value-type="float" office:value="8.273635">
                <text:p>8.27363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83">
                <text:p>1483</text:p>
              </table:table-cell>
              <table:table-cell office:value-type="float" office:value="8.140081">
                <text:p>8.14008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85">
                <text:p>1485</text:p>
              </table:table-cell>
              <table:table-cell office:value-type="float" office:value="8.275306">
                <text:p>8.27530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487">
                <text:p>1487</text:p>
              </table:table-cell>
              <table:table-cell office:value-type="float" office:value="8.139521">
                <text:p>8.13952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489">
                <text:p>1489</text:p>
              </table:table-cell>
              <table:table-cell office:value-type="float" office:value="8.268835">
                <text:p>8.26883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491">
                <text:p>1491</text:p>
              </table:table-cell>
              <table:table-cell office:value-type="float" office:value="8.256297">
                <text:p>8.25629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493">
                <text:p>1493</text:p>
              </table:table-cell>
              <table:table-cell office:value-type="float" office:value="8.249462">
                <text:p>8.24946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495">
                <text:p>1495</text:p>
              </table:table-cell>
              <table:table-cell office:value-type="float" office:value="8.246854">
                <text:p>8.24685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497">
                <text:p>1497</text:p>
              </table:table-cell>
              <table:table-cell office:value-type="float" office:value="8.519218">
                <text:p>8.51921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99">
                <text:p>1499</text:p>
              </table:table-cell>
              <table:table-cell office:value-type="float" office:value="8.083975">
                <text:p>8.08397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01">
                <text:p>1501</text:p>
              </table:table-cell>
              <table:table-cell office:value-type="float" office:value="8.412184">
                <text:p>8.41218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03">
                <text:p>1503</text:p>
              </table:table-cell>
              <table:table-cell office:value-type="float" office:value="8.601376">
                <text:p>8.60137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05">
                <text:p>1505</text:p>
              </table:table-cell>
              <table:table-cell office:value-type="float" office:value="8.089168">
                <text:p>8.08916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07">
                <text:p>1507</text:p>
              </table:table-cell>
              <table:table-cell office:value-type="float" office:value="8.08372">
                <text:p>8.0837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09">
                <text:p>1509</text:p>
              </table:table-cell>
              <table:table-cell office:value-type="float" office:value="8.752904">
                <text:p>8.752904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11">
                <text:p>1511</text:p>
              </table:table-cell>
              <table:table-cell office:value-type="float" office:value="8.521607">
                <text:p>8.52160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13">
                <text:p>1513</text:p>
              </table:table-cell>
              <table:table-cell office:value-type="float" office:value="8.698546">
                <text:p>8.69854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15">
                <text:p>1515</text:p>
              </table:table-cell>
              <table:table-cell office:value-type="float" office:value="8.677485">
                <text:p>8.67748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17">
                <text:p>1517</text:p>
              </table:table-cell>
              <table:table-cell office:value-type="float" office:value="8.724597">
                <text:p>8.72459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19">
                <text:p>1519</text:p>
              </table:table-cell>
              <table:table-cell office:value-type="float" office:value="8.667607">
                <text:p>8.66760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21">
                <text:p>1521</text:p>
              </table:table-cell>
              <table:table-cell office:value-type="float" office:value="9.222176">
                <text:p>9.22217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23">
                <text:p>1523</text:p>
              </table:table-cell>
              <table:table-cell office:value-type="float" office:value="9.259613">
                <text:p>9.25961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25">
                <text:p>1525</text:p>
              </table:table-cell>
              <table:table-cell office:value-type="float" office:value="9.16682">
                <text:p>9.1668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27">
                <text:p>1527</text:p>
              </table:table-cell>
              <table:table-cell office:value-type="float" office:value="9.167606">
                <text:p>9.16760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29">
                <text:p>1529</text:p>
              </table:table-cell>
              <table:table-cell office:value-type="float" office:value="9.334019">
                <text:p>9.334019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31">
                <text:p>1531</text:p>
              </table:table-cell>
              <table:table-cell office:value-type="float" office:value="9.332229">
                <text:p>9.332229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3">
                <text:p>1533</text:p>
              </table:table-cell>
              <table:table-cell office:value-type="float" office:value="8.475274">
                <text:p>8.475274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35">
                <text:p>1535</text:p>
              </table:table-cell>
              <table:table-cell office:value-type="float" office:value="8.053159">
                <text:p>8.053159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37">
                <text:p>1537</text:p>
              </table:table-cell>
              <table:table-cell office:value-type="float" office:value="8.12564">
                <text:p>8.1256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39">
                <text:p>1539</text:p>
              </table:table-cell>
              <table:table-cell office:value-type="float" office:value="8.074062">
                <text:p>8.07406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41">
                <text:p>1541</text:p>
              </table:table-cell>
              <table:table-cell office:value-type="float" office:value="8.059197">
                <text:p>8.05919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43">
                <text:p>1543</text:p>
              </table:table-cell>
              <table:table-cell office:value-type="float" office:value="8.09361">
                <text:p>8.09361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45">
                <text:p>1545</text:p>
              </table:table-cell>
              <table:table-cell office:value-type="float" office:value="8.059652">
                <text:p>8.05965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47">
                <text:p>1547</text:p>
              </table:table-cell>
              <table:table-cell office:value-type="float" office:value="8.068311">
                <text:p>8.068311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549">
                <text:p>1549</text:p>
              </table:table-cell>
              <table:table-cell office:value-type="float" office:value="8.076298">
                <text:p>8.07629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51">
                <text:p>1551</text:p>
              </table:table-cell>
              <table:table-cell office:value-type="float" office:value="8.053468">
                <text:p>8.05346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553">
                <text:p>1553</text:p>
              </table:table-cell>
              <table:table-cell office:value-type="float" office:value="8.079338">
                <text:p>8.079338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555">
                <text:p>1555</text:p>
              </table:table-cell>
              <table:table-cell office:value-type="float" office:value="8.064723">
                <text:p>8.06472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57">
                <text:p>1557</text:p>
              </table:table-cell>
              <table:table-cell office:value-type="float" office:value="8.062932">
                <text:p>8.06293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59">
                <text:p>1559</text:p>
              </table:table-cell>
              <table:table-cell office:value-type="float" office:value="8.061848">
                <text:p>8.06184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61">
                <text:p>1561</text:p>
              </table:table-cell>
              <table:table-cell office:value-type="float" office:value="8.069846">
                <text:p>8.06984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63">
                <text:p>1563</text:p>
              </table:table-cell>
              <table:table-cell office:value-type="float" office:value="8.077588">
                <text:p>8.07758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565">
                <text:p>1565</text:p>
              </table:table-cell>
              <table:table-cell office:value-type="float" office:value="8.078729">
                <text:p>8.07872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567">
                <text:p>1567</text:p>
              </table:table-cell>
              <table:table-cell office:value-type="float" office:value="8.048859">
                <text:p>8.04885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69">
                <text:p>1569</text:p>
              </table:table-cell>
              <table:table-cell office:value-type="float" office:value="8.068568">
                <text:p>8.06856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71">
                <text:p>1571</text:p>
              </table:table-cell>
              <table:table-cell office:value-type="float" office:value="8.044067">
                <text:p>8.04406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73">
                <text:p>1573</text:p>
              </table:table-cell>
              <table:table-cell office:value-type="float" office:value="8.075954">
                <text:p>8.07595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575">
                <text:p>1575</text:p>
              </table:table-cell>
              <table:table-cell office:value-type="float" office:value="8.041756">
                <text:p>8.04175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77">
                <text:p>1577</text:p>
              </table:table-cell>
              <table:table-cell office:value-type="float" office:value="8.083314">
                <text:p>8.08331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79">
                <text:p>1579</text:p>
              </table:table-cell>
              <table:table-cell office:value-type="float" office:value="8.054725">
                <text:p>8.0547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81">
                <text:p>1581</text:p>
              </table:table-cell>
              <table:table-cell office:value-type="float" office:value="8.066994">
                <text:p>8.06699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83">
                <text:p>1583</text:p>
              </table:table-cell>
              <table:table-cell office:value-type="float" office:value="8.059449">
                <text:p>8.05944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585">
                <text:p>1585</text:p>
              </table:table-cell>
              <table:table-cell office:value-type="float" office:value="8.063379">
                <text:p>8.06337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587">
                <text:p>1587</text:p>
              </table:table-cell>
              <table:table-cell office:value-type="float" office:value="8.07102">
                <text:p>8.07102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589">
                <text:p>1589</text:p>
              </table:table-cell>
              <table:table-cell office:value-type="float" office:value="8.143457">
                <text:p>8.143457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591">
                <text:p>1591</text:p>
              </table:table-cell>
              <table:table-cell office:value-type="float" office:value="8.11841">
                <text:p>8.1184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593">
                <text:p>1593</text:p>
              </table:table-cell>
              <table:table-cell office:value-type="float" office:value="8.092814">
                <text:p>8.09281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595">
                <text:p>1595</text:p>
              </table:table-cell>
              <table:table-cell office:value-type="float" office:value="8.068084">
                <text:p>8.06808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97">
                <text:p>1597</text:p>
              </table:table-cell>
              <table:table-cell office:value-type="float" office:value="8.07845">
                <text:p>8.0784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599">
                <text:p>1599</text:p>
              </table:table-cell>
              <table:table-cell office:value-type="float" office:value="8.078353">
                <text:p>8.07835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01">
                <text:p>1601</text:p>
              </table:table-cell>
              <table:table-cell office:value-type="float" office:value="8.067073">
                <text:p>8.06707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03">
                <text:p>1603</text:p>
              </table:table-cell>
              <table:table-cell office:value-type="float" office:value="8.054098">
                <text:p>8.05409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05">
                <text:p>1605</text:p>
              </table:table-cell>
              <table:table-cell office:value-type="float" office:value="8.065608">
                <text:p>8.06560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07">
                <text:p>1607</text:p>
              </table:table-cell>
              <table:table-cell office:value-type="float" office:value="8.058827">
                <text:p>8.05882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09">
                <text:p>1609</text:p>
              </table:table-cell>
              <table:table-cell office:value-type="float" office:value="8.064317">
                <text:p>8.06431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11">
                <text:p>1611</text:p>
              </table:table-cell>
              <table:table-cell office:value-type="float" office:value="8.06061">
                <text:p>8.06061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13">
                <text:p>1613</text:p>
              </table:table-cell>
              <table:table-cell office:value-type="float" office:value="8.046857">
                <text:p>8.04685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15">
                <text:p>1615</text:p>
              </table:table-cell>
              <table:table-cell office:value-type="float" office:value="8.071977">
                <text:p>8.07197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17">
                <text:p>1617</text:p>
              </table:table-cell>
              <table:table-cell office:value-type="float" office:value="8.056747">
                <text:p>8.05674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19">
                <text:p>1619</text:p>
              </table:table-cell>
              <table:table-cell office:value-type="float" office:value="8.05589">
                <text:p>8.0558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1">
                <text:p>1621</text:p>
              </table:table-cell>
              <table:table-cell office:value-type="float" office:value="8.0599">
                <text:p>8.059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23">
                <text:p>1623</text:p>
              </table:table-cell>
              <table:table-cell office:value-type="float" office:value="8.05905">
                <text:p>8.0590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25">
                <text:p>1625</text:p>
              </table:table-cell>
              <table:table-cell office:value-type="float" office:value="8.067589">
                <text:p>8.06758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27">
                <text:p>1627</text:p>
              </table:table-cell>
              <table:table-cell office:value-type="float" office:value="8.065588">
                <text:p>8.06558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29">
                <text:p>1629</text:p>
              </table:table-cell>
              <table:table-cell office:value-type="float" office:value="8.065932">
                <text:p>8.06593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1">
                <text:p>1631</text:p>
              </table:table-cell>
              <table:table-cell office:value-type="float" office:value="8.062691">
                <text:p>8.06269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3">
                <text:p>1633</text:p>
              </table:table-cell>
              <table:table-cell office:value-type="float" office:value="8.066892">
                <text:p>8.06689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5">
                <text:p>1635</text:p>
              </table:table-cell>
              <table:table-cell office:value-type="float" office:value="8.064959">
                <text:p>8.064959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7">
                <text:p>1637</text:p>
              </table:table-cell>
              <table:table-cell office:value-type="float" office:value="8.099255">
                <text:p>8.09925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9">
                <text:p>1639</text:p>
              </table:table-cell>
              <table:table-cell office:value-type="float" office:value="8.061632">
                <text:p>8.06163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41">
                <text:p>1641</text:p>
              </table:table-cell>
              <table:table-cell office:value-type="float" office:value="8.079261">
                <text:p>8.07926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43">
                <text:p>1643</text:p>
              </table:table-cell>
              <table:table-cell office:value-type="float" office:value="8.063259">
                <text:p>8.06325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45">
                <text:p>1645</text:p>
              </table:table-cell>
              <table:table-cell office:value-type="float" office:value="8.207495">
                <text:p>8.20749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47">
                <text:p>1647</text:p>
              </table:table-cell>
              <table:table-cell office:value-type="float" office:value="8.063957">
                <text:p>8.06395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49">
                <text:p>1649</text:p>
              </table:table-cell>
              <table:table-cell office:value-type="float" office:value="8.063071">
                <text:p>8.06307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51">
                <text:p>1651</text:p>
              </table:table-cell>
              <table:table-cell office:value-type="float" office:value="8.070149">
                <text:p>8.07014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53">
                <text:p>1653</text:p>
              </table:table-cell>
              <table:table-cell office:value-type="float" office:value="8.104616">
                <text:p>8.104616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55">
                <text:p>1655</text:p>
              </table:table-cell>
              <table:table-cell office:value-type="float" office:value="8.092962">
                <text:p>8.09296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57">
                <text:p>1657</text:p>
              </table:table-cell>
              <table:table-cell office:value-type="float" office:value="8.080084">
                <text:p>8.08008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59">
                <text:p>1659</text:p>
              </table:table-cell>
              <table:table-cell office:value-type="float" office:value="8.068638">
                <text:p>8.06863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61">
                <text:p>1661</text:p>
              </table:table-cell>
              <table:table-cell office:value-type="float" office:value="8.211217">
                <text:p>8.21121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63">
                <text:p>1663</text:p>
              </table:table-cell>
              <table:table-cell office:value-type="float" office:value="8.101621">
                <text:p>8.10162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65">
                <text:p>1665</text:p>
              </table:table-cell>
              <table:table-cell office:value-type="float" office:value="8.08481">
                <text:p>8.0848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67">
                <text:p>1667</text:p>
              </table:table-cell>
              <table:table-cell office:value-type="float" office:value="8.134642">
                <text:p>8.13464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69">
                <text:p>1669</text:p>
              </table:table-cell>
              <table:table-cell office:value-type="float" office:value="8.084092">
                <text:p>8.08409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71">
                <text:p>1671</text:p>
              </table:table-cell>
              <table:table-cell office:value-type="float" office:value="8.070302">
                <text:p>8.07030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73">
                <text:p>1673</text:p>
              </table:table-cell>
              <table:table-cell office:value-type="float" office:value="8.281433">
                <text:p>8.28143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75">
                <text:p>1675</text:p>
              </table:table-cell>
              <table:table-cell office:value-type="float" office:value="8.108973">
                <text:p>8.10897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77">
                <text:p>1677</text:p>
              </table:table-cell>
              <table:table-cell office:value-type="float" office:value="8.075057">
                <text:p>8.07505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79">
                <text:p>1679</text:p>
              </table:table-cell>
              <table:table-cell office:value-type="float" office:value="8.130846">
                <text:p>8.13084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81">
                <text:p>1681</text:p>
              </table:table-cell>
              <table:table-cell office:value-type="float" office:value="8.077656">
                <text:p>8.07765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83">
                <text:p>1683</text:p>
              </table:table-cell>
              <table:table-cell office:value-type="float" office:value="8.061008">
                <text:p>8.06100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85">
                <text:p>1685</text:p>
              </table:table-cell>
              <table:table-cell office:value-type="float" office:value="8.123874">
                <text:p>8.12387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87">
                <text:p>1687</text:p>
              </table:table-cell>
              <table:table-cell office:value-type="float" office:value="8.270039">
                <text:p>8.270039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89">
                <text:p>1689</text:p>
              </table:table-cell>
              <table:table-cell office:value-type="float" office:value="8.197874">
                <text:p>8.19787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91">
                <text:p>1691</text:p>
              </table:table-cell>
              <table:table-cell office:value-type="float" office:value="8.419526">
                <text:p>8.41952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93">
                <text:p>1693</text:p>
              </table:table-cell>
              <table:table-cell office:value-type="float" office:value="8.126474">
                <text:p>8.12647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95">
                <text:p>1695</text:p>
              </table:table-cell>
              <table:table-cell office:value-type="float" office:value="8.402439">
                <text:p>8.40243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97">
                <text:p>1697</text:p>
              </table:table-cell>
              <table:table-cell office:value-type="float" office:value="8.217786">
                <text:p>8.21778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99">
                <text:p>1699</text:p>
              </table:table-cell>
              <table:table-cell office:value-type="float" office:value="8.256028">
                <text:p>8.25602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01">
                <text:p>1701</text:p>
              </table:table-cell>
              <table:table-cell office:value-type="float" office:value="8.446421">
                <text:p>8.44642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03">
                <text:p>1703</text:p>
              </table:table-cell>
              <table:table-cell office:value-type="float" office:value="8.231817">
                <text:p>8.23181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705">
                <text:p>1705</text:p>
              </table:table-cell>
              <table:table-cell office:value-type="float" office:value="8.412746">
                <text:p>8.41274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07">
                <text:p>1707</text:p>
              </table:table-cell>
              <table:table-cell office:value-type="float" office:value="8.451415">
                <text:p>8.45141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09">
                <text:p>1709</text:p>
              </table:table-cell>
              <table:table-cell office:value-type="float" office:value="8.364604">
                <text:p>8.36460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11">
                <text:p>1711</text:p>
              </table:table-cell>
              <table:table-cell office:value-type="float" office:value="8.327226">
                <text:p>8.327226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13">
                <text:p>1713</text:p>
              </table:table-cell>
              <table:table-cell office:value-type="float" office:value="8.066754">
                <text:p>8.06675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715">
                <text:p>1715</text:p>
              </table:table-cell>
              <table:table-cell office:value-type="float" office:value="8.875312">
                <text:p>8.87531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717">
                <text:p>1717</text:p>
              </table:table-cell>
              <table:table-cell office:value-type="float" office:value="8.588451">
                <text:p>8.58845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19">
                <text:p>1719</text:p>
              </table:table-cell>
              <table:table-cell office:value-type="float" office:value="8.758816">
                <text:p>8.758816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21">
                <text:p>1721</text:p>
              </table:table-cell>
              <table:table-cell office:value-type="float" office:value="8.813837">
                <text:p>8.81383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23">
                <text:p>1723</text:p>
              </table:table-cell>
              <table:table-cell office:value-type="float" office:value="8.485123">
                <text:p>8.48512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25">
                <text:p>1725</text:p>
              </table:table-cell>
              <table:table-cell office:value-type="float" office:value="8.740878">
                <text:p>8.74087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27">
                <text:p>1727</text:p>
              </table:table-cell>
              <table:table-cell office:value-type="float" office:value="8.922589">
                <text:p>8.92258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29">
                <text:p>1729</text:p>
              </table:table-cell>
              <table:table-cell office:value-type="float" office:value="8.285286">
                <text:p>8.28528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31">
                <text:p>1731</text:p>
              </table:table-cell>
              <table:table-cell office:value-type="float" office:value="8.357491">
                <text:p>8.35749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33">
                <text:p>1733</text:p>
              </table:table-cell>
              <table:table-cell office:value-type="float" office:value="8.64688">
                <text:p>8.6468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35">
                <text:p>1735</text:p>
              </table:table-cell>
              <table:table-cell office:value-type="float" office:value="8.615101">
                <text:p>8.61510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37">
                <text:p>1737</text:p>
              </table:table-cell>
              <table:table-cell office:value-type="float" office:value="8.561137">
                <text:p>8.56113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39">
                <text:p>1739</text:p>
              </table:table-cell>
              <table:table-cell office:value-type="float" office:value="8.724457">
                <text:p>8.724457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41">
                <text:p>1741</text:p>
              </table:table-cell>
              <table:table-cell office:value-type="float" office:value="8.41564">
                <text:p>8.4156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43">
                <text:p>1743</text:p>
              </table:table-cell>
              <table:table-cell office:value-type="float" office:value="8.365615">
                <text:p>8.36561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45">
                <text:p>1745</text:p>
              </table:table-cell>
              <table:table-cell office:value-type="float" office:value="8.670757">
                <text:p>8.67075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747">
                <text:p>1747</text:p>
              </table:table-cell>
              <table:table-cell office:value-type="float" office:value="8.533861">
                <text:p>8.53386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749">
                <text:p>1749</text:p>
              </table:table-cell>
              <table:table-cell office:value-type="float" office:value="8.584969">
                <text:p>8.584969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751">
                <text:p>1751</text:p>
              </table:table-cell>
              <table:table-cell office:value-type="float" office:value="8.535458">
                <text:p>8.53545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753">
                <text:p>1753</text:p>
              </table:table-cell>
              <table:table-cell office:value-type="float" office:value="8.501332">
                <text:p>8.501332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755">
                <text:p>1755</text:p>
              </table:table-cell>
              <table:table-cell office:value-type="float" office:value="8.566423">
                <text:p>8.56642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57">
                <text:p>1757</text:p>
              </table:table-cell>
              <table:table-cell office:value-type="float" office:value="8.542257">
                <text:p>8.54225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759">
                <text:p>1759</text:p>
              </table:table-cell>
              <table:table-cell office:value-type="float" office:value="8.708597">
                <text:p>8.70859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761">
                <text:p>1761</text:p>
              </table:table-cell>
              <table:table-cell office:value-type="float" office:value="8.836459">
                <text:p>8.83645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763">
                <text:p>1763</text:p>
              </table:table-cell>
              <table:table-cell office:value-type="float" office:value="8.922481">
                <text:p>8.92248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765">
                <text:p>1765</text:p>
              </table:table-cell>
              <table:table-cell office:value-type="float" office:value="9.162349">
                <text:p>9.16234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767">
                <text:p>1767</text:p>
              </table:table-cell>
              <table:table-cell office:value-type="float" office:value="8.807911">
                <text:p>8.80791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769">
                <text:p>1769</text:p>
              </table:table-cell>
              <table:table-cell office:value-type="float" office:value="8.805284">
                <text:p>8.80528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771">
                <text:p>1771</text:p>
              </table:table-cell>
              <table:table-cell office:value-type="float" office:value="8.908969">
                <text:p>8.908969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773">
                <text:p>1773</text:p>
              </table:table-cell>
              <table:table-cell office:value-type="float" office:value="9.251662">
                <text:p>9.251662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775">
                <text:p>1775</text:p>
              </table:table-cell>
              <table:table-cell office:value-type="float" office:value="9.014263">
                <text:p>9.01426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777">
                <text:p>1777</text:p>
              </table:table-cell>
              <table:table-cell office:value-type="float" office:value="9.117886">
                <text:p>9.11788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779">
                <text:p>1779</text:p>
              </table:table-cell>
              <table:table-cell office:value-type="float" office:value="8.704757">
                <text:p>8.70475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781">
                <text:p>1781</text:p>
              </table:table-cell>
              <table:table-cell office:value-type="float" office:value="8.77523">
                <text:p>8.7752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783">
                <text:p>1783</text:p>
              </table:table-cell>
              <table:table-cell office:value-type="float" office:value="9.200147">
                <text:p>9.20014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785">
                <text:p>1785</text:p>
              </table:table-cell>
              <table:table-cell office:value-type="float" office:value="9.193518">
                <text:p>9.19351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787">
                <text:p>1787</text:p>
              </table:table-cell>
              <table:table-cell office:value-type="float" office:value="8.689392">
                <text:p>8.68939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789">
                <text:p>1789</text:p>
              </table:table-cell>
              <table:table-cell office:value-type="float" office:value="9.399636">
                <text:p>9.399636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791">
                <text:p>1791</text:p>
              </table:table-cell>
              <table:table-cell office:value-type="float" office:value="9.279843">
                <text:p>9.27984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793">
                <text:p>1793</text:p>
              </table:table-cell>
              <table:table-cell office:value-type="float" office:value="9.305599">
                <text:p>9.30559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795">
                <text:p>1795</text:p>
              </table:table-cell>
              <table:table-cell office:value-type="float" office:value="8.999809">
                <text:p>8.99980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97">
                <text:p>1797</text:p>
              </table:table-cell>
              <table:table-cell office:value-type="float" office:value="8.703785">
                <text:p>8.703785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99">
                <text:p>1799</text:p>
              </table:table-cell>
              <table:table-cell office:value-type="float" office:value="8.712049">
                <text:p>8.712049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801">
                <text:p>1801</text:p>
              </table:table-cell>
              <table:table-cell office:value-type="float" office:value="8.659046">
                <text:p>8.659046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803">
                <text:p>1803</text:p>
              </table:table-cell>
              <table:table-cell office:value-type="float" office:value="9.047465">
                <text:p>9.04746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805">
                <text:p>1805</text:p>
              </table:table-cell>
              <table:table-cell office:value-type="float" office:value="8.658247">
                <text:p>8.65824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807">
                <text:p>1807</text:p>
              </table:table-cell>
              <table:table-cell office:value-type="float" office:value="9.062525">
                <text:p>9.06252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809">
                <text:p>1809</text:p>
              </table:table-cell>
              <table:table-cell office:value-type="float" office:value="9.34787">
                <text:p>9.3478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811">
                <text:p>1811</text:p>
              </table:table-cell>
              <table:table-cell office:value-type="float" office:value="10.078898">
                <text:p>10.07889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813">
                <text:p>1813</text:p>
              </table:table-cell>
              <table:table-cell office:value-type="float" office:value="10.846064">
                <text:p>10.84606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815">
                <text:p>1815</text:p>
              </table:table-cell>
              <table:table-cell office:value-type="float" office:value="10.631781">
                <text:p>10.63178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817">
                <text:p>1817</text:p>
              </table:table-cell>
              <table:table-cell office:value-type="float" office:value="11.469727">
                <text:p>11.46972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819">
                <text:p>1819</text:p>
              </table:table-cell>
              <table:table-cell office:value-type="float" office:value="10.368163">
                <text:p>10.36816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821">
                <text:p>1821</text:p>
              </table:table-cell>
              <table:table-cell office:value-type="float" office:value="10.700444">
                <text:p>10.70044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823">
                <text:p>1823</text:p>
              </table:table-cell>
              <table:table-cell office:value-type="float" office:value="9.963075">
                <text:p>9.96307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825">
                <text:p>1825</text:p>
              </table:table-cell>
              <table:table-cell office:value-type="float" office:value="9.301662">
                <text:p>9.30166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827">
                <text:p>1827</text:p>
              </table:table-cell>
              <table:table-cell office:value-type="float" office:value="26.844219">
                <text:p>26.84421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829">
                <text:p>1829</text:p>
              </table:table-cell>
              <table:table-cell office:value-type="float" office:value="9.63186">
                <text:p>9.6318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831">
                <text:p>1831</text:p>
              </table:table-cell>
              <table:table-cell office:value-type="float" office:value="9.885641">
                <text:p>9.88564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833">
                <text:p>1833</text:p>
              </table:table-cell>
              <table:table-cell office:value-type="float" office:value="10.141674">
                <text:p>10.14167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835">
                <text:p>1835</text:p>
              </table:table-cell>
              <table:table-cell office:value-type="float" office:value="9.77869">
                <text:p>9.7786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37">
                <text:p>1837</text:p>
              </table:table-cell>
              <table:table-cell office:value-type="float" office:value="9.973883">
                <text:p>9.97388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39">
                <text:p>1839</text:p>
              </table:table-cell>
              <table:table-cell office:value-type="float" office:value="9.93431">
                <text:p>9.9343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41">
                <text:p>1841</text:p>
              </table:table-cell>
              <table:table-cell office:value-type="float" office:value="9.705119">
                <text:p>9.70511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843">
                <text:p>1843</text:p>
              </table:table-cell>
              <table:table-cell office:value-type="float" office:value="9.81353">
                <text:p>9.8135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845">
                <text:p>1845</text:p>
              </table:table-cell>
              <table:table-cell office:value-type="float" office:value="9.296126">
                <text:p>9.29612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847">
                <text:p>1847</text:p>
              </table:table-cell>
              <table:table-cell office:value-type="float" office:value="9.160513">
                <text:p>9.16051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849">
                <text:p>1849</text:p>
              </table:table-cell>
              <table:table-cell office:value-type="float" office:value="10.224425">
                <text:p>10.22442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851">
                <text:p>1851</text:p>
              </table:table-cell>
              <table:table-cell office:value-type="float" office:value="9.416923">
                <text:p>9.41692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853">
                <text:p>1853</text:p>
              </table:table-cell>
              <table:table-cell office:value-type="float" office:value="9.453162">
                <text:p>9.45316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855">
                <text:p>1855</text:p>
              </table:table-cell>
              <table:table-cell office:value-type="float" office:value="10.411655">
                <text:p>10.41165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857">
                <text:p>1857</text:p>
              </table:table-cell>
              <table:table-cell office:value-type="float" office:value="9.654877">
                <text:p>9.65487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859">
                <text:p>1859</text:p>
              </table:table-cell>
              <table:table-cell office:value-type="float" office:value="9.739597">
                <text:p>9.73959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861">
                <text:p>1861</text:p>
              </table:table-cell>
              <table:table-cell office:value-type="float" office:value="10.353866">
                <text:p>10.353866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863">
                <text:p>1863</text:p>
              </table:table-cell>
              <table:table-cell office:value-type="float" office:value="10.427808">
                <text:p>10.42780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865">
                <text:p>1865</text:p>
              </table:table-cell>
              <table:table-cell office:value-type="float" office:value="10.457116">
                <text:p>10.45711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867">
                <text:p>1867</text:p>
              </table:table-cell>
              <table:table-cell office:value-type="float" office:value="10.477048">
                <text:p>10.47704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869">
                <text:p>1869</text:p>
              </table:table-cell>
              <table:table-cell office:value-type="float" office:value="10.446689">
                <text:p>10.44668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871">
                <text:p>1871</text:p>
              </table:table-cell>
              <table:table-cell office:value-type="float" office:value="10.122706">
                <text:p>10.12270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73">
                <text:p>1873</text:p>
              </table:table-cell>
              <table:table-cell office:value-type="float" office:value="10.368361">
                <text:p>10.36836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75">
                <text:p>1875</text:p>
              </table:table-cell>
              <table:table-cell office:value-type="float" office:value="10.477076">
                <text:p>10.47707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77">
                <text:p>1877</text:p>
              </table:table-cell>
              <table:table-cell office:value-type="float" office:value="10.821956">
                <text:p>10.82195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79">
                <text:p>1879</text:p>
              </table:table-cell>
              <table:table-cell office:value-type="float" office:value="10.923781">
                <text:p>10.92378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881">
                <text:p>1881</text:p>
              </table:table-cell>
              <table:table-cell office:value-type="float" office:value="10.786475">
                <text:p>10.786475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883">
                <text:p>1883</text:p>
              </table:table-cell>
              <table:table-cell office:value-type="float" office:value="10.938581">
                <text:p>10.93858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885">
                <text:p>1885</text:p>
              </table:table-cell>
              <table:table-cell office:value-type="float" office:value="10.845829">
                <text:p>10.84582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887">
                <text:p>1887</text:p>
              </table:table-cell>
              <table:table-cell office:value-type="float" office:value="10.901713">
                <text:p>10.90171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889">
                <text:p>1889</text:p>
              </table:table-cell>
              <table:table-cell office:value-type="float" office:value="10.752344">
                <text:p>10.75234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891">
                <text:p>1891</text:p>
              </table:table-cell>
              <table:table-cell office:value-type="float" office:value="10.859276">
                <text:p>10.85927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893">
                <text:p>1893</text:p>
              </table:table-cell>
              <table:table-cell office:value-type="float" office:value="10.854024">
                <text:p>10.854024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895">
                <text:p>1895</text:p>
              </table:table-cell>
              <table:table-cell office:value-type="float" office:value="11.030789">
                <text:p>11.03078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897">
                <text:p>1897</text:p>
              </table:table-cell>
              <table:table-cell office:value-type="float" office:value="10.934052">
                <text:p>10.93405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899">
                <text:p>1899</text:p>
              </table:table-cell>
              <table:table-cell office:value-type="float" office:value="11.153567">
                <text:p>11.15356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901">
                <text:p>1901</text:p>
              </table:table-cell>
              <table:table-cell office:value-type="float" office:value="11.124013">
                <text:p>11.12401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903">
                <text:p>1903</text:p>
              </table:table-cell>
              <table:table-cell office:value-type="float" office:value="10.90826">
                <text:p>10.90826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05">
                <text:p>1905</text:p>
              </table:table-cell>
              <table:table-cell office:value-type="float" office:value="11.014393">
                <text:p>11.01439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907">
                <text:p>1907</text:p>
              </table:table-cell>
              <table:table-cell office:value-type="float" office:value="10.715387">
                <text:p>10.715387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909">
                <text:p>1909</text:p>
              </table:table-cell>
              <table:table-cell office:value-type="float" office:value="10.508983">
                <text:p>10.50898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911">
                <text:p>1911</text:p>
              </table:table-cell>
              <table:table-cell office:value-type="float" office:value="10.481583">
                <text:p>10.48158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913">
                <text:p>1913</text:p>
              </table:table-cell>
              <table:table-cell office:value-type="float" office:value="10.72858">
                <text:p>10.7285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915">
                <text:p>1915</text:p>
              </table:table-cell>
              <table:table-cell office:value-type="float" office:value="11.416382">
                <text:p>11.41638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917">
                <text:p>1917</text:p>
              </table:table-cell>
              <table:table-cell office:value-type="float" office:value="11.036159">
                <text:p>11.036159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919">
                <text:p>1919</text:p>
              </table:table-cell>
              <table:table-cell office:value-type="float" office:value="11.232189">
                <text:p>11.23218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921">
                <text:p>1921</text:p>
              </table:table-cell>
              <table:table-cell office:value-type="float" office:value="10.815596">
                <text:p>10.81559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923">
                <text:p>1923</text:p>
              </table:table-cell>
              <table:table-cell office:value-type="float" office:value="11.123025">
                <text:p>11.12302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25">
                <text:p>1925</text:p>
              </table:table-cell>
              <table:table-cell office:value-type="float" office:value="10.888953">
                <text:p>10.88895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27">
                <text:p>1927</text:p>
              </table:table-cell>
              <table:table-cell office:value-type="float" office:value="11.677655">
                <text:p>11.67765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29">
                <text:p>1929</text:p>
              </table:table-cell>
              <table:table-cell office:value-type="float" office:value="10.949937">
                <text:p>10.94993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931">
                <text:p>1931</text:p>
              </table:table-cell>
              <table:table-cell office:value-type="float" office:value="11.234448">
                <text:p>11.23444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933">
                <text:p>1933</text:p>
              </table:table-cell>
              <table:table-cell office:value-type="float" office:value="10.785304">
                <text:p>10.78530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935">
                <text:p>1935</text:p>
              </table:table-cell>
              <table:table-cell office:value-type="float" office:value="10.527539">
                <text:p>10.52753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937">
                <text:p>1937</text:p>
              </table:table-cell>
              <table:table-cell office:value-type="float" office:value="10.410602">
                <text:p>10.410602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939">
                <text:p>1939</text:p>
              </table:table-cell>
              <table:table-cell office:value-type="float" office:value="11.544625">
                <text:p>11.54462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941">
                <text:p>1941</text:p>
              </table:table-cell>
              <table:table-cell office:value-type="float" office:value="11.246254">
                <text:p>11.24625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943">
                <text:p>1943</text:p>
              </table:table-cell>
              <table:table-cell office:value-type="float" office:value="10.55856">
                <text:p>10.5585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45">
                <text:p>1945</text:p>
              </table:table-cell>
              <table:table-cell office:value-type="float" office:value="12.168513">
                <text:p>12.16851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47">
                <text:p>1947</text:p>
              </table:table-cell>
              <table:table-cell office:value-type="float" office:value="10.425163">
                <text:p>10.42516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49">
                <text:p>1949</text:p>
              </table:table-cell>
              <table:table-cell office:value-type="float" office:value="12.044429">
                <text:p>12.04442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51">
                <text:p>1951</text:p>
              </table:table-cell>
              <table:table-cell office:value-type="float" office:value="11.658645">
                <text:p>11.65864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53">
                <text:p>1953</text:p>
              </table:table-cell>
              <table:table-cell office:value-type="float" office:value="11.817691">
                <text:p>11.81769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955">
                <text:p>1955</text:p>
              </table:table-cell>
              <table:table-cell office:value-type="float" office:value="11.294184">
                <text:p>11.29418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57">
                <text:p>1957</text:p>
              </table:table-cell>
              <table:table-cell office:value-type="float" office:value="11.918178">
                <text:p>11.91817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59">
                <text:p>1959</text:p>
              </table:table-cell>
              <table:table-cell office:value-type="float" office:value="11.374468">
                <text:p>11.37446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61">
                <text:p>1961</text:p>
              </table:table-cell>
              <table:table-cell office:value-type="float" office:value="11.368548">
                <text:p>11.368548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63">
                <text:p>1963</text:p>
              </table:table-cell>
              <table:table-cell office:value-type="float" office:value="11.375518">
                <text:p>11.37551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965">
                <text:p>1965</text:p>
              </table:table-cell>
              <table:table-cell office:value-type="float" office:value="11.424187">
                <text:p>11.42418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967">
                <text:p>1967</text:p>
              </table:table-cell>
              <table:table-cell office:value-type="float" office:value="11.571404">
                <text:p>11.57140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969">
                <text:p>1969</text:p>
              </table:table-cell>
              <table:table-cell office:value-type="float" office:value="11.639658">
                <text:p>11.63965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971">
                <text:p>1971</text:p>
              </table:table-cell>
              <table:table-cell office:value-type="float" office:value="12.590614">
                <text:p>12.590614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973">
                <text:p>1973</text:p>
              </table:table-cell>
              <table:table-cell office:value-type="float" office:value="11.458398">
                <text:p>11.45839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975">
                <text:p>1975</text:p>
              </table:table-cell>
              <table:table-cell office:value-type="float" office:value="11.667621">
                <text:p>11.66762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977">
                <text:p>1977</text:p>
              </table:table-cell>
              <table:table-cell office:value-type="float" office:value="11.903883">
                <text:p>11.90388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979">
                <text:p>1979</text:p>
              </table:table-cell>
              <table:table-cell office:value-type="float" office:value="12.479455">
                <text:p>12.47945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981">
                <text:p>1981</text:p>
              </table:table-cell>
              <table:table-cell office:value-type="float" office:value="11.45492">
                <text:p>11.45492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983">
                <text:p>1983</text:p>
              </table:table-cell>
              <table:table-cell office:value-type="float" office:value="11.726594">
                <text:p>11.726594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985">
                <text:p>1985</text:p>
              </table:table-cell>
              <table:table-cell office:value-type="float" office:value="11.956257">
                <text:p>11.95625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987">
                <text:p>1987</text:p>
              </table:table-cell>
              <table:table-cell office:value-type="float" office:value="11.528865">
                <text:p>11.52886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989">
                <text:p>1989</text:p>
              </table:table-cell>
              <table:table-cell office:value-type="float" office:value="12.365353">
                <text:p>12.36535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991">
                <text:p>1991</text:p>
              </table:table-cell>
              <table:table-cell office:value-type="float" office:value="11.968136">
                <text:p>11.96813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993">
                <text:p>1993</text:p>
              </table:table-cell>
              <table:table-cell office:value-type="float" office:value="11.954504">
                <text:p>11.95450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995">
                <text:p>1995</text:p>
              </table:table-cell>
              <table:table-cell office:value-type="float" office:value="12.350508">
                <text:p>12.35050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997">
                <text:p>1997</text:p>
              </table:table-cell>
              <table:table-cell office:value-type="float" office:value="12.25693">
                <text:p>12.2569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999">
                <text:p>1999</text:p>
              </table:table-cell>
              <table:table-cell office:value-type="float" office:value="12.444245">
                <text:p>12.44424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001">
                <text:p>2001</text:p>
              </table:table-cell>
              <table:table-cell office:value-type="float" office:value="12.413365">
                <text:p>12.413365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003">
                <text:p>2003</text:p>
              </table:table-cell>
              <table:table-cell office:value-type="float" office:value="12.505101">
                <text:p>12.50510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005">
                <text:p>2005</text:p>
              </table:table-cell>
              <table:table-cell office:value-type="float" office:value="12.48482">
                <text:p>12.48482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007">
                <text:p>2007</text:p>
              </table:table-cell>
              <table:table-cell office:value-type="float" office:value="12.339651">
                <text:p>12.339651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009">
                <text:p>2009</text:p>
              </table:table-cell>
              <table:table-cell office:value-type="float" office:value="12.773289">
                <text:p>12.77328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011">
                <text:p>2011</text:p>
              </table:table-cell>
              <table:table-cell office:value-type="float" office:value="11.688688">
                <text:p>11.68868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2013">
                <text:p>2013</text:p>
              </table:table-cell>
              <table:table-cell office:value-type="float" office:value="11.812007">
                <text:p>11.812007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015">
                <text:p>2015</text:p>
              </table:table-cell>
              <table:table-cell office:value-type="float" office:value="11.585458">
                <text:p>11.58545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017">
                <text:p>2017</text:p>
              </table:table-cell>
              <table:table-cell office:value-type="float" office:value="11.96662">
                <text:p>11.9666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019">
                <text:p>2019</text:p>
              </table:table-cell>
              <table:table-cell office:value-type="float" office:value="12.3442">
                <text:p>12.344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021">
                <text:p>2021</text:p>
              </table:table-cell>
              <table:table-cell office:value-type="float" office:value="12.610495">
                <text:p>12.61049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2023">
                <text:p>2023</text:p>
              </table:table-cell>
              <table:table-cell office:value-type="float" office:value="12.201885">
                <text:p>12.20188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025">
                <text:p>2025</text:p>
              </table:table-cell>
              <table:table-cell office:value-type="float" office:value="12.615778">
                <text:p>12.61577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027">
                <text:p>2027</text:p>
              </table:table-cell>
              <table:table-cell office:value-type="float" office:value="12.582156">
                <text:p>12.582156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029">
                <text:p>2029</text:p>
              </table:table-cell>
              <table:table-cell office:value-type="float" office:value="12.280743">
                <text:p>12.280743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031">
                <text:p>2031</text:p>
              </table:table-cell>
              <table:table-cell office:value-type="float" office:value="12.374693">
                <text:p>12.374693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2033">
                <text:p>2033</text:p>
              </table:table-cell>
              <table:table-cell office:value-type="float" office:value="12.300395">
                <text:p>12.30039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2035">
                <text:p>2035</text:p>
              </table:table-cell>
              <table:table-cell office:value-type="float" office:value="12.376751">
                <text:p>12.376751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037">
                <text:p>2037</text:p>
              </table:table-cell>
              <table:table-cell office:value-type="float" office:value="12.552912">
                <text:p>12.552912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2039">
                <text:p>2039</text:p>
              </table:table-cell>
              <table:table-cell office:value-type="float" office:value="12.584184">
                <text:p>12.584184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041">
                <text:p>2041</text:p>
              </table:table-cell>
              <table:table-cell office:value-type="float" office:value="12.823789">
                <text:p>12.82378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2043">
                <text:p>2043</text:p>
              </table:table-cell>
              <table:table-cell office:value-type="float" office:value="12.980577">
                <text:p>12.980577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2045">
                <text:p>2045</text:p>
              </table:table-cell>
              <table:table-cell office:value-type="float" office:value="13.009271">
                <text:p>13.009271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047">
                <text:p>2047</text:p>
              </table:table-cell>
              <table:table-cell office:value-type="float" office:value="8.202439">
                <text:p>8.2024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40.641cm" svg:height="20.321cm" xlink:href=".." xlink:type="simple" chart:class="chart:scatter" chart:style-name="ch1">
        <chart:title svg:x="13.649cm" svg:y="0.542cm" chart:style-name="ch2">
          <text:p>Access time versus page count (100,000 trials, varying step sizes)</text:p>
        </chart:title>
        <chart:plot-area chart:style-name="ch3" svg:x="1.823cm" svg:y="1.727cm" svg:width="38.006cm" svg:height="17.207cm">
          <chart:coordinate-region svg:x="2.457cm" svg:y="1.926cm" svg:width="36.892cm" svg:height="16.361cm"/>
          <chart:axis chart:dimension="x" chart:name="primary-x" chart:style-name="ch4">
            <chart:title svg:x="20.319cm" svg:y="19.34cm" chart:style-name="ch2">
              <text:p><text:span text:style-name="T1">Pages</text:span></text:p>
            </chart:title>
          </chart:axis>
          <chart:axis chart:dimension="y" chart:name="primary-y" chart:style-name="ch5">
            <chart:title svg:x="0.451cm" svg:y="11.058cm" chart:style-name="ch6">
              <text:p><text:span text:style-name="T1">Time (ns)</text:span></text:p>
            </chart:title>
            <chart:grid chart:style-name="ch7" chart:class="major"/>
          </chart:axis>
          <chart:series chart:style-name="ch8" chart:values-cell-range-address="'16384 pages'.B2:'16384 pages'.B68" chart:label-cell-address="'16384 pages'.B1:'16384 pages'.B1" chart:class="chart:scatter">
            <chart:domain table:cell-range-address="'16384 pages'.A2:'16384 pages'.A68"/>
            <chart:data-point chart:repeated="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 (ns)</text:p>
                <draw:g>
                  <svg:desc>'16384 pages'.B1:'16384 page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16384 pages'.A2:'16384 pages'.A68</svg:desc>
                </draw:g>
              </table:table-cell>
              <table:table-cell office:value-type="float" office:value="7.19777">
                <text:p>7.19777</text:p>
                <draw:g>
                  <svg:desc>'16384 pages'.B2:'16384 pages'.B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33168">
                <text:p>6.331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284097">
                <text:p>6.2840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188767">
                <text:p>6.1887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69302">
                <text:p>5.693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513647">
                <text:p>5.5136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.298093">
                <text:p>6.2980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.738574">
                <text:p>6.7385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903108">
                <text:p>6.9031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.722724">
                <text:p>7.7227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.302145">
                <text:p>7.3021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.204597">
                <text:p>7.2045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.149924">
                <text:p>7.1499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.268563">
                <text:p>7.2685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.609728">
                <text:p>6.6097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.496862">
                <text:p>6.4968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.611195">
                <text:p>6.6111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.609881">
                <text:p>6.6098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9.261143">
                <text:p>9.261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.600278">
                <text:p>6.6002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.853142">
                <text:p>6.8531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.489719">
                <text:p>7.4897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.505576">
                <text:p>6.5055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.746517">
                <text:p>7.7465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.690846">
                <text:p>7.6908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.52185">
                <text:p>9.521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6.56021">
                <text:p>6.560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.039476">
                <text:p>9.0394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.711082">
                <text:p>7.7110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.480031">
                <text:p>6.4800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6.50912">
                <text:p>6.509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.464365">
                <text:p>7.46436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">
                <text:p>40</text:p>
              </table:table-cell>
              <table:table-cell office:value-type="float" office:value="6.967151">
                <text:p>6.9671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7.15887">
                <text:p>7.158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9.207142">
                <text:p>9.2071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">
                <text:p>64</text:p>
              </table:table-cell>
              <table:table-cell office:value-type="float" office:value="7.986182">
                <text:p>7.9861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">
                <text:p>80</text:p>
              </table:table-cell>
              <table:table-cell office:value-type="float" office:value="7.90985">
                <text:p>7.909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6">
                <text:p>96</text:p>
              </table:table-cell>
              <table:table-cell office:value-type="float" office:value="7.810046">
                <text:p>7.8100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2">
                <text:p>112</text:p>
              </table:table-cell>
              <table:table-cell office:value-type="float" office:value="8.090034">
                <text:p>8.0900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8">
                <text:p>128</text:p>
              </table:table-cell>
              <table:table-cell office:value-type="float" office:value="10.525649">
                <text:p>10.5256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0">
                <text:p>160</text:p>
              </table:table-cell>
              <table:table-cell office:value-type="float" office:value="8.175211">
                <text:p>8.1752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2">
                <text:p>192</text:p>
              </table:table-cell>
              <table:table-cell office:value-type="float" office:value="8.126706">
                <text:p>8.12670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24">
                <text:p>224</text:p>
              </table:table-cell>
              <table:table-cell office:value-type="float" office:value="8.137965">
                <text:p>8.1379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6">
                <text:p>256</text:p>
              </table:table-cell>
              <table:table-cell office:value-type="float" office:value="8.422586">
                <text:p>8.4225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0">
                <text:p>320</text:p>
              </table:table-cell>
              <table:table-cell office:value-type="float" office:value="8.138787">
                <text:p>8.1387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84">
                <text:p>384</text:p>
              </table:table-cell>
              <table:table-cell office:value-type="float" office:value="8.627906">
                <text:p>8.62790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48">
                <text:p>448</text:p>
              </table:table-cell>
              <table:table-cell office:value-type="float" office:value="8.118516">
                <text:p>8.1185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2">
                <text:p>512</text:p>
              </table:table-cell>
              <table:table-cell office:value-type="float" office:value="8.200004">
                <text:p>8.2000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0">
                <text:p>640</text:p>
              </table:table-cell>
              <table:table-cell office:value-type="float" office:value="8.054243">
                <text:p>8.05424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68">
                <text:p>768</text:p>
              </table:table-cell>
              <table:table-cell office:value-type="float" office:value="8.071912">
                <text:p>8.0719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96">
                <text:p>896</text:p>
              </table:table-cell>
              <table:table-cell office:value-type="float" office:value="8.081597">
                <text:p>8.0815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4">
                <text:p>1024</text:p>
              </table:table-cell>
              <table:table-cell office:value-type="float" office:value="8.151882">
                <text:p>8.1518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80">
                <text:p>1280</text:p>
              </table:table-cell>
              <table:table-cell office:value-type="float" office:value="8.127713">
                <text:p>8.1277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36">
                <text:p>1536</text:p>
              </table:table-cell>
              <table:table-cell office:value-type="float" office:value="8.050479">
                <text:p>8.0504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92">
                <text:p>1792</text:p>
              </table:table-cell>
              <table:table-cell office:value-type="float" office:value="9.240381">
                <text:p>9.2403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48">
                <text:p>2048</text:p>
              </table:table-cell>
              <table:table-cell office:value-type="float" office:value="8.285674">
                <text:p>8.2856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560">
                <text:p>2560</text:p>
              </table:table-cell>
              <table:table-cell office:value-type="float" office:value="15.894896">
                <text:p>15.89489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72">
                <text:p>3072</text:p>
              </table:table-cell>
              <table:table-cell office:value-type="float" office:value="16.282722">
                <text:p>16.2827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584">
                <text:p>3584</text:p>
              </table:table-cell>
              <table:table-cell office:value-type="float" office:value="16.259137">
                <text:p>16.2591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96">
                <text:p>4096</text:p>
              </table:table-cell>
              <table:table-cell office:value-type="float" office:value="16.39584">
                <text:p>16.3958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120">
                <text:p>5120</text:p>
              </table:table-cell>
              <table:table-cell office:value-type="float" office:value="16.399759">
                <text:p>16.39975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44">
                <text:p>6144</text:p>
              </table:table-cell>
              <table:table-cell office:value-type="float" office:value="16.419405">
                <text:p>16.4194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168">
                <text:p>7168</text:p>
              </table:table-cell>
              <table:table-cell office:value-type="float" office:value="16.429763">
                <text:p>16.4297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92">
                <text:p>8192</text:p>
              </table:table-cell>
              <table:table-cell office:value-type="float" office:value="16.401147">
                <text:p>16.4011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40">
                <text:p>10240</text:p>
              </table:table-cell>
              <table:table-cell office:value-type="float" office:value="16.407548">
                <text:p>16.4075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288">
                <text:p>12288</text:p>
              </table:table-cell>
              <table:table-cell office:value-type="float" office:value="16.417717">
                <text:p>16.4177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336">
                <text:p>14336</text:p>
              </table:table-cell>
              <table:table-cell office:value-type="float" office:value="16.446619">
                <text:p>16.4466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